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Normal_32_4_32_3" style:data-style-name="N0">
      <style:table-cell-properties fo:border-top="none" fo:border-bottom="thin solid #000000" fo:border-left="none" fo:border-right="none" style:vertical-align="automatic" fo:wrap-option="wrap" fo:background-color="#FFFFFF"/>
      <style:text-properties style:font-name="Arial" style:font-name-asian="Arial" style:font-name-complex="Arial" fo:font-size="8pt" style:font-size-asian="8pt" style:font-size-complex="8pt"/>
    </style:style>
    <style:style style:name="ce3" style:family="table-cell" style:parent-style-name="Normal_32_4_32_3" style:data-style-name="N0">
      <style:table-cell-properties fo:border-top="none" fo:border-bottom="thin solid #000000" fo:border-left="thin solid #BFBFBF" fo:border-right="thin solid #BFBFBF" style:vertical-align="middle" fo:wrap-option="wrap" fo:background-color="#FFFFFF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4" style:family="table-cell" style:parent-style-name="Normal_32_3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5" style:family="table-cell" style:parent-style-name="Normal_32_4_32_3" style:data-style-name="N0">
      <style:table-cell-properties style:vertical-align="automatic" fo:wrap-option="wrap" fo:background-color="transparent"/>
    </style:style>
    <style:style style:name="ce6" style:family="table-cell" style:parent-style-name="Normal_32_4_32_3" style:data-style-name="N0">
      <style:table-cell-properties fo:border-top="thin dotted #BFBFBF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7" style:family="table-cell" style:parent-style-name="Normal_32_4_32_3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8" style:family="table-cell" style:parent-style-name="Normal_32_3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9" style:family="table-cell" style:parent-style-name="Normal_32_3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0" style:family="table-cell" style:parent-style-name="Porcentaje_32_3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1" style:family="table-cell" style:parent-style-name="Normal_32_3" style:data-style-name="N19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2" style:family="table-cell" style:parent-style-name="Normal_32_4_32_3" style:data-style-name="N0">
      <style:table-cell-properties style:vertical-align="automatic" fo:background-color="transparent"/>
      <style:text-properties fo:font-size="8pt" style:font-size-asian="8pt" style:font-size-complex="8pt"/>
    </style:style>
    <style:style style:name="ce13" style:family="table-cell" style:parent-style-name="Normal_32_3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4" style:family="table-cell" style:parent-style-name="Normal_32_3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5" style:family="table-cell" style:parent-style-name="Porcentaje_32_3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6" style:family="table-cell" style:parent-style-name="Normal_32_3" style:data-style-name="N19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7" style:family="table-cell" style:parent-style-name="Normal_32_3" style:data-style-name="N19">
      <style:table-cell-properties fo:border-top="thin dotted #BFBFBF" fo:border-bottom="none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8" style:family="table-cell" style:parent-style-name="Normal_32_4_32_3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9" style:family="table-cell" style:parent-style-name="Normal_32_4_32_3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70C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0" style:family="table-cell" style:parent-style-name="Normal_32_4_32_3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B05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1" style:family="table-cell" style:parent-style-name="Normal_32_4_32_3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7030A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2" style:family="table-cell" style:parent-style-name="Normal_32_3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BF8F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3" style:family="table-cell" style:parent-style-name="Normal_32_3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4" style:family="table-cell" style:parent-style-name="Porcentaje_32_3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5" style:family="table-cell" style:parent-style-name="Hiperv_237_nculo_32_3" style:data-style-name="N0">
      <style:text-properties fo:color="#0563C1" style:text-underline-style="solid" style:text-underline-type="single"/>
    </style:style>
    <style:style style:name="ce26" style:family="table-cell" style:parent-style-name="Default" style:data-style-name="N0">
      <style:table-cell-properties fo:background-color="transparent"/>
    </style:style>
    <style:style style:name="ce27" style:family="table-cell" style:parent-style-name="Normal_32_4_32_4" style:data-style-name="N0">
      <style:table-cell-properties fo:border-top="none" fo:border-bottom="thin solid #000000" fo:border-left="none" fo:border-right="none" style:vertical-align="automatic" fo:background-color="#FFFFFF"/>
      <style:text-properties style:font-name="Arial" style:font-name-asian="Arial" style:font-name-complex="Arial" fo:font-size="8pt" style:font-size-asian="8pt" style:font-size-complex="8pt"/>
    </style:style>
    <style:style style:name="ce28" style:family="table-cell" style:parent-style-name="Normal_32_4_32_4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9" style:family="table-cell" style:parent-style-name="Normal_32_4_32_4" style:data-style-name="N0">
      <style:table-cell-properties style:vertical-align="automatic" fo:background-color="transparent"/>
    </style:style>
    <style:style style:name="ce30" style:family="table-cell" style:parent-style-name="Normal_32_4_32_4" style:data-style-name="N0">
      <style:table-cell-properties fo:border-top="thin solid #000000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31" style:family="table-cell" style:parent-style-name="Normal_32_4_32_4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32" style:family="table-cell" style:parent-style-name="Porcentaje_32_4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33" style:family="table-cell" style:parent-style-name="Normal_32_4_32_4" style:data-style-name="N19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34" style:family="table-cell" style:parent-style-name="Normal_32_4_32_4" style:data-style-name="N0">
      <style:table-cell-properties fo:border-top="thin dotted #BFBFBF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35" style:family="table-cell" style:parent-style-name="Normal_32_4_32_4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6" style:family="table-cell" style:parent-style-name="Normal_32_4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7" style:family="table-cell" style:parent-style-name="Porcentaje_32_4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8" style:family="table-cell" style:parent-style-name="Normal_32_4_32_4" style:data-style-name="N19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9" style:family="table-cell" style:parent-style-name="Normal_32_4_32_4" style:data-style-name="N0">
      <style:table-cell-properties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6pt" style:font-size-asian="6pt" style:font-size-complex="6pt"/>
    </style:style>
    <style:style style:name="ce40" style:family="table-cell" style:parent-style-name="Normal_32_4_32_4" style:data-style-name="N0">
      <style:table-cell-properties style:vertical-align="automatic" fo:wrap-option="wrap" fo:background-color="transparent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41" style:family="table-cell" style:parent-style-name="Porcentaje_32_4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42" style:family="table-cell" style:parent-style-name="Normal_32_4_32_4" style:data-style-name="N0">
      <style:table-cell-properties style:vertical-align="automatic" fo:wrap-option="wrap" fo:background-color="transparent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43" style:family="table-cell" style:parent-style-name="Porcentaje_32_4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44" style:family="table-cell" style:parent-style-name="Normal_32_4_32_4" style:data-style-name="N0">
      <style:table-cell-properties style:vertical-align="automatic" fo:background-color="transparent"/>
      <style:text-properties style:font-name="Arial" style:font-name-asian="Arial" style:font-name-complex="Arial" fo:font-size="6pt" style:font-size-asian="6pt" style:font-size-complex="6pt"/>
    </style:style>
    <style:style style:name="ce45" style:family="table-cell" style:parent-style-name="Normal_32_4_32_4" style:data-style-name="N0">
      <style:table-cell-properties fo:border-top="2pt solid #000000" fo:border-bottom="thin dotted #BFBFBF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6" style:family="table-cell" style:parent-style-name="Normal_32_4_32_4" style:data-style-name="N3">
      <style:table-cell-properties fo:border-top="2pt solid #000000" fo:border-bottom="thin dotted #BFBFBF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7" style:family="table-cell" style:parent-style-name="Porcentaje_32_4" style:data-style-name="N36">
      <style:table-cell-properties fo:border-top="2pt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8" style:family="table-cell" style:parent-style-name="Normal_32_4_32_4" style:data-style-name="N0">
      <style:table-cell-properties fo:border-top="thin dotted #BFBFBF" fo:border-bottom="thin dotted #BFBFBF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9" style:family="table-cell" style:parent-style-name="Normal_32_4_32_4" style:data-style-name="N3">
      <style:table-cell-properties fo:border-top="thin dotted #BFBFBF" fo:border-bottom="thin dotted #BFBFBF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0" style:family="table-cell" style:parent-style-name="Porcentaje_32_4" style:data-style-name="N36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1" style:family="table-cell" style:parent-style-name="Normal_32_4_32_4" style:data-style-name="N0">
      <style:table-cell-properties fo:border-top="thin dotted #BFBFBF" fo:border-bottom="thin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2" style:family="table-cell" style:parent-style-name="Normal_32_4_32_4" style:data-style-name="N3">
      <style:table-cell-properties fo:border-top="thin dotted #BFBFBF" fo:border-bottom="thin solid #000000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3" style:family="table-cell" style:parent-style-name="Porcentaje_32_4" style:data-style-name="N36">
      <style:table-cell-properties fo:border-top="thin dotted #BFBFBF" fo:border-bottom="thin solid #000000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4" style:family="table-cell" style:parent-style-name="Normal_32_4_32_4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ce55" style:family="table-cell" style:parent-style-name="Normal_32_4_32_4" style:data-style-name="N0">
      <style:table-cell-properties fo:border-top="none" fo:border-bottom="2pt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6" style:family="table-cell" style:parent-style-name="Normal_32_4_32_4" style:data-style-name="N3">
      <style:table-cell-properties fo:border-top="none" fo:border-bottom="2pt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7" style:family="table-cell" style:parent-style-name="Porcentaje_32_4" style:data-style-name="N36">
      <style:table-cell-properties fo:border-top="none" fo:border-bottom="2pt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8" style:family="table-cell" style:parent-style-name="Porcentaje_32_4" style:data-style-name="N36"/>
    <style:style style:name="ce59" style:family="table-cell" style:parent-style-name="Normal_32_4_32_4" style:data-style-name="N0">
      <style:table-cell-properties fo:border-top="none" fo:border-bottom="thin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60" style:family="table-cell" style:parent-style-name="Normal_32_5" style:data-style-name="N0">
      <style:table-cell-properties style:vertical-align="automatic" fo:background-color="transparent"/>
    </style:style>
    <style:style style:name="ce61" style:family="table-cell" style:parent-style-name="Normal_32_5" style:data-style-name="N0">
      <style:table-cell-properties fo:border-top="thin solid #000000" fo:border-bottom="2pt solid #000000" fo:border-left="thin solid #BFBFBF" fo:border-right="thin solid #BFBFBF"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62" style:family="table-cell" style:parent-style-name="Normal_32_5" style:data-style-name="N0">
      <style:table-cell-properties fo:border-top="none" fo:border-bottom="thin dotted #BFBFBF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9pt" style:font-size-asian="9pt" style:font-size-complex="9pt"/>
    </style:style>
    <style:style style:name="ce63" style:family="table-cell" style:parent-style-name="Normal_32_4_32_4" style:data-style-name="N3">
      <style:table-cell-properties fo:border-top="none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64" style:family="table-cell" style:parent-style-name="Porcentaje_32_4" style:data-style-name="N36">
      <style:table-cell-properties fo:border-top="none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65" style:family="table-cell" style:parent-style-name="Normal_32_5" style:data-style-name="N0">
      <style:table-cell-properties fo:border-top="thin dotted #BFBFBF" fo:border-bottom="thin dotted #BFBFBF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9pt" style:font-size-asian="9pt" style:font-size-complex="9pt"/>
    </style:style>
    <style:style style:name="ce66" style:family="table-cell" style:parent-style-name="Normal_32_4_32_4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67" style:family="table-cell" style:parent-style-name="Normal_32_5" style:data-style-name="N0">
      <style:table-cell-properties fo:border-top="thin dotted #BFBFBF" fo:border-bottom="thin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9pt" style:font-size-asian="9pt" style:font-size-complex="9pt"/>
    </style:style>
    <style:style style:name="ce68" style:family="table-cell" style:parent-style-name="Normal_32_5" style:data-style-name="N0">
      <style:table-cell-properties fo:border-top="thin solid #000000" fo:border-bottom="thin solid #000000" fo:border-left="none" fo:border-right="none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69" style:family="table-cell" style:parent-style-name="Normal_32_5" style:data-style-name="N3">
      <style:table-cell-properties fo:border-top="thin solid #000000" fo:border-bottom="thin solid #000000" fo:border-left="thin solid #BFBFBF" fo:border-right="thin solid #BFBFBF" style:vertical-align="middle" fo:wrap-option="wrap" fo:background-color="transparent" style:repeat-content="false"/>
      <style:paragraph-properties fo:text-align="end" fo:margin-right="0.353cm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70" style:family="table-cell" style:parent-style-name="Normal_32_5" style:data-style-name="N14">
      <style:table-cell-properties fo:border-top="thin solid #000000" fo:border-bottom="thin solid #000000" fo:border-left="thin solid #BFBFBF" fo:border-right="thin solid #BFBFBF" style:vertical-align="middle" fo:wrap-option="wrap" fo:background-color="transparent" style:repeat-content="false"/>
      <style:paragraph-properties fo:text-align="end" fo:margin-right="0.353cm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71" style:family="table-cell" style:parent-style-name="Default" style:data-style-name="N0">
      <style:table-cell-properties fo:border-top="none" fo:border-bottom="2pt solid #000000" fo:border-left="none" fo:border-right="thin solid #BFBFBF" fo:background-color="transparent"/>
    </style:style>
    <style:style style:name="ce72" style:family="table-cell" style:parent-style-name="Normal_32_5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73" style:family="table-cell" style:parent-style-name="Normal_32_5" style:data-style-name="N0">
      <style:table-cell-properties fo:border-top="none" fo:border-bottom="thin solid #000000" fo:border-left="thin solid #BFBFBF" fo:border-right="none"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74" style:family="table-cell" style:parent-style-name="Normal_32_5" style:data-style-name="N0">
      <style:table-cell-properties fo:border-top="none" fo:border-bottom="thin solid #000000" fo:border-left="none" fo:border-right="none" style:vertical-align="automatic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75" style:family="table-cell" style:parent-style-name="Normal_32_5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76" style:family="table-cell" style:parent-style-name="Normal_32_5" style:data-style-name="N0">
      <style:table-cell-properties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77" style:family="table-cell" style:parent-style-name="Normal_32_5" style:data-style-name="N0">
      <style:table-cell-properties style:vertical-align="top" fo:background-color="transparent" style:repeat-content="false"/>
      <style:paragraph-properties fo:text-align="start" fo:margin-left="0cm" style:writing-mode="lr"/>
      <style:text-properties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78" style:family="table-cell" style:parent-style-name="Normal_32_5" style:data-style-name="N0">
      <style:table-cell-properties fo:border-top="thin solid #000000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79" style:family="table-cell" style:parent-style-name="Normal_32_5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80" style:family="table-cell" style:parent-style-name="Normal_32_5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81" style:family="table-cell" style:parent-style-name="Normal_32_5" style:data-style-name="N19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82" style:family="table-cell" style:parent-style-name="Normal_32_5" style:data-style-name="N0">
      <style:table-cell-properties fo:border-top="thin dotted #BFBFBF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83" style:family="table-cell" style:parent-style-name="Normal_32_5" style:data-style-name="N0">
      <style:table-cell-properties fo:border-top="thin dotted #BFBFBF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84" style:family="table-cell" style:parent-style-name="Normal_32_5" style:data-style-name="N0">
      <style:table-cell-properties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85" style:family="table-cell" style:parent-style-name="Normal_32_5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86" style:family="table-cell" style:parent-style-name="Normal_32_5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87" style:family="table-cell" style:parent-style-name="Porcentaje_32_4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8pt" style:font-size-asian="8pt" style:font-size-complex="8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T3" style:family="text" style:parent-style-name="Default">
      <style:text-properties fo:color="#000000" style:text-line-through-style="none" style:font-name="Arial" style:font-name-asian="Arial" style:font-name-complex="Arial" fo:font-size="6pt" style:font-size-asian="6pt" style:font-size-complex="6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co1" style:family="table-column">
      <style:table-column-properties fo:break-before="auto" style:column-width="3.38666666666667cm" style:use-optimal-column-width="true"/>
    </style:style>
    <style:style style:name="co2" style:family="table-column">
      <style:table-column-properties fo:break-before="auto" style:column-width="3.095625cm"/>
    </style:style>
    <style:style style:name="co3" style:family="table-column">
      <style:table-column-properties fo:break-before="auto" style:column-width="2.19604166666667cm" style:use-optimal-column-width="true"/>
    </style:style>
    <style:style style:name="co4" style:family="table-column">
      <style:table-column-properties fo:break-before="auto" style:column-width="2.11666666666667cm"/>
    </style:style>
    <style:style style:name="co5" style:family="table-column">
      <style:table-column-properties fo:break-before="auto" style:column-width="3.12208333333333cm"/>
    </style:style>
    <style:style style:name="co6" style:family="table-column">
      <style:table-column-properties fo:break-before="auto" style:column-width="3.62479166666667cm"/>
    </style:style>
    <style:style style:name="co7" style:family="table-column">
      <style:table-column-properties fo:break-before="auto" style:column-width="2.80458333333333cm" style:use-optimal-column-width="true"/>
    </style:style>
    <style:style style:name="co8" style:family="table-column">
      <style:table-column-properties fo:break-before="auto" style:column-width="2.35479166666667cm"/>
    </style:style>
    <style:style style:name="ro1" style:family="table-row">
      <style:table-row-properties style:row-height="33.75pt" style:use-optimal-row-height="true" fo:break-before="auto"/>
    </style:style>
    <style:style style:name="ro2" style:family="table-row">
      <style:table-row-properties style:row-height="13.5pt" style:use-optimal-row-height="false" fo:break-before="auto"/>
    </style:style>
    <style:style style:name="ro3" style:family="table-row">
      <style:table-row-properties style:row-height="11.25pt" style:use-optimal-row-height="true" fo:break-before="auto"/>
    </style:style>
    <style:style style:name="ro4" style:family="table-row">
      <style:table-row-properties style:row-height="34.5pt" style:use-optimal-row-height="false" fo:break-before="auto"/>
    </style:style>
    <style:style style:name="ro5" style:family="table-row">
      <style:table-row-properties style:row-height="15pt" style:use-optimal-row-height="true" fo:break-before="auto"/>
    </style:style>
    <style:style style:name="ro6" style:family="table-row">
      <style:table-row-properties style:row-height="65.25pt" style:use-optimal-row-height="true" fo:break-before="auto"/>
    </style:style>
    <style:style style:name="ro7" style:family="table-row">
      <style:table-row-properties style:row-height="29.25pt" style:use-optimal-row-height="false" fo:break-before="auto"/>
    </style:style>
    <style:style style:name="ro8" style:family="table-row">
      <style:table-row-properties style:row-height="33pt" style:use-optimal-row-height="true" fo:break-before="auto"/>
    </style:style>
    <style:style style:name="ro9" style:family="table-row">
      <style:table-row-properties style:row-height="33pt" style:use-optimal-row-height="false" fo:break-before="auto"/>
    </style:style>
    <style:style style:name="ro10" style:family="table-row">
      <style:table-row-properties style:row-height="15pt" style:use-optimal-row-height="false" fo:break-before="auto"/>
    </style:style>
    <style:style style:name="ro11" style:family="table-row">
      <style:table-row-properties style:row-height="48.75pt" style:use-optimal-row-height="true" fo:break-before="auto"/>
    </style:style>
    <style:style style:name="ro12" style:family="table-row">
      <style:table-row-properties style:row-height="24pt" style:use-optimal-row-height="true" fo:break-before="auto"/>
    </style:style>
    <style:style style:name="ro13" style:family="table-row">
      <style:table-row-properties style:row-height="51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omunicación" table:style-name="ta1">
        <table:table-column table:style-name="co1" table:default-cell-style-name="ce12"/>
        <table:table-column table:style-name="co2" table:number-columns-repeated="10" table:default-cell-style-name="ce12"/>
        <table:table-column table:style-name="co3" table:number-columns-repeated="11" table:default-cell-style-name="ce12"/>
        <table:table-column table:style-name="co4" table:number-columns-repeated="16362" table:default-cell-style-name="ce12"/>
        <table:table-row table:style-name="ro1">
          <table:table-cell table:style-name="ce2"/>
          <table:table-cell office:value-type="string" table:style-name="ce3">
            <text:p>Dosis entregadas Pfizer (1)</text:p>
          </table:table-cell>
          <table:table-cell office:value-type="string" table:style-name="ce4">
            <text:p>Dosis entregadas Pfizer pediátrica<text:span text:style-name="T1">(1)</text:span></text:p>
          </table:table-cell>
          <table:table-cell office:value-type="string" table:style-name="ce3">
            <text:p>Dosis entregadas Moderna (1)</text:p>
          </table:table-cell>
          <table:table-cell office:value-type="string" table:style-name="ce3">
            <text:p>Dosis entregadas AstraZeneca (1)</text:p>
          </table:table-cell>
          <table:table-cell office:value-type="string" table:style-name="ce3">
            <text:p>Dosis entregadas Janssen (1)</text:p>
          </table:table-cell>
          <table:table-cell office:value-type="string" table:style-name="ce3">
            <text:p>Total Dosis entregadas (1)</text:p>
          </table:table-cell>
          <table:table-cell office:value-type="string" table:style-name="ce3">
            <text:p>Dosis administradas (2)</text:p>
          </table:table-cell>
          <table:table-cell office:value-type="string" table:style-name="ce3">
            <text:p>% sobre entregadas</text:p>
          </table:table-cell>
          <table:table-cell office:value-type="string" table:style-name="ce3">
            <text:p>Nº Personas con al menos 1 dosis</text:p>
          </table:table-cell>
          <table:table-cell office:value-type="string" table:style-name="ce3">
            <text:p>Nº Personas vacunadas</text:p>
            <text:p>(pauta completada)</text:p>
          </table:table-cell>
          <table:table-cell office:value-type="string" table:style-name="ce4">
            <text:p>Nº Personas con dosis adicional</text:p>
          </table:table-cell>
          <table:table-cell office:value-type="string" table:style-name="ce3">
            <text:p>Fecha de la última vacuna registrada (2)</text:p>
          </table:table-cell>
          <table:table-cell table:number-columns-repeated="16371" table:style-name="ce5"/>
        </table:table-row>
        <table:table-row table:style-name="ro2">
          <table:table-cell office:value-type="string" table:style-name="ce6">
            <text:p>Andalucía</text:p>
          </table:table-cell>
          <table:table-cell office:value-type="float" office:value="11421630" table:style-name="ce7">
            <text:p>11.421.630</text:p>
          </table:table-cell>
          <table:table-cell office:value-type="float" office:value="1062000" table:style-name="ce7">
            <text:p>1.062.000</text:p>
          </table:table-cell>
          <table:table-cell office:value-type="float" office:value="2716140" table:style-name="ce7">
            <text:p>2.716.140</text:p>
          </table:table-cell>
          <table:table-cell office:value-type="float" office:value="1537200" table:style-name="ce7">
            <text:p>1.537.200</text:p>
          </table:table-cell>
          <table:table-cell office:value-type="float" office:value="333500" table:style-name="ce8">
            <text:p>333.500</text:p>
          </table:table-cell>
          <table:table-cell office:value-type="float" office:value="17070470" table:style-name="ce9">
            <text:p>17.070.470</text:p>
          </table:table-cell>
          <table:table-cell office:value-type="float" office:value="17317927" table:style-name="ce9">
            <text:p>17.317.927</text:p>
          </table:table-cell>
          <table:table-cell office:value-type="percentage" office:value="1" table:style-name="ce10">
            <text:p>100,0%</text:p>
          </table:table-cell>
          <table:table-cell office:value-type="float" office:value="7487363" table:style-name="ce8">
            <text:p>7.487.363</text:p>
          </table:table-cell>
          <table:table-cell office:value-type="float" office:value="7350223" table:style-name="ce8">
            <text:p>7.350.223</text:p>
          </table:table-cell>
          <table:table-cell office:value-type="float" office:value="4207372" table:style-name="ce8">
            <text:p>4.207.372</text:p>
          </table:table-cell>
          <table:table-cell office:value-type="date" office:date-value="2022-08-17T00:00:00" table:style-name="ce11">
            <text:p>17/08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Aragón</text:p>
          </table:table-cell>
          <table:table-cell office:value-type="float" office:value="1860819" table:style-name="ce7">
            <text:p>1.860.819</text:p>
          </table:table-cell>
          <table:table-cell office:value-type="float" office:value="148930" table:style-name="ce7">
            <text:p>148.930</text:p>
          </table:table-cell>
          <table:table-cell office:value-type="float" office:value="453020" table:style-name="ce7">
            <text:p>453.020</text:p>
          </table:table-cell>
          <table:table-cell office:value-type="float" office:value="252500" table:style-name="ce7">
            <text:p>252.500</text:p>
          </table:table-cell>
          <table:table-cell office:value-type="float" office:value="58035" table:style-name="ce13">
            <text:p>58.035</text:p>
          </table:table-cell>
          <table:table-cell office:value-type="float" office:value="2773304" table:style-name="ce14">
            <text:p>2.773.304</text:p>
          </table:table-cell>
          <table:table-cell office:value-type="float" office:value="2683575" table:style-name="ce14">
            <text:p>2.683.575</text:p>
          </table:table-cell>
          <table:table-cell office:value-type="percentage" office:value="0.96764545105765543" table:style-name="ce15">
            <text:p>96,8%</text:p>
          </table:table-cell>
          <table:table-cell office:value-type="float" office:value="1151867" table:style-name="ce13">
            <text:p>1.151.867</text:p>
          </table:table-cell>
          <table:table-cell office:value-type="float" office:value="1131690" table:style-name="ce13">
            <text:p>1.131.690</text:p>
          </table:table-cell>
          <table:table-cell office:value-type="float" office:value="728739" table:style-name="ce13">
            <text:p>728.739</text:p>
          </table:table-cell>
          <table:table-cell office:value-type="date" office:date-value="2022-08-17T00:00:00" table:style-name="ce16">
            <text:p>17/08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Asturias<text:s/></text:p>
          </table:table-cell>
          <table:table-cell office:value-type="float" office:value="1569227" table:style-name="ce7">
            <text:p>1.569.227</text:p>
          </table:table-cell>
          <table:table-cell office:value-type="float" office:value="114000" table:style-name="ce7">
            <text:p>114.000</text:p>
          </table:table-cell>
          <table:table-cell office:value-type="float" office:value="507370" table:style-name="ce7">
            <text:p>507.370</text:p>
          </table:table-cell>
          <table:table-cell office:value-type="float" office:value="219760" table:style-name="ce7">
            <text:p>219.760</text:p>
          </table:table-cell>
          <table:table-cell office:value-type="float" office:value="42940" table:style-name="ce13">
            <text:p>42.940</text:p>
          </table:table-cell>
          <table:table-cell office:value-type="float" office:value="2453297" table:style-name="ce14">
            <text:p>2.453.297</text:p>
          </table:table-cell>
          <table:table-cell office:value-type="float" office:value="2301986.5" table:style-name="ce14">
            <text:p>2.301.987</text:p>
          </table:table-cell>
          <table:table-cell office:value-type="percentage" office:value="0.9383236110426092" table:style-name="ce15">
            <text:p>93,8%</text:p>
          </table:table-cell>
          <table:table-cell office:value-type="float" office:value="929530" table:style-name="ce13">
            <text:p>929.530</text:p>
          </table:table-cell>
          <table:table-cell office:value-type="float" office:value="920436" table:style-name="ce13">
            <text:p>920.436</text:p>
          </table:table-cell>
          <table:table-cell office:value-type="float" office:value="729295" table:style-name="ce13">
            <text:p>729.295</text:p>
          </table:table-cell>
          <table:table-cell office:value-type="date" office:date-value="2022-08-17T00:00:00" table:style-name="ce16">
            <text:p>17/08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Baleares</text:p>
          </table:table-cell>
          <table:table-cell office:value-type="float" office:value="1284972" table:style-name="ce7">
            <text:p>1.284.972</text:p>
          </table:table-cell>
          <table:table-cell office:value-type="float" office:value="125540" table:style-name="ce7">
            <text:p>125.540</text:p>
          </table:table-cell>
          <table:table-cell office:value-type="float" office:value="433690" table:style-name="ce7">
            <text:p>433.690</text:p>
          </table:table-cell>
          <table:table-cell office:value-type="float" office:value="225400" table:style-name="ce7">
            <text:p>225.400</text:p>
          </table:table-cell>
          <table:table-cell office:value-type="float" office:value="50040" table:style-name="ce13">
            <text:p>50.040</text:p>
          </table:table-cell>
          <table:table-cell office:value-type="float" office:value="2119642" table:style-name="ce14">
            <text:p>2.119.642</text:p>
          </table:table-cell>
          <table:table-cell office:value-type="float" office:value="2057740.5" table:style-name="ce14">
            <text:p>2.057.741</text:p>
          </table:table-cell>
          <table:table-cell office:value-type="percentage" office:value="0.97079624766823835" table:style-name="ce15">
            <text:p>97,1%</text:p>
          </table:table-cell>
          <table:table-cell office:value-type="float" office:value="929144" table:style-name="ce13">
            <text:p>929.144</text:p>
          </table:table-cell>
          <table:table-cell office:value-type="float" office:value="914081" table:style-name="ce13">
            <text:p>914.081</text:p>
          </table:table-cell>
          <table:table-cell office:value-type="float" office:value="492615" table:style-name="ce13">
            <text:p>492.615</text:p>
          </table:table-cell>
          <table:table-cell office:value-type="date" office:date-value="2022-08-17T00:00:00" table:style-name="ce16">
            <text:p>17/08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narias</text:p>
          </table:table-cell>
          <table:table-cell office:value-type="float" office:value="2835348" table:style-name="ce7">
            <text:p>2.835.348</text:p>
          </table:table-cell>
          <table:table-cell office:value-type="float" office:value="231020" table:style-name="ce7">
            <text:p>231.020</text:p>
          </table:table-cell>
          <table:table-cell office:value-type="float" office:value="807120" table:style-name="ce7">
            <text:p>807.120</text:p>
          </table:table-cell>
          <table:table-cell office:value-type="float" office:value="455710" table:style-name="ce7">
            <text:p>455.710</text:p>
          </table:table-cell>
          <table:table-cell office:value-type="float" office:value="132660" table:style-name="ce13">
            <text:p>132.660</text:p>
          </table:table-cell>
          <table:table-cell office:value-type="float" office:value="4461858" table:style-name="ce14">
            <text:p>4.461.858</text:p>
          </table:table-cell>
          <table:table-cell office:value-type="float" office:value="4192646.5" table:style-name="ce14">
            <text:p>4.192.647</text:p>
          </table:table-cell>
          <table:table-cell office:value-type="percentage" office:value="0.93966381269865606" table:style-name="ce15">
            <text:p>94,0%</text:p>
          </table:table-cell>
          <table:table-cell office:value-type="float" office:value="1823677" table:style-name="ce13">
            <text:p>1.823.677</text:p>
          </table:table-cell>
          <table:table-cell office:value-type="float" office:value="1768757" table:style-name="ce13">
            <text:p>1.768.757</text:p>
          </table:table-cell>
          <table:table-cell office:value-type="float" office:value="1020962" table:style-name="ce13">
            <text:p>1.020.962</text:p>
          </table:table-cell>
          <table:table-cell office:value-type="date" office:date-value="2022-08-17T00:00:00" table:style-name="ce16">
            <text:p>17/08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ntabria</text:p>
          </table:table-cell>
          <table:table-cell office:value-type="float" office:value="919185" table:style-name="ce7">
            <text:p>919.185</text:p>
          </table:table-cell>
          <table:table-cell office:value-type="float" office:value="60000" table:style-name="ce7">
            <text:p>60.000</text:p>
          </table:table-cell>
          <table:table-cell office:value-type="float" office:value="175400" table:style-name="ce7">
            <text:p>175.400</text:p>
          </table:table-cell>
          <table:table-cell office:value-type="float" office:value="120490" table:style-name="ce7">
            <text:p>120.490</text:p>
          </table:table-cell>
          <table:table-cell office:value-type="float" office:value="22145" table:style-name="ce13">
            <text:p>22.145</text:p>
          </table:table-cell>
          <table:table-cell office:value-type="float" office:value="1297220" table:style-name="ce14">
            <text:p>1.297.220</text:p>
          </table:table-cell>
          <table:table-cell office:value-type="float" office:value="1269481" table:style-name="ce14">
            <text:p>1.269.481</text:p>
          </table:table-cell>
          <table:table-cell office:value-type="percentage" office:value="0.9786165800712292" table:style-name="ce15">
            <text:p>97,9%</text:p>
          </table:table-cell>
          <table:table-cell office:value-type="float" office:value="520119" table:style-name="ce13">
            <text:p>520.119</text:p>
          </table:table-cell>
          <table:table-cell office:value-type="float" office:value="516966" table:style-name="ce13">
            <text:p>516.966</text:p>
          </table:table-cell>
          <table:table-cell office:value-type="float" office:value="355713" table:style-name="ce13">
            <text:p>355.713</text:p>
          </table:table-cell>
          <table:table-cell office:value-type="date" office:date-value="2022-08-17T00:00:00" table:style-name="ce16">
            <text:p>17/08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stilla y Leon<text:s/></text:p>
          </table:table-cell>
          <table:table-cell office:value-type="float" office:value="4084911" table:style-name="ce7">
            <text:p>4.084.911</text:p>
          </table:table-cell>
          <table:table-cell office:value-type="float" office:value="280590" table:style-name="ce7">
            <text:p>280.590</text:p>
          </table:table-cell>
          <table:table-cell office:value-type="float" office:value="701610" table:style-name="ce7">
            <text:p>701.610</text:p>
          </table:table-cell>
          <table:table-cell office:value-type="float" office:value="472170" table:style-name="ce7">
            <text:p>472.170</text:p>
          </table:table-cell>
          <table:table-cell office:value-type="float" office:value="94635" table:style-name="ce13">
            <text:p>94.635</text:p>
          </table:table-cell>
          <table:table-cell office:value-type="float" office:value="5633916" table:style-name="ce14">
            <text:p>5.633.916</text:p>
          </table:table-cell>
          <table:table-cell office:value-type="float" office:value="5352749.5" table:style-name="ce14">
            <text:p>5.352.750</text:p>
          </table:table-cell>
          <table:table-cell office:value-type="percentage" office:value="0.95009394886256737" table:style-name="ce15">
            <text:p>95,0%</text:p>
          </table:table-cell>
          <table:table-cell office:value-type="float" office:value="2152163" table:style-name="ce13">
            <text:p>2.152.163</text:p>
          </table:table-cell>
          <table:table-cell office:value-type="float" office:value="2126622" table:style-name="ce13">
            <text:p>2.126.622</text:p>
          </table:table-cell>
          <table:table-cell office:value-type="float" office:value="1536508" table:style-name="ce13">
            <text:p>1.536.508</text:p>
          </table:table-cell>
          <table:table-cell office:value-type="date" office:date-value="2022-08-17T00:00:00" table:style-name="ce16">
            <text:p>17/08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stilla La Mancha</text:p>
          </table:table-cell>
          <table:table-cell office:value-type="float" office:value="2763405" table:style-name="ce7">
            <text:p>2.763.405</text:p>
          </table:table-cell>
          <table:table-cell office:value-type="float" office:value="258000" table:style-name="ce7">
            <text:p>258.000</text:p>
          </table:table-cell>
          <table:table-cell office:value-type="float" office:value="712830" table:style-name="ce7">
            <text:p>712.830</text:p>
          </table:table-cell>
          <table:table-cell office:value-type="float" office:value="381270" table:style-name="ce7">
            <text:p>381.270</text:p>
          </table:table-cell>
          <table:table-cell office:value-type="float" office:value="93045" table:style-name="ce13">
            <text:p>93.045</text:p>
          </table:table-cell>
          <table:table-cell office:value-type="float" office:value="4208550" table:style-name="ce14">
            <text:p>4.208.550</text:p>
          </table:table-cell>
          <table:table-cell office:value-type="float" office:value="4036203" table:style-name="ce14">
            <text:p>4.036.203</text:p>
          </table:table-cell>
          <table:table-cell office:value-type="percentage" office:value="0.95904836582670994" table:style-name="ce15">
            <text:p>95,9%</text:p>
          </table:table-cell>
          <table:table-cell office:value-type="float" office:value="1767487" table:style-name="ce13">
            <text:p>1.767.487</text:p>
          </table:table-cell>
          <table:table-cell office:value-type="float" office:value="1716960" table:style-name="ce13">
            <text:p>1.716.960</text:p>
          </table:table-cell>
          <table:table-cell office:value-type="float" office:value="1107078" table:style-name="ce13">
            <text:p>1.107.078</text:p>
          </table:table-cell>
          <table:table-cell office:value-type="date" office:date-value="2022-08-17T00:00:00" table:style-name="ce16">
            <text:p>17/08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taluña</text:p>
          </table:table-cell>
          <table:table-cell office:value-type="float" office:value="8911334" table:style-name="ce7">
            <text:p>8.911.334</text:p>
          </table:table-cell>
          <table:table-cell office:value-type="float" office:value="507070" table:style-name="ce7">
            <text:p>507.070</text:p>
          </table:table-cell>
          <table:table-cell office:value-type="float" office:value="3139230" table:style-name="ce7">
            <text:p>3.139.230</text:p>
          </table:table-cell>
          <table:table-cell office:value-type="float" office:value="1484370" table:style-name="ce7">
            <text:p>1.484.370</text:p>
          </table:table-cell>
          <table:table-cell office:value-type="float" office:value="352320" table:style-name="ce13">
            <text:p>352.320</text:p>
          </table:table-cell>
          <table:table-cell office:value-type="float" office:value="14394324" table:style-name="ce14">
            <text:p>14.394.324</text:p>
          </table:table-cell>
          <table:table-cell office:value-type="float" office:value="14380192.5" table:style-name="ce14">
            <text:p>14.380.193</text:p>
          </table:table-cell>
          <table:table-cell office:value-type="percentage" office:value="0.9990182588637021" table:style-name="ce15">
            <text:p>99,9%</text:p>
          </table:table-cell>
          <table:table-cell office:value-type="float" office:value="6500617" table:style-name="ce13">
            <text:p>6.500.617</text:p>
          </table:table-cell>
          <table:table-cell office:value-type="float" office:value="6366096" table:style-name="ce13">
            <text:p>6.366.096</text:p>
          </table:table-cell>
          <table:table-cell office:value-type="float" office:value="3889898" table:style-name="ce13">
            <text:p>3.889.898</text:p>
          </table:table-cell>
          <table:table-cell office:value-type="date" office:date-value="2022-08-17T00:00:00" table:style-name="ce16">
            <text:p>17/08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. Valenciana</text:p>
          </table:table-cell>
          <table:table-cell office:value-type="float" office:value="6731200" table:style-name="ce7">
            <text:p>6.731.200</text:p>
          </table:table-cell>
          <table:table-cell office:value-type="float" office:value="546000" table:style-name="ce7">
            <text:p>546.000</text:p>
          </table:table-cell>
          <table:table-cell office:value-type="float" office:value="2144530" table:style-name="ce7">
            <text:p>2.144.530</text:p>
          </table:table-cell>
          <table:table-cell office:value-type="float" office:value="863900" table:style-name="ce7">
            <text:p>863.900</text:p>
          </table:table-cell>
          <table:table-cell office:value-type="float" office:value="213125" table:style-name="ce13">
            <text:p>213.125</text:p>
          </table:table-cell>
          <table:table-cell office:value-type="float" office:value="10498755" table:style-name="ce14">
            <text:p>10.498.755</text:p>
          </table:table-cell>
          <table:table-cell office:value-type="float" office:value="10208900" table:style-name="ce14">
            <text:p>10.208.900</text:p>
          </table:table-cell>
          <table:table-cell office:value-type="percentage" office:value="0.97239148832409172" table:style-name="ce15">
            <text:p>97,2%</text:p>
          </table:table-cell>
          <table:table-cell office:value-type="float" office:value="4453328" table:style-name="ce13">
            <text:p>4.453.328</text:p>
          </table:table-cell>
          <table:table-cell office:value-type="float" office:value="4392204" table:style-name="ce13">
            <text:p>4.392.204</text:p>
          </table:table-cell>
          <table:table-cell office:value-type="float" office:value="2996358" table:style-name="ce13">
            <text:p>2.996.358</text:p>
          </table:table-cell>
          <table:table-cell office:value-type="date" office:date-value="2022-08-17T00:00:00" table:style-name="ce16">
            <text:p>17/08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Extremadura</text:p>
          </table:table-cell>
          <table:table-cell office:value-type="float" office:value="1639589" table:style-name="ce7">
            <text:p>1.639.589</text:p>
          </table:table-cell>
          <table:table-cell office:value-type="float" office:value="155710" table:style-name="ce7">
            <text:p>155.710</text:p>
          </table:table-cell>
          <table:table-cell office:value-type="float" office:value="304020" table:style-name="ce7">
            <text:p>304.020</text:p>
          </table:table-cell>
          <table:table-cell office:value-type="float" office:value="182380" table:style-name="ce7">
            <text:p>182.380</text:p>
          </table:table-cell>
          <table:table-cell office:value-type="float" office:value="37450" table:style-name="ce13">
            <text:p>37.450</text:p>
          </table:table-cell>
          <table:table-cell office:value-type="float" office:value="2319149" table:style-name="ce14">
            <text:p>2.319.149</text:p>
          </table:table-cell>
          <table:table-cell office:value-type="float" office:value="2352960" table:style-name="ce14">
            <text:p>2.352.960</text:p>
          </table:table-cell>
          <table:table-cell office:value-type="percentage" office:value="1" table:style-name="ce15">
            <text:p>100,0%</text:p>
          </table:table-cell>
          <table:table-cell office:value-type="float" office:value="970215" table:style-name="ce13">
            <text:p>970.215</text:p>
          </table:table-cell>
          <table:table-cell office:value-type="float" office:value="952927" table:style-name="ce13">
            <text:p>952.927</text:p>
          </table:table-cell>
          <table:table-cell office:value-type="float" office:value="655693" table:style-name="ce13">
            <text:p>655.693</text:p>
          </table:table-cell>
          <table:table-cell office:value-type="date" office:date-value="2022-08-17T00:00:00" table:style-name="ce16">
            <text:p>17/08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Galicia</text:p>
          </table:table-cell>
          <table:table-cell office:value-type="float" office:value="4138999" table:style-name="ce7">
            <text:p>4.138.999</text:p>
          </table:table-cell>
          <table:table-cell office:value-type="float" office:value="249800" table:style-name="ce7">
            <text:p>249.800</text:p>
          </table:table-cell>
          <table:table-cell office:value-type="float" office:value="969980" table:style-name="ce7">
            <text:p>969.980</text:p>
          </table:table-cell>
          <table:table-cell office:value-type="float" office:value="571870" table:style-name="ce7">
            <text:p>571.870</text:p>
          </table:table-cell>
          <table:table-cell office:value-type="float" office:value="122525" table:style-name="ce13">
            <text:p>122.525</text:p>
          </table:table-cell>
          <table:table-cell office:value-type="float" office:value="6053174" table:style-name="ce14">
            <text:p>6.053.174</text:p>
          </table:table-cell>
          <table:table-cell office:value-type="float" office:value="6171039.5" table:style-name="ce14">
            <text:p>6.171.040</text:p>
          </table:table-cell>
          <table:table-cell office:value-type="percentage" office:value="1" table:style-name="ce15">
            <text:p>100,0%</text:p>
          </table:table-cell>
          <table:table-cell office:value-type="float" office:value="2481486" table:style-name="ce13">
            <text:p>2.481.486</text:p>
          </table:table-cell>
          <table:table-cell office:value-type="float" office:value="2457092" table:style-name="ce13">
            <text:p>2.457.092</text:p>
          </table:table-cell>
          <table:table-cell office:value-type="float" office:value="1995546" table:style-name="ce13">
            <text:p>1.995.546</text:p>
          </table:table-cell>
          <table:table-cell office:value-type="date" office:date-value="2022-08-17T00:00:00" table:style-name="ce16">
            <text:p>17/08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La Rioja</text:p>
          </table:table-cell>
          <table:table-cell office:value-type="float" office:value="463727" table:style-name="ce7">
            <text:p>463.727</text:p>
          </table:table-cell>
          <table:table-cell office:value-type="float" office:value="47180" table:style-name="ce7">
            <text:p>47.180</text:p>
          </table:table-cell>
          <table:table-cell office:value-type="float" office:value="109780" table:style-name="ce7">
            <text:p>109.780</text:p>
          </table:table-cell>
          <table:table-cell office:value-type="float" office:value="53270" table:style-name="ce7">
            <text:p>53.270</text:p>
          </table:table-cell>
          <table:table-cell office:value-type="float" office:value="15200" table:style-name="ce13">
            <text:p>15.200</text:p>
          </table:table-cell>
          <table:table-cell office:value-type="float" office:value="689157" table:style-name="ce14">
            <text:p>689.157</text:p>
          </table:table-cell>
          <table:table-cell office:value-type="float" office:value="657977" table:style-name="ce14">
            <text:p>657.977</text:p>
          </table:table-cell>
          <table:table-cell office:value-type="percentage" office:value="0.95475631822647089" table:style-name="ce15">
            <text:p>95,5%</text:p>
          </table:table-cell>
          <table:table-cell office:value-type="float" office:value="284751" table:style-name="ce13">
            <text:p>284.751</text:p>
          </table:table-cell>
          <table:table-cell office:value-type="float" office:value="286891" table:style-name="ce13">
            <text:p>286.891</text:p>
          </table:table-cell>
          <table:table-cell office:value-type="float" office:value="186688" table:style-name="ce13">
            <text:p>186.688</text:p>
          </table:table-cell>
          <table:table-cell office:value-type="date" office:date-value="2022-08-16T00:00:00" table:style-name="ce16">
            <text:p>16/08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Madrid</text:p>
          </table:table-cell>
          <table:table-cell office:value-type="float" office:value="9317025" table:style-name="ce7">
            <text:p>9.317.025</text:p>
          </table:table-cell>
          <table:table-cell office:value-type="float" office:value="756000" table:style-name="ce7">
            <text:p>756.000</text:p>
          </table:table-cell>
          <table:table-cell office:value-type="float" office:value="2168580" table:style-name="ce7">
            <text:p>2.168.580</text:p>
          </table:table-cell>
          <table:table-cell office:value-type="float" office:value="1182300" table:style-name="ce7">
            <text:p>1.182.300</text:p>
          </table:table-cell>
          <table:table-cell office:value-type="float" office:value="253150" table:style-name="ce13">
            <text:p>253.150</text:p>
          </table:table-cell>
          <table:table-cell office:value-type="float" office:value="13677055" table:style-name="ce14">
            <text:p>13.677.055</text:p>
          </table:table-cell>
          <table:table-cell office:value-type="float" office:value="13466128.5" table:style-name="ce14">
            <text:p>13.466.129</text:p>
          </table:table-cell>
          <table:table-cell office:value-type="percentage" office:value="0.98457807620134596" table:style-name="ce15">
            <text:p>98,5%</text:p>
          </table:table-cell>
          <table:table-cell office:value-type="float" office:value="5776611" table:style-name="ce13">
            <text:p>5.776.611</text:p>
          </table:table-cell>
          <table:table-cell office:value-type="float" office:value="5731573" table:style-name="ce13">
            <text:p>5.731.573</text:p>
          </table:table-cell>
          <table:table-cell office:value-type="float" office:value="3503756" table:style-name="ce13">
            <text:p>3.503.756</text:p>
          </table:table-cell>
          <table:table-cell office:value-type="date" office:date-value="2022-08-17T00:00:00" table:style-name="ce16">
            <text:p>17/08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Murcia<text:s/></text:p>
          </table:table-cell>
          <table:table-cell office:value-type="float" office:value="1782425" table:style-name="ce7">
            <text:p>1.782.425</text:p>
          </table:table-cell>
          <table:table-cell office:value-type="float" office:value="204000" table:style-name="ce7">
            <text:p>204.000</text:p>
          </table:table-cell>
          <table:table-cell office:value-type="float" office:value="625500" table:style-name="ce7">
            <text:p>625.500</text:p>
          </table:table-cell>
          <table:table-cell office:value-type="float" office:value="253010" table:style-name="ce7">
            <text:p>253.010</text:p>
          </table:table-cell>
          <table:table-cell office:value-type="float" office:value="68300" table:style-name="ce13">
            <text:p>68.300</text:p>
          </table:table-cell>
          <table:table-cell office:value-type="float" office:value="2933235" table:style-name="ce14">
            <text:p>2.933.235</text:p>
          </table:table-cell>
          <table:table-cell office:value-type="float" office:value="2848067" table:style-name="ce14">
            <text:p>2.848.067</text:p>
          </table:table-cell>
          <table:table-cell office:value-type="percentage" office:value="0.97096448119567647" table:style-name="ce15">
            <text:p>97,1%</text:p>
          </table:table-cell>
          <table:table-cell office:value-type="float" office:value="1301349" table:style-name="ce13">
            <text:p>1.301.349</text:p>
          </table:table-cell>
          <table:table-cell office:value-type="float" office:value="1282194" table:style-name="ce13">
            <text:p>1.282.194</text:p>
          </table:table-cell>
          <table:table-cell office:value-type="float" office:value="712787" table:style-name="ce13">
            <text:p>712.787</text:p>
          </table:table-cell>
          <table:table-cell office:value-type="date" office:date-value="2022-08-17T00:00:00" table:style-name="ce16">
            <text:p>17/08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Navarra</text:p>
          </table:table-cell>
          <table:table-cell office:value-type="float" office:value="896031" table:style-name="ce7">
            <text:p>896.031</text:p>
          </table:table-cell>
          <table:table-cell office:value-type="float" office:value="77820" table:style-name="ce7">
            <text:p>77.820</text:p>
          </table:table-cell>
          <table:table-cell office:value-type="float" office:value="273760" table:style-name="ce7">
            <text:p>273.760</text:p>
          </table:table-cell>
          <table:table-cell office:value-type="float" office:value="135150" table:style-name="ce7">
            <text:p>135.150</text:p>
          </table:table-cell>
          <table:table-cell office:value-type="float" office:value="23710" table:style-name="ce13">
            <text:p>23.710</text:p>
          </table:table-cell>
          <table:table-cell office:value-type="float" office:value="1406471" table:style-name="ce14">
            <text:p>1.406.471</text:p>
          </table:table-cell>
          <table:table-cell office:value-type="float" office:value="1334844" table:style-name="ce14">
            <text:p>1.334.844</text:p>
          </table:table-cell>
          <table:table-cell office:value-type="percentage" office:value="0.94907324786646863" table:style-name="ce15">
            <text:p>94,9%</text:p>
          </table:table-cell>
          <table:table-cell office:value-type="float" office:value="568777" table:style-name="ce13">
            <text:p>568.777</text:p>
          </table:table-cell>
          <table:table-cell office:value-type="float" office:value="563385" table:style-name="ce13">
            <text:p>563.385</text:p>
          </table:table-cell>
          <table:table-cell office:value-type="float" office:value="369581" table:style-name="ce13">
            <text:p>369.581</text:p>
          </table:table-cell>
          <table:table-cell office:value-type="date" office:date-value="2022-08-17T00:00:00" table:style-name="ce16">
            <text:p>17/08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País Vasco</text:p>
          </table:table-cell>
          <table:table-cell office:value-type="float" office:value="2976528" table:style-name="ce7">
            <text:p>2.976.528</text:p>
          </table:table-cell>
          <table:table-cell office:value-type="float" office:value="180000" table:style-name="ce7">
            <text:p>180.000</text:p>
          </table:table-cell>
          <table:table-cell office:value-type="float" office:value="817900" table:style-name="ce7">
            <text:p>817.900</text:p>
          </table:table-cell>
          <table:table-cell office:value-type="float" office:value="444200" table:style-name="ce7">
            <text:p>444.200</text:p>
          </table:table-cell>
          <table:table-cell office:value-type="float" office:value="101305" table:style-name="ce13">
            <text:p>101.305</text:p>
          </table:table-cell>
          <table:table-cell office:value-type="float" office:value="4519933" table:style-name="ce14">
            <text:p>4.519.933</text:p>
          </table:table-cell>
          <table:table-cell office:value-type="float" office:value="4448415.5" table:style-name="ce14">
            <text:p>4.448.416</text:p>
          </table:table-cell>
          <table:table-cell office:value-type="percentage" office:value="0.9841773097079094" table:style-name="ce15">
            <text:p>98,4%</text:p>
          </table:table-cell>
          <table:table-cell office:value-type="float" office:value="1949635" table:style-name="ce13">
            <text:p>1.949.635</text:p>
          </table:table-cell>
          <table:table-cell office:value-type="float" office:value="1913974" table:style-name="ce13">
            <text:p>1.913.974</text:p>
          </table:table-cell>
          <table:table-cell office:value-type="float" office:value="1224820" table:style-name="ce13">
            <text:p>1.224.820</text:p>
          </table:table-cell>
          <table:table-cell office:value-type="date" office:date-value="2022-08-17T00:00:00" table:style-name="ce16">
            <text:p>17/08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euta</text:p>
          </table:table-cell>
          <table:table-cell office:value-type="float" office:value="116496" table:style-name="ce7">
            <text:p>116.496</text:p>
          </table:table-cell>
          <table:table-cell office:value-type="float" office:value="12000" table:style-name="ce7">
            <text:p>12.000</text:p>
          </table:table-cell>
          <table:table-cell office:value-type="float" office:value="24620" table:style-name="ce7">
            <text:p>24.620</text:p>
          </table:table-cell>
          <table:table-cell office:value-type="float" office:value="17540" table:style-name="ce7">
            <text:p>17.540</text:p>
          </table:table-cell>
          <table:table-cell office:value-type="float" office:value="3935" table:style-name="ce13">
            <text:p>3.935</text:p>
          </table:table-cell>
          <table:table-cell office:value-type="float" office:value="174591" table:style-name="ce14">
            <text:p>174.591</text:p>
          </table:table-cell>
          <table:table-cell office:value-type="float" office:value="159827" table:style-name="ce14">
            <text:p>159.827</text:p>
          </table:table-cell>
          <table:table-cell office:value-type="percentage" office:value="0.91543664908271327" table:style-name="ce15">
            <text:p>91,5%</text:p>
          </table:table-cell>
          <table:table-cell office:value-type="float" office:value="68479" table:style-name="ce13">
            <text:p>68.479</text:p>
          </table:table-cell>
          <table:table-cell office:value-type="float" office:value="65615" table:style-name="ce13">
            <text:p>65.615</text:p>
          </table:table-cell>
          <table:table-cell office:value-type="float" office:value="43600" table:style-name="ce13">
            <text:p>43.600</text:p>
          </table:table-cell>
          <table:table-cell office:value-type="date" office:date-value="2022-08-17T00:00:00" table:style-name="ce16">
            <text:p>17/08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Melilla</text:p>
          </table:table-cell>
          <table:table-cell office:value-type="float" office:value="108450" table:style-name="ce7">
            <text:p>108.450</text:p>
          </table:table-cell>
          <table:table-cell office:value-type="float" office:value="12000" table:style-name="ce7">
            <text:p>12.000</text:p>
          </table:table-cell>
          <table:table-cell office:value-type="float" office:value="21500" table:style-name="ce7">
            <text:p>21.500</text:p>
          </table:table-cell>
          <table:table-cell office:value-type="float" office:value="12660" table:style-name="ce7">
            <text:p>12.660</text:p>
          </table:table-cell>
          <table:table-cell office:value-type="float" office:value="3830" table:style-name="ce13">
            <text:p>3.830</text:p>
          </table:table-cell>
          <table:table-cell office:value-type="float" office:value="158440" table:style-name="ce14">
            <text:p>158.440</text:p>
          </table:table-cell>
          <table:table-cell office:value-type="float" office:value="150920.5" table:style-name="ce14">
            <text:p>150.921</text:p>
          </table:table-cell>
          <table:table-cell office:value-type="percentage" office:value="0.95254039383993938" table:style-name="ce15">
            <text:p>95,3%</text:p>
          </table:table-cell>
          <table:table-cell office:value-type="float" office:value="66579" table:style-name="ce13">
            <text:p>66.579</text:p>
          </table:table-cell>
          <table:table-cell office:value-type="float" office:value="63334" table:style-name="ce13">
            <text:p>63.334</text:p>
          </table:table-cell>
          <table:table-cell office:value-type="float" office:value="36684" table:style-name="ce13">
            <text:p>36.684</text:p>
          </table:table-cell>
          <table:table-cell office:value-type="date" office:date-value="2022-08-17T00:00:00" table:style-name="ce17">
            <text:p>17/08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Fuerzas Armadas</text:p>
          </table:table-cell>
          <table:table-cell office:value-type="float" office:value="58986" table:style-name="ce7">
            <text:p>58.986</text:p>
          </table:table-cell>
          <table:table-cell office:value-type="float" office:value="0" table:style-name="ce7">
            <text:p>0</text:p>
          </table:table-cell>
          <table:table-cell office:value-type="float" office:value="58510" table:style-name="ce7">
            <text:p>58.510</text:p>
          </table:table-cell>
          <table:table-cell office:value-type="float" office:value="103800" table:style-name="ce7">
            <text:p>103.800</text:p>
          </table:table-cell>
          <table:table-cell office:value-type="float" office:value="2000" table:style-name="ce13">
            <text:p>2.000</text:p>
          </table:table-cell>
          <table:table-cell office:value-type="float" office:value="223296" table:style-name="ce14">
            <text:p>223.296</text:p>
          </table:table-cell>
          <table:table-cell office:value-type="float" office:value="207692" table:style-name="ce14">
            <text:p>207.692</text:p>
          </table:table-cell>
          <table:table-cell office:value-type="percentage" office:value="0.93011966179421035" table:style-name="ce15">
            <text:p>93,0%</text:p>
          </table:table-cell>
          <table:table-cell office:value-type="float" office:value="95151" table:style-name="ce13">
            <text:p>95.151</text:p>
          </table:table-cell>
          <table:table-cell office:value-type="float" office:value="94772" table:style-name="ce13">
            <text:p>94.772</text:p>
          </table:table-cell>
          <table:table-cell office:value-type="float" office:value="51192" table:style-name="ce13">
            <text:p>51.192</text:p>
          </table:table-cell>
          <table:table-cell office:value-type="date" office:date-value="2022-08-01T00:00:00" table:style-name="ce17">
            <text:p>01/08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Sanidad Exterior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8400" table:style-name="ce7">
            <text:p>8.400</text:p>
          </table:table-cell>
          <table:table-cell office:value-type="float" office:value="0" table:style-name="ce7">
            <text:p>0</text:p>
          </table:table-cell>
          <table:table-cell office:value-type="float" office:value="4705" table:style-name="ce13">
            <text:p>4.705</text:p>
          </table:table-cell>
          <table:table-cell office:value-type="float" office:value="13105" table:style-name="ce14">
            <text:p>13.105</text:p>
          </table:table-cell>
          <table:table-cell office:value-type="float" office:value="13446" table:style-name="ce14">
            <text:p>13.446</text:p>
          </table:table-cell>
          <table:table-cell office:value-type="percentage" office:value="1" table:style-name="ce15">
            <text:p>100,0%</text:p>
          </table:table-cell>
          <table:table-cell office:value-type="float" office:value="8122" table:style-name="ce13">
            <text:p>8.122</text:p>
          </table:table-cell>
          <table:table-cell office:value-type="float" office:value="8127" table:style-name="ce13">
            <text:p>8.127</text:p>
          </table:table-cell>
          <table:table-cell office:value-type="float" office:value="4100" table:style-name="ce13">
            <text:p>4.100</text:p>
          </table:table-cell>
          <table:table-cell office:value-type="date" office:date-value="2022-08-16T00:00:00" table:style-name="ce17">
            <text:p>16/08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18">
            <text:p>Totales</text:p>
          </table:table-cell>
          <table:table-cell office:value-type="float" office:value="63880287" table:style-name="ce19">
            <text:p>63.880.287</text:p>
          </table:table-cell>
          <table:table-cell office:value-type="float" office:value="5027660" table:style-name="ce19">
            <text:p>5.027.660</text:p>
          </table:table-cell>
          <table:table-cell office:value-type="float" office:value="17173490" table:style-name="ce20">
            <text:p>17.173.490</text:p>
          </table:table-cell>
          <table:table-cell office:value-type="float" office:value="8968950" table:style-name="ce21">
            <text:p>8.968.950</text:p>
          </table:table-cell>
          <table:table-cell office:value-type="float" office:value="2028555" table:style-name="ce22">
            <text:p>2.028.555</text:p>
          </table:table-cell>
          <table:table-cell office:value-type="float" office:value="97078942" table:style-name="ce23">
            <text:p>97.078.942</text:p>
          </table:table-cell>
          <table:table-cell office:value-type="float" office:value="95612718.5" table:style-name="ce23">
            <text:p>95.612.719</text:p>
          </table:table-cell>
          <table:table-cell office:value-type="percentage" office:value="0.9848965855025491" table:style-name="ce24">
            <text:p>98,5%</text:p>
          </table:table-cell>
          <table:table-cell office:value-type="float" office:value="41286450" table:style-name="ce23">
            <text:p>41.286.450</text:p>
          </table:table-cell>
          <table:table-cell office:value-type="float" office:value="40623919" table:style-name="ce23">
            <text:p>40.623.919</text:p>
          </table:table-cell>
          <table:table-cell office:value-type="float" office:value="25848985" table:style-name="ce23">
            <text:p>25.848.985</text:p>
          </table:table-cell>
          <table:table-cell office:value-type="float" office:value="0" table:style-name="ce23">
            <text:p>0</text:p>
          </table:table-cell>
          <table:table-cell table:number-columns-repeated="10" table:style-name="ce5"/>
          <table:table-cell table:number-columns-repeated="16361"/>
        </table:table-row>
        <table:table-row table:style-name="ro3">
          <table:table-cell table:number-columns-repeated="16384"/>
        </table:table-row>
        <table:table-row table:style-name="ro4">
          <table:table-cell table:number-columns-spanned="10" table:number-rows-spanned="1" table:style-name="ce26"/>
          <table:covered-table-cell table:number-columns-repeated="9"/>
          <table:table-cell table:number-columns-repeated="16374" table:style-name="ce12"/>
        </table:table-row>
        <table:table-row table:style-name="ro5">
          <table:table-cell table:style-name="ce25"/>
          <table:table-cell table:number-columns-repeated="16383" table:style-name="ce12"/>
        </table:table-row>
        <table:table-row table:number-rows-repeated="1048550" table:style-name="ro3">
          <table:table-cell table:number-columns-repeated="16384"/>
        </table:table-row>
      </table:table>
      <table:table table:name="Mayores_de_12_años" table:style-name="ta1">
        <table:table-column table:style-name="co5" table:default-cell-style-name="ce29"/>
        <table:table-column table:style-name="co6" table:number-columns-repeated="5" table:default-cell-style-name="ce29"/>
        <table:table-column table:style-name="co4" table:number-columns-repeated="2" table:default-cell-style-name="ce29"/>
        <table:table-column table:style-name="co3" table:number-columns-repeated="7" table:default-cell-style-name="ce29"/>
        <table:table-column table:style-name="co4" table:number-columns-repeated="16369" table:default-cell-style-name="ce29"/>
        <table:table-row table:style-name="ro6">
          <table:table-cell table:style-name="ce27"/>
          <table:table-cell office:value-type="string" table:style-name="ce28">
            <text:p>Población a vacunar mayor de 12 años</text:p>
          </table:table-cell>
          <table:table-cell office:value-type="string" table:style-name="ce28">
            <text:p>Nº Personas con 1 dosis</text:p>
          </table:table-cell>
          <table:table-cell office:value-type="string" table:style-name="ce28">
            <text:p>% 1ª dosis</text:p>
          </table:table-cell>
          <table:table-cell office:value-type="string" table:style-name="ce28">
            <text:p>Nº Personas con pauta completa</text:p>
          </table:table-cell>
          <table:table-cell office:value-type="string" table:style-name="ce28">
            <text:p>% personas con pauta completa</text:p>
          </table:table-cell>
          <table:table-cell office:value-type="string" table:style-name="ce28">
            <text:p>Fecha de la última vacuna registrada<text:s/><text:span text:style-name="T2">(2)</text:span></text:p>
          </table:table-cell>
          <table:table-cell table:number-columns-repeated="16377"/>
        </table:table-row>
        <table:table-row table:style-name="ro2">
          <table:table-cell office:value-type="string" table:style-name="ce30">
            <text:p>Andalucía</text:p>
          </table:table-cell>
          <table:table-cell office:value-type="float" office:value="7508005" table:style-name="ce31">
            <text:p>7.508.005</text:p>
          </table:table-cell>
          <table:table-cell office:value-type="float" office:value="7046622" table:style-name="ce31">
            <text:p>7.046.622</text:p>
          </table:table-cell>
          <table:table-cell office:value-type="percentage" office:value="0.93854785658773532" table:style-name="ce32">
            <text:p>93,9%</text:p>
          </table:table-cell>
          <table:table-cell office:value-type="float" office:value="7036755" table:style-name="ce31">
            <text:p>7.036.755</text:p>
          </table:table-cell>
          <table:table-cell office:value-type="percentage" office:value="0.93723365927433455" table:style-name="ce32">
            <text:p>93,7%</text:p>
          </table:table-cell>
          <table:table-cell office:value-type="date" office:date-value="2022-08-17T00:00:00" table:style-name="ce33">
            <text:p>17/08/2022</text:p>
          </table:table-cell>
          <table:table-cell table:number-columns-repeated="16377"/>
        </table:table-row>
        <table:table-row table:style-name="ro2">
          <table:table-cell office:value-type="string" table:style-name="ce34">
            <text:p>Aragón</text:p>
          </table:table-cell>
          <table:table-cell office:value-type="float" office:value="1189408" table:style-name="ce31">
            <text:p>1.189.408</text:p>
          </table:table-cell>
          <table:table-cell office:value-type="float" office:value="1098289" table:style-name="ce31">
            <text:p>1.098.289</text:p>
          </table:table-cell>
          <table:table-cell office:value-type="percentage" office:value="0.92339130054615404" table:style-name="ce32">
            <text:p>92,3%</text:p>
          </table:table-cell>
          <table:table-cell office:value-type="float" office:value="1092301" table:style-name="ce31">
            <text:p>1.092.301</text:p>
          </table:table-cell>
          <table:table-cell office:value-type="percentage" office:value="0.91835686324625365" table:style-name="ce32">
            <text:p>91,8%</text:p>
          </table:table-cell>
          <table:table-cell office:value-type="date" office:date-value="2022-08-17T00:00:00" table:style-name="ce33">
            <text:p>17/08/2022</text:p>
          </table:table-cell>
          <table:table-cell table:number-columns-repeated="16377"/>
        </table:table-row>
        <table:table-row table:style-name="ro2">
          <table:table-cell office:value-type="string" table:style-name="ce34">
            <text:p>Asturias<text:s/></text:p>
          </table:table-cell>
          <table:table-cell office:value-type="float" office:value="930447" table:style-name="ce31">
            <text:p>930.447</text:p>
          </table:table-cell>
          <table:table-cell office:value-type="float" office:value="886136" table:style-name="ce31">
            <text:p>886.136</text:p>
          </table:table-cell>
          <table:table-cell office:value-type="percentage" office:value="0.95237665337198141" table:style-name="ce32">
            <text:p>95,2%</text:p>
          </table:table-cell>
          <table:table-cell office:value-type="float" office:value="886874" table:style-name="ce31">
            <text:p>886.874</text:p>
          </table:table-cell>
          <table:table-cell office:value-type="percentage" office:value="0.95316982052712296" table:style-name="ce32">
            <text:p>95,3%</text:p>
          </table:table-cell>
          <table:table-cell office:value-type="date" office:date-value="2022-08-17T00:00:00" table:style-name="ce33">
            <text:p>17/08/2022</text:p>
          </table:table-cell>
          <table:table-cell table:number-columns-repeated="16377"/>
        </table:table-row>
        <table:table-row table:style-name="ro2">
          <table:table-cell office:value-type="string" table:style-name="ce34">
            <text:p>Baleares</text:p>
          </table:table-cell>
          <table:table-cell office:value-type="float" office:value="1083187" table:style-name="ce31">
            <text:p>1.083.187</text:p>
          </table:table-cell>
          <table:table-cell office:value-type="float" office:value="897653" table:style-name="ce31">
            <text:p>897.653</text:p>
          </table:table-cell>
          <table:table-cell office:value-type="percentage" office:value="0.82871470946383219" table:style-name="ce32">
            <text:p>82,9%</text:p>
          </table:table-cell>
          <table:table-cell office:value-type="float" office:value="892111" table:style-name="ce31">
            <text:p>892.111</text:p>
          </table:table-cell>
          <table:table-cell office:value-type="percentage" office:value="0.82359832605081118" table:style-name="ce32">
            <text:p>82,4%</text:p>
          </table:table-cell>
          <table:table-cell office:value-type="date" office:date-value="2022-08-17T00:00:00" table:style-name="ce33">
            <text:p>17/08/2022</text:p>
          </table:table-cell>
          <table:table-cell table:number-columns-repeated="16377"/>
        </table:table-row>
        <table:table-row table:style-name="ro2">
          <table:table-cell office:value-type="string" table:style-name="ce34">
            <text:p>Canarias</text:p>
          </table:table-cell>
          <table:table-cell office:value-type="float" office:value="2033513" table:style-name="ce31">
            <text:p>2.033.513</text:p>
          </table:table-cell>
          <table:table-cell office:value-type="float" office:value="1747779" table:style-name="ce31">
            <text:p>1.747.779</text:p>
          </table:table-cell>
          <table:table-cell office:value-type="percentage" office:value="0.85948749774405175" table:style-name="ce32">
            <text:p>85,9%</text:p>
          </table:table-cell>
          <table:table-cell office:value-type="float" office:value="1715439" table:style-name="ce31">
            <text:p>1.715.439</text:p>
          </table:table-cell>
          <table:table-cell office:value-type="percentage" office:value="0.84358398495608344" table:style-name="ce32">
            <text:p>84,4%</text:p>
          </table:table-cell>
          <table:table-cell office:value-type="date" office:date-value="2022-08-17T00:00:00" table:style-name="ce33">
            <text:p>17/08/2022</text:p>
          </table:table-cell>
          <table:table-cell table:number-columns-repeated="16377"/>
        </table:table-row>
        <table:table-row table:style-name="ro2">
          <table:table-cell office:value-type="string" table:style-name="ce34">
            <text:p>Cantabria</text:p>
          </table:table-cell>
          <table:table-cell office:value-type="float" office:value="527062" table:style-name="ce31">
            <text:p>527.062</text:p>
          </table:table-cell>
          <table:table-cell office:value-type="float" office:value="495038" table:style-name="ce31">
            <text:p>495.038</text:p>
          </table:table-cell>
          <table:table-cell office:value-type="percentage" office:value="0.93924054475564545" table:style-name="ce32">
            <text:p>93,9%</text:p>
          </table:table-cell>
          <table:table-cell office:value-type="float" office:value="496880" table:style-name="ce31">
            <text:p>496.880</text:p>
          </table:table-cell>
          <table:table-cell office:value-type="percentage" office:value="0.94273538976439208" table:style-name="ce32">
            <text:p>94,3%</text:p>
          </table:table-cell>
          <table:table-cell office:value-type="date" office:date-value="2022-08-17T00:00:00" table:style-name="ce33">
            <text:p>17/08/2022</text:p>
          </table:table-cell>
          <table:table-cell table:number-columns-repeated="16377"/>
        </table:table-row>
        <table:table-row table:style-name="ro2">
          <table:table-cell office:value-type="string" table:style-name="ce34">
            <text:p>Castilla y Leon<text:s/></text:p>
          </table:table-cell>
          <table:table-cell office:value-type="float" office:value="2172149" table:style-name="ce31">
            <text:p>2.172.149</text:p>
          </table:table-cell>
          <table:table-cell office:value-type="float" office:value="2049382" table:style-name="ce31">
            <text:p>2.049.382</text:p>
          </table:table-cell>
          <table:table-cell office:value-type="percentage" office:value="0.94348131734977669" table:style-name="ce32">
            <text:p>94,3%</text:p>
          </table:table-cell>
          <table:table-cell office:value-type="float" office:value="2041535" table:style-name="ce31">
            <text:p>2.041.535</text:p>
          </table:table-cell>
          <table:table-cell office:value-type="percentage" office:value="0.93986876590878432" table:style-name="ce32">
            <text:p>94,0%</text:p>
          </table:table-cell>
          <table:table-cell office:value-type="date" office:date-value="2022-08-17T00:00:00" table:style-name="ce33">
            <text:p>17/08/2022</text:p>
          </table:table-cell>
          <table:table-cell table:number-columns-repeated="16377"/>
        </table:table-row>
        <table:table-row table:style-name="ro2">
          <table:table-cell office:value-type="string" table:style-name="ce34">
            <text:p>Castilla - La Mancha</text:p>
          </table:table-cell>
          <table:table-cell office:value-type="float" office:value="1816082" table:style-name="ce31">
            <text:p>1.816.082</text:p>
          </table:table-cell>
          <table:table-cell office:value-type="float" office:value="1663487" table:style-name="ce31">
            <text:p>1.663.487</text:p>
          </table:table-cell>
          <table:table-cell office:value-type="percentage" office:value="0.91597571034788072" table:style-name="ce32">
            <text:p>91,6%</text:p>
          </table:table-cell>
          <table:table-cell office:value-type="float" office:value="1641432" table:style-name="ce31">
            <text:p>1.641.432</text:p>
          </table:table-cell>
          <table:table-cell office:value-type="percentage" office:value="0.90383143492419393" table:style-name="ce32">
            <text:p>90,4%</text:p>
          </table:table-cell>
          <table:table-cell office:value-type="date" office:date-value="2022-08-17T00:00:00" table:style-name="ce33">
            <text:p>17/08/2022</text:p>
          </table:table-cell>
          <table:table-cell table:number-columns-repeated="16377"/>
        </table:table-row>
        <table:table-row table:style-name="ro2">
          <table:table-cell office:value-type="string" table:style-name="ce34">
            <text:p>Cataluña</text:p>
          </table:table-cell>
          <table:table-cell office:value-type="float" office:value="6782414" table:style-name="ce31">
            <text:p>6.782.414</text:p>
          </table:table-cell>
          <table:table-cell office:value-type="float" office:value="6258330" table:style-name="ce31">
            <text:p>6.258.330</text:p>
          </table:table-cell>
          <table:table-cell office:value-type="percentage" office:value="0.92272898705387196" table:style-name="ce32">
            <text:p>92,3%</text:p>
          </table:table-cell>
          <table:table-cell office:value-type="float" office:value="6191373" table:style-name="ce31">
            <text:p>6.191.373</text:p>
          </table:table-cell>
          <table:table-cell office:value-type="percentage" office:value="0.9128568382879606" table:style-name="ce32">
            <text:p>91,3%</text:p>
          </table:table-cell>
          <table:table-cell office:value-type="date" office:date-value="2022-08-17T00:00:00" table:style-name="ce33">
            <text:p>17/08/2022</text:p>
          </table:table-cell>
          <table:table-cell table:number-columns-repeated="16377"/>
        </table:table-row>
        <table:table-row table:style-name="ro2">
          <table:table-cell office:value-type="string" table:style-name="ce34">
            <text:p>C. Valenciana</text:p>
          </table:table-cell>
          <table:table-cell office:value-type="float" office:value="4492026" table:style-name="ce31">
            <text:p>4.492.026</text:p>
          </table:table-cell>
          <table:table-cell office:value-type="float" office:value="4197967" table:style-name="ce31">
            <text:p>4.197.967</text:p>
          </table:table-cell>
          <table:table-cell office:value-type="percentage" office:value="0.93453755610497358" table:style-name="ce32">
            <text:p>93,5%</text:p>
          </table:table-cell>
          <table:table-cell office:value-type="float" office:value="4221629" table:style-name="ce31">
            <text:p>4.221.629</text:p>
          </table:table-cell>
          <table:table-cell office:value-type="percentage" office:value="0.93980511243701614" table:style-name="ce32">
            <text:p>94,0%</text:p>
          </table:table-cell>
          <table:table-cell office:value-type="date" office:date-value="2022-08-17T00:00:00" table:style-name="ce33">
            <text:p>17/08/2022</text:p>
          </table:table-cell>
          <table:table-cell table:number-columns-repeated="16377"/>
        </table:table-row>
        <table:table-row table:style-name="ro2">
          <table:table-cell office:value-type="string" table:style-name="ce34">
            <text:p>Extremadura</text:p>
          </table:table-cell>
          <table:table-cell office:value-type="float" office:value="949890" table:style-name="ce31">
            <text:p>949.890</text:p>
          </table:table-cell>
          <table:table-cell office:value-type="float" office:value="910301" table:style-name="ce31">
            <text:p>910.301</text:p>
          </table:table-cell>
          <table:table-cell office:value-type="percentage" office:value="0.958322542610197" table:style-name="ce32">
            <text:p>95,8%</text:p>
          </table:table-cell>
          <table:table-cell office:value-type="float" office:value="907766" table:style-name="ce31">
            <text:p>907.766</text:p>
          </table:table-cell>
          <table:table-cell office:value-type="percentage" office:value="0.95565381254671589" table:style-name="ce32">
            <text:p>95,6%</text:p>
          </table:table-cell>
          <table:table-cell office:value-type="date" office:date-value="2022-08-17T00:00:00" table:style-name="ce33">
            <text:p>17/08/2022</text:p>
          </table:table-cell>
          <table:table-cell table:number-columns-repeated="16377"/>
        </table:table-row>
        <table:table-row table:style-name="ro2">
          <table:table-cell office:value-type="string" table:style-name="ce34">
            <text:p>Galicia</text:p>
          </table:table-cell>
          <table:table-cell office:value-type="float" office:value="2456127" table:style-name="ce31">
            <text:p>2.456.127</text:p>
          </table:table-cell>
          <table:table-cell office:value-type="float" office:value="2342552" table:style-name="ce31">
            <text:p>2.342.552</text:p>
          </table:table-cell>
          <table:table-cell office:value-type="percentage" office:value="0.95375849864441054" table:style-name="ce32">
            <text:p>95,4%</text:p>
          </table:table-cell>
          <table:table-cell office:value-type="float" office:value="2349201" table:style-name="ce31">
            <text:p>2.349.201</text:p>
          </table:table-cell>
          <table:table-cell office:value-type="percentage" office:value="0.95646560621661669" table:style-name="ce32">
            <text:p>95,6%</text:p>
          </table:table-cell>
          <table:table-cell office:value-type="date" office:date-value="2022-08-17T00:00:00" table:style-name="ce33">
            <text:p>17/08/2022</text:p>
          </table:table-cell>
          <table:table-cell table:number-columns-repeated="16377"/>
        </table:table-row>
        <table:table-row table:style-name="ro2">
          <table:table-cell office:value-type="string" table:style-name="ce34">
            <text:p>La Rioja</text:p>
          </table:table-cell>
          <table:table-cell office:value-type="float" office:value="281479" table:style-name="ce31">
            <text:p>281.479</text:p>
          </table:table-cell>
          <table:table-cell office:value-type="float" office:value="269448" table:style-name="ce31">
            <text:p>269.448</text:p>
          </table:table-cell>
          <table:table-cell office:value-type="percentage" office:value="0.95725791266844062" table:style-name="ce32">
            <text:p>95,7%</text:p>
          </table:table-cell>
          <table:table-cell office:value-type="float" office:value="274162" table:style-name="ce31">
            <text:p>274.162</text:p>
          </table:table-cell>
          <table:table-cell office:value-type="percentage" office:value="0.97400516557185435" table:style-name="ce32">
            <text:p>97,4%</text:p>
          </table:table-cell>
          <table:table-cell office:value-type="date" office:date-value="2022-08-16T00:00:00" table:style-name="ce33">
            <text:p>16/08/2022</text:p>
          </table:table-cell>
          <table:table-cell table:number-columns-repeated="16377"/>
        </table:table-row>
        <table:table-row table:style-name="ro2">
          <table:table-cell office:value-type="string" table:style-name="ce34">
            <text:p>Madrid</text:p>
          </table:table-cell>
          <table:table-cell office:value-type="float" office:value="5970908" table:style-name="ce31">
            <text:p>5.970.908</text:p>
          </table:table-cell>
          <table:table-cell office:value-type="float" office:value="5522565" table:style-name="ce31">
            <text:p>5.522.565</text:p>
          </table:table-cell>
          <table:table-cell office:value-type="percentage" office:value="0.92491209042242817" table:style-name="ce32">
            <text:p>92,5%</text:p>
          </table:table-cell>
          <table:table-cell office:value-type="float" office:value="5531834" table:style-name="ce31">
            <text:p>5.531.834</text:p>
          </table:table-cell>
          <table:table-cell office:value-type="percentage" office:value="0.92646445063296901" table:style-name="ce32">
            <text:p>92,6%</text:p>
          </table:table-cell>
          <table:table-cell office:value-type="date" office:date-value="2022-08-17T00:00:00" table:style-name="ce33">
            <text:p>17/08/2022</text:p>
          </table:table-cell>
          <table:table-cell table:number-columns-repeated="16377"/>
        </table:table-row>
        <table:table-row table:style-name="ro2">
          <table:table-cell office:value-type="string" table:style-name="ce34">
            <text:p>Murcia<text:s/></text:p>
          </table:table-cell>
          <table:table-cell office:value-type="float" office:value="1317614" table:style-name="ce31">
            <text:p>1.317.614</text:p>
          </table:table-cell>
          <table:table-cell office:value-type="float" office:value="1232639" table:style-name="ce31">
            <text:p>1.232.639</text:p>
          </table:table-cell>
          <table:table-cell office:value-type="percentage" office:value="0.93550842659534583" table:style-name="ce32">
            <text:p>93,6%</text:p>
          </table:table-cell>
          <table:table-cell office:value-type="float" office:value="1237979" table:style-name="ce31">
            <text:p>1.237.979</text:p>
          </table:table-cell>
          <table:table-cell office:value-type="percentage" office:value="0.93956120684813615" table:style-name="ce32">
            <text:p>94,0%</text:p>
          </table:table-cell>
          <table:table-cell office:value-type="date" office:date-value="2022-08-17T00:00:00" table:style-name="ce33">
            <text:p>17/08/2022</text:p>
          </table:table-cell>
          <table:table-cell table:number-columns-repeated="16377"/>
        </table:table-row>
        <table:table-row table:style-name="ro2">
          <table:table-cell office:value-type="string" table:style-name="ce34">
            <text:p>Navarra</text:p>
          </table:table-cell>
          <table:table-cell office:value-type="float" office:value="580174" table:style-name="ce31">
            <text:p>580.174</text:p>
          </table:table-cell>
          <table:table-cell office:value-type="float" office:value="540240" table:style-name="ce31">
            <text:p>540.240</text:p>
          </table:table-cell>
          <table:table-cell office:value-type="percentage" office:value="0.93116892518451366" table:style-name="ce32">
            <text:p>93,1%</text:p>
          </table:table-cell>
          <table:table-cell office:value-type="float" office:value="541112" table:style-name="ce31">
            <text:p>541.112</text:p>
          </table:table-cell>
          <table:table-cell office:value-type="percentage" office:value="0.93267192256116271" table:style-name="ce32">
            <text:p>93,3%</text:p>
          </table:table-cell>
          <table:table-cell office:value-type="date" office:date-value="2022-08-17T00:00:00" table:style-name="ce33">
            <text:p>17/08/2022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34">
            <text:p>País Vasco</text:p>
          </table:table-cell>
          <table:table-cell office:value-type="float" office:value="1955253" table:style-name="ce31">
            <text:p>1.955.253</text:p>
          </table:table-cell>
          <table:table-cell office:value-type="float" office:value="1865774" table:style-name="ce31">
            <text:p>1.865.774</text:p>
          </table:table-cell>
          <table:table-cell office:value-type="percentage" office:value="0.95423661285777339" table:style-name="ce32">
            <text:p>95,4%</text:p>
          </table:table-cell>
          <table:table-cell office:value-type="float" office:value="1854550" table:style-name="ce31">
            <text:p>1.854.550</text:p>
          </table:table-cell>
          <table:table-cell office:value-type="percentage" office:value="0.94849617926682639" table:style-name="ce32">
            <text:p>94,8%</text:p>
          </table:table-cell>
          <table:table-cell office:value-type="date" office:date-value="2022-08-17T00:00:00" table:style-name="ce33">
            <text:p>17/08/2022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34">
            <text:p>Ceuta</text:p>
          </table:table-cell>
          <table:table-cell office:value-type="float" office:value="71029" table:style-name="ce31">
            <text:p>71.029</text:p>
          </table:table-cell>
          <table:table-cell office:value-type="float" office:value="65463" table:style-name="ce31">
            <text:p>65.463</text:p>
          </table:table-cell>
          <table:table-cell office:value-type="percentage" office:value="0.92163764096355005" table:style-name="ce32">
            <text:p>92,2%</text:p>
          </table:table-cell>
          <table:table-cell office:value-type="float" office:value="63715" table:style-name="ce31">
            <text:p>63.715</text:p>
          </table:table-cell>
          <table:table-cell office:value-type="percentage" office:value="0.89702797448929306" table:style-name="ce32">
            <text:p>89,7%</text:p>
          </table:table-cell>
          <table:table-cell office:value-type="date" office:date-value="2022-08-17T00:00:00" table:style-name="ce33">
            <text:p>17/08/2022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34">
            <text:p>Melilla</text:p>
          </table:table-cell>
          <table:table-cell office:value-type="float" office:value="68266" table:style-name="ce31">
            <text:p>68.266</text:p>
          </table:table-cell>
          <table:table-cell office:value-type="float" office:value="63094" table:style-name="ce31">
            <text:p>63.094</text:p>
          </table:table-cell>
          <table:table-cell office:value-type="percentage" office:value="0.92423754138224001" table:style-name="ce32">
            <text:p>92,4%</text:p>
          </table:table-cell>
          <table:table-cell office:value-type="float" office:value="61489" table:style-name="ce31">
            <text:p>61.489</text:p>
          </table:table-cell>
          <table:table-cell office:value-type="percentage" office:value="0.9007265695954062" table:style-name="ce32">
            <text:p>90,1%</text:p>
          </table:table-cell>
          <table:table-cell office:value-type="date" office:date-value="2022-08-17T00:00:00" table:style-name="ce33">
            <text:p>17/08/2022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34">
            <text:p>FF.AA.</text:p>
          </table:table-cell>
          <table:table-cell office:value-type="string" table:style-name="ce31">
            <text:p>-</text:p>
          </table:table-cell>
          <table:table-cell office:value-type="float" office:value="95151" table:style-name="ce31">
            <text:p>95.151</text:p>
          </table:table-cell>
          <table:table-cell office:value-type="string" table:style-name="ce32">
            <text:p>-</text:p>
          </table:table-cell>
          <table:table-cell office:value-type="float" office:value="94772" table:style-name="ce31">
            <text:p>94.772</text:p>
          </table:table-cell>
          <table:table-cell office:value-type="string" table:style-name="ce32">
            <text:p>-</text:p>
          </table:table-cell>
          <table:table-cell office:value-type="date" office:date-value="2022-08-01T00:00:00" table:style-name="ce33">
            <text:p>01/08/2022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34">
            <text:p>Sanidad Exterior</text:p>
          </table:table-cell>
          <table:table-cell office:value-type="string" table:style-name="ce31">
            <text:p>-</text:p>
          </table:table-cell>
          <table:table-cell office:value-type="float" office:value="8122" table:style-name="ce31">
            <text:p>8.122</text:p>
          </table:table-cell>
          <table:table-cell office:value-type="string" table:style-name="ce32">
            <text:p>-</text:p>
          </table:table-cell>
          <table:table-cell office:value-type="float" office:value="8127" table:style-name="ce31">
            <text:p>8.127</text:p>
          </table:table-cell>
          <table:table-cell office:value-type="string" table:style-name="ce32">
            <text:p>-</text:p>
          </table:table-cell>
          <table:table-cell office:value-type="date" office:date-value="2022-08-16T00:00:00" table:style-name="ce33">
            <text:p>16/08/2022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35">
            <text:p>Totales</text:p>
          </table:table-cell>
          <table:table-cell office:value-type="float" office:value="42185033" table:style-name="ce36">
            <text:p>42.185.033</text:p>
          </table:table-cell>
          <table:table-cell office:value-type="float" office:value="39256032" table:style-name="ce36">
            <text:p>39.256.032</text:p>
          </table:table-cell>
          <table:table-cell office:value-type="percentage" office:value="0.9305677679569434" table:style-name="ce37">
            <text:p>93,1%</text:p>
          </table:table-cell>
          <table:table-cell office:value-type="float" office:value="39141036" table:style-name="ce36">
            <text:p>39.141.036</text:p>
          </table:table-cell>
          <table:table-cell office:value-type="percentage" office:value="0.92784177743798379" table:style-name="ce37">
            <text:p>92,8%</text:p>
          </table:table-cell>
          <table:table-cell table:style-name="ce38"/>
          <table:table-cell table:number-columns-repeated="16377" table:style-name="ce29"/>
        </table:table-row>
        <table:table-row table:style-name="ro5">
          <table:table-cell table:number-columns-repeated="16384"/>
        </table:table-row>
        <table:table-row table:style-name="ro7">
          <table:table-cell table:number-columns-spanned="10" table:number-rows-spanned="1" table:style-name="ce26"/>
          <table:covered-table-cell table:number-columns-repeated="9"/>
          <table:table-cell table:number-columns-repeated="16374"/>
        </table:table-row>
        <table:table-row table:number-rows-repeated="1048551" table:style-name="ro5">
          <table:table-cell table:number-columns-repeated="16384"/>
        </table:table-row>
      </table:table>
      <table:table table:name="Etarios_con_al_menos_1_dosis" table:style-name="ta1">
        <table:table-column table:style-name="co7" table:default-cell-style-name="ce29"/>
        <table:table-column table:style-name="co8" table:default-cell-style-name="ce29"/>
        <table:table-column table:style-name="co8" table:default-cell-style-name="ce58"/>
        <table:table-column table:style-name="co8" table:default-cell-style-name="ce29"/>
        <table:table-column table:style-name="co8" table:default-cell-style-name="ce58"/>
        <table:table-column table:style-name="co8" table:default-cell-style-name="ce29"/>
        <table:table-column table:style-name="co8" table:default-cell-style-name="ce58"/>
        <table:table-column table:style-name="co8" table:default-cell-style-name="ce29"/>
        <table:table-column table:style-name="co8" table:default-cell-style-name="ce58"/>
        <table:table-column table:style-name="co8" table:default-cell-style-name="ce29"/>
        <table:table-column table:style-name="co8" table:default-cell-style-name="ce58"/>
        <table:table-column table:style-name="co8" table:default-cell-style-name="ce54"/>
        <table:table-column table:style-name="co4" table:default-cell-style-name="ce58"/>
        <table:table-column table:style-name="co4" table:default-cell-style-name="ce29"/>
        <table:table-column table:style-name="co4" table:default-cell-style-name="ce58"/>
        <table:table-column table:style-name="co4" table:number-columns-repeated="2" table:default-cell-style-name="ce29"/>
        <table:table-column table:style-name="co4" table:default-cell-style-name="ce58"/>
        <table:table-column table:style-name="co4" table:number-columns-repeated="2" table:default-cell-style-name="ce29"/>
        <table:table-column table:style-name="co3" table:number-columns-repeated="20" table:default-cell-style-name="ce29"/>
        <table:table-column table:style-name="co4" table:number-columns-repeated="16344" table:default-cell-style-name="ce29"/>
        <table:table-row table:style-name="ro8">
          <table:table-cell table:style-name="ce39"/>
          <table:table-cell office:value-type="string" table:style-name="ce40">
            <text:p>Personas con al menos 1 dosis ≥80 años</text:p>
          </table:table-cell>
          <table:table-cell office:value-type="string" table:style-name="ce41">
            <text:p>%</text:p>
          </table:table-cell>
          <table:table-cell office:value-type="string" table:style-name="ce40">
            <text:p>Personas con al menos 1 dosis 70-79 años</text:p>
          </table:table-cell>
          <table:table-cell office:value-type="string" table:style-name="ce41">
            <text:p>%</text:p>
          </table:table-cell>
          <table:table-cell office:value-type="string" table:style-name="ce40">
            <text:p>Personas con al menos 1 dosis 60-69 años</text:p>
          </table:table-cell>
          <table:table-cell office:value-type="string" table:style-name="ce41">
            <text:p>%</text:p>
          </table:table-cell>
          <table:table-cell office:value-type="string" table:style-name="ce40">
            <text:p>Personas con al menos 1 dosis 50-59 años</text:p>
          </table:table-cell>
          <table:table-cell office:value-type="string" table:style-name="ce41">
            <text:p>%</text:p>
          </table:table-cell>
          <table:table-cell office:value-type="string" table:style-name="ce40">
            <text:p>Personas con al menos 1 dosis 40-49 años</text:p>
          </table:table-cell>
          <table:table-cell office:value-type="string" table:style-name="ce41">
            <text:p>%</text:p>
          </table:table-cell>
          <table:table-cell office:value-type="string" table:style-name="ce40">
            <text:p>Personas con al menos 1 dosis 30-39 años</text:p>
          </table:table-cell>
          <table:table-cell office:value-type="string" table:style-name="ce41">
            <text:p>%</text:p>
          </table:table-cell>
          <table:table-cell office:value-type="string" table:style-name="ce40">
            <text:p>Personas con al menos 1 dosis 20-29 años</text:p>
          </table:table-cell>
          <table:table-cell office:value-type="string" table:style-name="ce41">
            <text:p>%</text:p>
          </table:table-cell>
          <table:table-cell office:value-type="string" table:style-name="ce40">
            <text:p>Personas con al menos 1 dosis 12-19 años</text:p>
          </table:table-cell>
          <table:table-cell office:value-type="string" table:style-name="ce41">
            <text:p>%</text:p>
          </table:table-cell>
          <table:table-cell office:value-type="string" table:style-name="ce42">
            <text:p>Total Personas con al menos 1 dosis</text:p>
          </table:table-cell>
          <table:table-cell office:value-type="string" table:style-name="ce42">
            <text:p>Total Población INE Población a Vacunar (1)</text:p>
          </table:table-cell>
          <table:table-cell office:value-type="string" table:style-name="ce43">
            <text:p>% Con al menos 1 dosis sobre Población a Vacunar INE</text:p>
          </table:table-cell>
          <table:table-cell office:value-type="string" table:style-name="ce43">
            <text:p>% Con al menos 1 dosis sobre Total Población INE</text:p>
          </table:table-cell>
          <table:table-cell table:number-columns-repeated="16363" table:style-name="ce44"/>
        </table:table-row>
        <table:table-row table:style-name="ro5">
          <table:table-cell office:value-type="string" table:style-name="ce45">
            <text:p>Andalucía</text:p>
          </table:table-cell>
          <table:table-cell office:value-type="float" office:value="435649" table:style-name="ce46">
            <text:p>435.649</text:p>
          </table:table-cell>
          <table:table-cell office:value-type="percentage" office:value="1" table:style-name="ce47">
            <text:p>100,0%</text:p>
          </table:table-cell>
          <table:table-cell office:value-type="float" office:value="656749" table:style-name="ce46">
            <text:p>656.749</text:p>
          </table:table-cell>
          <table:table-cell office:value-type="percentage" office:value="1" table:style-name="ce47">
            <text:p>100,0%</text:p>
          </table:table-cell>
          <table:table-cell office:value-type="float" office:value="937909" table:style-name="ce46">
            <text:p>937.909</text:p>
          </table:table-cell>
          <table:table-cell office:value-type="percentage" office:value="0.97879421307432779" table:style-name="ce47">
            <text:p>97,9%</text:p>
          </table:table-cell>
          <table:table-cell office:value-type="float" office:value="1230185" table:style-name="ce46">
            <text:p>1.230.185</text:p>
          </table:table-cell>
          <table:table-cell office:value-type="percentage" office:value="0.95541596671613893" table:style-name="ce47">
            <text:p>95,5%</text:p>
          </table:table-cell>
          <table:table-cell office:value-type="float" office:value="1278336" table:style-name="ce46">
            <text:p>1.278.336</text:p>
          </table:table-cell>
          <table:table-cell office:value-type="percentage" office:value="0.92342899411703516" table:style-name="ce47">
            <text:p>92,3%</text:p>
          </table:table-cell>
          <table:table-cell office:value-type="float" office:value="969842" table:style-name="ce46">
            <text:p>969.842</text:p>
          </table:table-cell>
          <table:table-cell office:value-type="percentage" office:value="0.88025573325902884" table:style-name="ce47">
            <text:p>88,0%</text:p>
          </table:table-cell>
          <table:table-cell office:value-type="float" office:value="814050" table:style-name="ce46">
            <text:p>814.050</text:p>
          </table:table-cell>
          <table:table-cell office:value-type="percentage" office:value="0.87899735669119938" table:style-name="ce47">
            <text:p>87,9%</text:p>
          </table:table-cell>
          <table:table-cell office:value-type="float" office:value="723902" table:style-name="ce46">
            <text:p>723.902</text:p>
          </table:table-cell>
          <table:table-cell office:value-type="percentage" office:value="0.93667043628355451" table:style-name="ce47">
            <text:p>93,7%</text:p>
          </table:table-cell>
          <table:table-cell office:value-type="float" office:value="7046622" table:style-name="ce46">
            <text:p>7.046.622</text:p>
          </table:table-cell>
          <table:table-cell office:value-type="float" office:value="7508005" table:style-name="ce46">
            <text:p>7.508.005</text:p>
          </table:table-cell>
          <table:table-cell office:value-type="percentage" office:value="0.93854785658773532" table:style-name="ce47">
            <text:p>93,9%</text:p>
          </table:table-cell>
          <table:table-cell office:value-type="percentage" office:value="0.82879818287394924" table:style-name="ce47">
            <text:p>82,9%</text:p>
          </table:table-cell>
          <table:table-cell table:number-columns-repeated="16363"/>
        </table:table-row>
        <table:table-row table:style-name="ro5">
          <table:table-cell office:value-type="string" table:style-name="ce48">
            <text:p>Aragón</text:p>
          </table:table-cell>
          <table:table-cell office:value-type="float" office:value="101743" table:style-name="ce49">
            <text:p>101.743</text:p>
          </table:table-cell>
          <table:table-cell office:value-type="percentage" office:value="1" table:style-name="ce50">
            <text:p>100,0%</text:p>
          </table:table-cell>
          <table:table-cell office:value-type="float" office:value="119916" table:style-name="ce49">
            <text:p>119.916</text:p>
          </table:table-cell>
          <table:table-cell office:value-type="percentage" office:value="1" table:style-name="ce50">
            <text:p>100,0%</text:p>
          </table:table-cell>
          <table:table-cell office:value-type="float" office:value="156126" table:style-name="ce49">
            <text:p>156.126</text:p>
          </table:table-cell>
          <table:table-cell office:value-type="percentage" office:value="0.96786312069927471" table:style-name="ce50">
            <text:p>96,8%</text:p>
          </table:table-cell>
          <table:table-cell office:value-type="float" office:value="188692" table:style-name="ce49">
            <text:p>188.692</text:p>
          </table:table-cell>
          <table:table-cell office:value-type="percentage" office:value="0.93890630442354583" table:style-name="ce50">
            <text:p>93,9%</text:p>
          </table:table-cell>
          <table:table-cell office:value-type="float" office:value="192598" table:style-name="ce49">
            <text:p>192.598</text:p>
          </table:table-cell>
          <table:table-cell office:value-type="percentage" office:value="0.90151986781315974" table:style-name="ce50">
            <text:p>90,2%</text:p>
          </table:table-cell>
          <table:table-cell office:value-type="float" office:value="132302" table:style-name="ce49">
            <text:p>132.302</text:p>
          </table:table-cell>
          <table:table-cell office:value-type="percentage" office:value="0.83588369830298592" table:style-name="ce50">
            <text:p>83,6%</text:p>
          </table:table-cell>
          <table:table-cell office:value-type="float" office:value="111122" table:style-name="ce49">
            <text:p>111.122</text:p>
          </table:table-cell>
          <table:table-cell office:value-type="percentage" office:value="0.84956956528387284" table:style-name="ce50">
            <text:p>85,0%</text:p>
          </table:table-cell>
          <table:table-cell office:value-type="float" office:value="95790" table:style-name="ce49">
            <text:p>95.790</text:p>
          </table:table-cell>
          <table:table-cell office:value-type="percentage" office:value="0.8949241850948737" table:style-name="ce50">
            <text:p>89,5%</text:p>
          </table:table-cell>
          <table:table-cell office:value-type="float" office:value="1098289" table:style-name="ce49">
            <text:p>1.098.289</text:p>
          </table:table-cell>
          <table:table-cell office:value-type="float" office:value="1189408" table:style-name="ce49">
            <text:p>1.189.408</text:p>
          </table:table-cell>
          <table:table-cell office:value-type="percentage" office:value="0.92339130054615404" table:style-name="ce50">
            <text:p>92,3%</text:p>
          </table:table-cell>
          <table:table-cell office:value-type="percentage" office:value="0.8250783355231972" table:style-name="ce50">
            <text:p>82,5%</text:p>
          </table:table-cell>
          <table:table-cell table:number-columns-repeated="16363"/>
        </table:table-row>
        <table:table-row table:style-name="ro5">
          <table:table-cell office:value-type="string" table:style-name="ce48">
            <text:p>Asturias<text:s/></text:p>
          </table:table-cell>
          <table:table-cell office:value-type="float" office:value="89315" table:style-name="ce49">
            <text:p>89.315</text:p>
          </table:table-cell>
          <table:table-cell office:value-type="percentage" office:value="1" table:style-name="ce50">
            <text:p>100,0%</text:p>
          </table:table-cell>
          <table:table-cell office:value-type="float" office:value="114857" table:style-name="ce49">
            <text:p>114.857</text:p>
          </table:table-cell>
          <table:table-cell office:value-type="percentage" office:value="1" table:style-name="ce50">
            <text:p>100,0%</text:p>
          </table:table-cell>
          <table:table-cell office:value-type="float" office:value="149265" table:style-name="ce49">
            <text:p>149.265</text:p>
          </table:table-cell>
          <table:table-cell office:value-type="percentage" office:value="0.98207118889400613" table:style-name="ce50">
            <text:p>98,2%</text:p>
          </table:table-cell>
          <table:table-cell office:value-type="float" office:value="154546" table:style-name="ce49">
            <text:p>154.546</text:p>
          </table:table-cell>
          <table:table-cell office:value-type="percentage" office:value="0.95349913316017099" table:style-name="ce50">
            <text:p>95,3%</text:p>
          </table:table-cell>
          <table:table-cell office:value-type="float" office:value="152694" table:style-name="ce49">
            <text:p>152.694</text:p>
          </table:table-cell>
          <table:table-cell office:value-type="percentage" office:value="0.92028688524590163" table:style-name="ce50">
            <text:p>92,0%</text:p>
          </table:table-cell>
          <table:table-cell office:value-type="float" office:value="93260" table:style-name="ce49">
            <text:p>93.260</text:p>
          </table:table-cell>
          <table:table-cell office:value-type="percentage" office:value="0.85881887080881469" table:style-name="ce50">
            <text:p>85,9%</text:p>
          </table:table-cell>
          <table:table-cell office:value-type="float" office:value="69030" table:style-name="ce49">
            <text:p>69.030</text:p>
          </table:table-cell>
          <table:table-cell office:value-type="percentage" office:value="0.87112894677065189" table:style-name="ce50">
            <text:p>87,1%</text:p>
          </table:table-cell>
          <table:table-cell office:value-type="float" office:value="63169" table:style-name="ce49">
            <text:p>63.169</text:p>
          </table:table-cell>
          <table:table-cell office:value-type="percentage" office:value="0.9680182665195538" table:style-name="ce50">
            <text:p>96,8%</text:p>
          </table:table-cell>
          <table:table-cell office:value-type="float" office:value="886136" table:style-name="ce49">
            <text:p>886.136</text:p>
          </table:table-cell>
          <table:table-cell office:value-type="float" office:value="930447" table:style-name="ce49">
            <text:p>930.447</text:p>
          </table:table-cell>
          <table:table-cell office:value-type="percentage" office:value="0.95237665337198141" table:style-name="ce50">
            <text:p>95,2%</text:p>
          </table:table-cell>
          <table:table-cell office:value-type="percentage" office:value="0.87485993035762066" table:style-name="ce50">
            <text:p>87,5%</text:p>
          </table:table-cell>
          <table:table-cell table:number-columns-repeated="16363"/>
        </table:table-row>
        <table:table-row table:style-name="ro5">
          <table:table-cell office:value-type="string" table:style-name="ce48">
            <text:p>Baleares</text:p>
          </table:table-cell>
          <table:table-cell office:value-type="float" office:value="51873" table:style-name="ce49">
            <text:p>51.873</text:p>
          </table:table-cell>
          <table:table-cell office:value-type="percentage" office:value="0.96718438274942664" table:style-name="ce50">
            <text:p>96,7%</text:p>
          </table:table-cell>
          <table:table-cell office:value-type="float" office:value="79968" table:style-name="ce49">
            <text:p>79.968</text:p>
          </table:table-cell>
          <table:table-cell office:value-type="percentage" office:value="0.91670678863745791" table:style-name="ce50">
            <text:p>91,7%</text:p>
          </table:table-cell>
          <table:table-cell office:value-type="float" office:value="112256" table:style-name="ce49">
            <text:p>112.256</text:p>
          </table:table-cell>
          <table:table-cell office:value-type="percentage" office:value="0.88117871468605025" table:style-name="ce50">
            <text:p>88,1%</text:p>
          </table:table-cell>
          <table:table-cell office:value-type="float" office:value="153804" table:style-name="ce49">
            <text:p>153.804</text:p>
          </table:table-cell>
          <table:table-cell office:value-type="percentage" office:value="0.86646235662618021" table:style-name="ce50">
            <text:p>86,6%</text:p>
          </table:table-cell>
          <table:table-cell office:value-type="float" office:value="174070" table:style-name="ce49">
            <text:p>174.070</text:p>
          </table:table-cell>
          <table:table-cell office:value-type="percentage" office:value="0.80356194863887953" table:style-name="ce50">
            <text:p>80,4%</text:p>
          </table:table-cell>
          <table:table-cell office:value-type="float" office:value="135697" table:style-name="ce49">
            <text:p>135.697</text:p>
          </table:table-cell>
          <table:table-cell office:value-type="percentage" office:value="0.73729536477095525" table:style-name="ce50">
            <text:p>73,7%</text:p>
          </table:table-cell>
          <table:table-cell office:value-type="float" office:value="105118" table:style-name="ce49">
            <text:p>105.118</text:p>
          </table:table-cell>
          <table:table-cell office:value-type="percentage" office:value="0.76609359171507074" table:style-name="ce50">
            <text:p>76,6%</text:p>
          </table:table-cell>
          <table:table-cell office:value-type="float" office:value="84867" table:style-name="ce49">
            <text:p>84.867</text:p>
          </table:table-cell>
          <table:table-cell office:value-type="percentage" office:value="0.85262618550072333" table:style-name="ce50">
            <text:p>85,3%</text:p>
          </table:table-cell>
          <table:table-cell office:value-type="float" office:value="897653" table:style-name="ce49">
            <text:p>897.653</text:p>
          </table:table-cell>
          <table:table-cell office:value-type="float" office:value="1083187" table:style-name="ce49">
            <text:p>1.083.187</text:p>
          </table:table-cell>
          <table:table-cell office:value-type="percentage" office:value="0.82871470946383219" table:style-name="ce50">
            <text:p>82,9%</text:p>
          </table:table-cell>
          <table:table-cell office:value-type="percentage" office:value="0.73591686991453342" table:style-name="ce50">
            <text:p>73,6%</text:p>
          </table:table-cell>
          <table:table-cell table:number-columns-repeated="16363"/>
        </table:table-row>
        <table:table-row table:style-name="ro5">
          <table:table-cell office:value-type="string" table:style-name="ce48">
            <text:p>Canarias</text:p>
          </table:table-cell>
          <table:table-cell office:value-type="float" office:value="94910" table:style-name="ce49">
            <text:p>94.910</text:p>
          </table:table-cell>
          <table:table-cell office:value-type="percentage" office:value="0.94567665052509919" table:style-name="ce50">
            <text:p>94,6%</text:p>
          </table:table-cell>
          <table:table-cell office:value-type="float" office:value="156291" table:style-name="ce49">
            <text:p>156.291</text:p>
          </table:table-cell>
          <table:table-cell office:value-type="percentage" office:value="0.9333815080682728" table:style-name="ce50">
            <text:p>93,3%</text:p>
          </table:table-cell>
          <table:table-cell office:value-type="float" office:value="229629" table:style-name="ce49">
            <text:p>229.629</text:p>
          </table:table-cell>
          <table:table-cell office:value-type="percentage" office:value="0.91283814672735586" table:style-name="ce50">
            <text:p>91,3%</text:p>
          </table:table-cell>
          <table:table-cell office:value-type="float" office:value="326245" table:style-name="ce49">
            <text:p>326.245</text:p>
          </table:table-cell>
          <table:table-cell office:value-type="percentage" office:value="0.8859406865500602" table:style-name="ce50">
            <text:p>88,6%</text:p>
          </table:table-cell>
          <table:table-cell office:value-type="float" office:value="325493" table:style-name="ce49">
            <text:p>325.493</text:p>
          </table:table-cell>
          <table:table-cell office:value-type="percentage" office:value="0.82590426409205664" table:style-name="ce50">
            <text:p>82,6%</text:p>
          </table:table-cell>
          <table:table-cell office:value-type="float" office:value="240109" table:style-name="ce49">
            <text:p>240.109</text:p>
          </table:table-cell>
          <table:table-cell office:value-type="percentage" office:value="0.76745977459710668" table:style-name="ce50">
            <text:p>76,7%</text:p>
          </table:table-cell>
          <table:table-cell office:value-type="float" office:value="201936" table:style-name="ce49">
            <text:p>201.936</text:p>
          </table:table-cell>
          <table:table-cell office:value-type="percentage" office:value="0.79292891613100824" table:style-name="ce50">
            <text:p>79,3%</text:p>
          </table:table-cell>
          <table:table-cell office:value-type="float" office:value="173166" table:style-name="ce49">
            <text:p>173.166</text:p>
          </table:table-cell>
          <table:table-cell office:value-type="percentage" office:value="0.93976609773966846" table:style-name="ce50">
            <text:p>94,0%</text:p>
          </table:table-cell>
          <table:table-cell office:value-type="float" office:value="1747779" table:style-name="ce49">
            <text:p>1.747.779</text:p>
          </table:table-cell>
          <table:table-cell office:value-type="float" office:value="2033513" table:style-name="ce49">
            <text:p>2.033.513</text:p>
          </table:table-cell>
          <table:table-cell office:value-type="percentage" office:value="0.85948749774405175" table:style-name="ce50">
            <text:p>85,9%</text:p>
          </table:table-cell>
          <table:table-cell office:value-type="percentage" office:value="0.77873959228629519" table:style-name="ce50">
            <text:p>77,9%</text:p>
          </table:table-cell>
          <table:table-cell table:number-columns-repeated="16363"/>
        </table:table-row>
        <table:table-row table:style-name="ro5">
          <table:table-cell office:value-type="string" table:style-name="ce48">
            <text:p>Cantabria</text:p>
          </table:table-cell>
          <table:table-cell office:value-type="float" office:value="42602" table:style-name="ce49">
            <text:p>42.602</text:p>
          </table:table-cell>
          <table:table-cell office:value-type="percentage" office:value="1" table:style-name="ce50">
            <text:p>100,0%</text:p>
          </table:table-cell>
          <table:table-cell office:value-type="float" office:value="56235" table:style-name="ce49">
            <text:p>56.235</text:p>
          </table:table-cell>
          <table:table-cell office:value-type="percentage" office:value="1" table:style-name="ce50">
            <text:p>100,0%</text:p>
          </table:table-cell>
          <table:table-cell office:value-type="float" office:value="77320" table:style-name="ce49">
            <text:p>77.320</text:p>
          </table:table-cell>
          <table:table-cell office:value-type="percentage" office:value="0.97556051831383983" table:style-name="ce50">
            <text:p>97,6%</text:p>
          </table:table-cell>
          <table:table-cell office:value-type="float" office:value="85257" table:style-name="ce49">
            <text:p>85.257</text:p>
          </table:table-cell>
          <table:table-cell office:value-type="percentage" office:value="0.93719907661866553" table:style-name="ce50">
            <text:p>93,7%</text:p>
          </table:table-cell>
          <table:table-cell office:value-type="float" office:value="89578" table:style-name="ce49">
            <text:p>89.578</text:p>
          </table:table-cell>
          <table:table-cell office:value-type="percentage" office:value="0.91982420471114945" table:style-name="ce50">
            <text:p>92,0%</text:p>
          </table:table-cell>
          <table:table-cell office:value-type="float" office:value="57033" table:style-name="ce49">
            <text:p>57.033</text:p>
          </table:table-cell>
          <table:table-cell office:value-type="percentage" office:value="0.84923612972393459" table:style-name="ce50">
            <text:p>84,9%</text:p>
          </table:table-cell>
          <table:table-cell office:value-type="float" office:value="43623" table:style-name="ce49">
            <text:p>43.623</text:p>
          </table:table-cell>
          <table:table-cell office:value-type="percentage" office:value="0.85748825506653825" table:style-name="ce50">
            <text:p>85,7%</text:p>
          </table:table-cell>
          <table:table-cell office:value-type="float" office:value="43390" table:style-name="ce49">
            <text:p>43.390</text:p>
          </table:table-cell>
          <table:table-cell office:value-type="percentage" office:value="0.95819623258176356" table:style-name="ce50">
            <text:p>95,8%</text:p>
          </table:table-cell>
          <table:table-cell office:value-type="float" office:value="495038" table:style-name="ce49">
            <text:p>495.038</text:p>
          </table:table-cell>
          <table:table-cell office:value-type="float" office:value="527062" table:style-name="ce49">
            <text:p>527.062</text:p>
          </table:table-cell>
          <table:table-cell office:value-type="percentage" office:value="0.93924054475564545" table:style-name="ce50">
            <text:p>93,9%</text:p>
          </table:table-cell>
          <table:table-cell office:value-type="percentage" office:value="0.84816886688197646" table:style-name="ce50">
            <text:p>84,8%</text:p>
          </table:table-cell>
          <table:table-cell table:number-columns-repeated="16363"/>
        </table:table-row>
        <table:table-row table:style-name="ro5">
          <table:table-cell office:value-type="string" table:style-name="ce48">
            <text:p>Castilla y Leon</text:p>
          </table:table-cell>
          <table:table-cell office:value-type="float" office:value="230088" table:style-name="ce49">
            <text:p>230.088</text:p>
          </table:table-cell>
          <table:table-cell office:value-type="percentage" office:value="1" table:style-name="ce50">
            <text:p>100,0%</text:p>
          </table:table-cell>
          <table:table-cell office:value-type="float" office:value="252385" table:style-name="ce49">
            <text:p>252.385</text:p>
          </table:table-cell>
          <table:table-cell office:value-type="percentage" office:value="1" table:style-name="ce50">
            <text:p>100,0%</text:p>
          </table:table-cell>
          <table:table-cell office:value-type="float" office:value="324739" table:style-name="ce49">
            <text:p>324.739</text:p>
          </table:table-cell>
          <table:table-cell office:value-type="percentage" office:value="0.9923481938498302" table:style-name="ce50">
            <text:p>99,2%</text:p>
          </table:table-cell>
          <table:table-cell office:value-type="float" office:value="358058" table:style-name="ce49">
            <text:p>358.058</text:p>
          </table:table-cell>
          <table:table-cell office:value-type="percentage" office:value="0.93928431832907922" table:style-name="ce50">
            <text:p>93,9%</text:p>
          </table:table-cell>
          <table:table-cell office:value-type="float" office:value="326505" table:style-name="ce49">
            <text:p>326.505</text:p>
          </table:table-cell>
          <table:table-cell office:value-type="percentage" office:value="0.90644971432696098" table:style-name="ce50">
            <text:p>90,6%</text:p>
          </table:table-cell>
          <table:table-cell office:value-type="float" office:value="219362" table:style-name="ce49">
            <text:p>219.362</text:p>
          </table:table-cell>
          <table:table-cell office:value-type="percentage" office:value="0.84727812067886688" table:style-name="ce50">
            <text:p>84,7%</text:p>
          </table:table-cell>
          <table:table-cell office:value-type="float" office:value="181594" table:style-name="ce49">
            <text:p>181.594</text:p>
          </table:table-cell>
          <table:table-cell office:value-type="percentage" office:value="0.85746934304156697" table:style-name="ce50">
            <text:p>85,7%</text:p>
          </table:table-cell>
          <table:table-cell office:value-type="float" office:value="156651" table:style-name="ce49">
            <text:p>156.651</text:p>
          </table:table-cell>
          <table:table-cell office:value-type="percentage" office:value="0.93134876752398954" table:style-name="ce50">
            <text:p>93,1%</text:p>
          </table:table-cell>
          <table:table-cell office:value-type="float" office:value="2049382" table:style-name="ce49">
            <text:p>2.049.382</text:p>
          </table:table-cell>
          <table:table-cell office:value-type="float" office:value="2172149" table:style-name="ce49">
            <text:p>2.172.149</text:p>
          </table:table-cell>
          <table:table-cell office:value-type="percentage" office:value="0.94348131734977669" table:style-name="ce50">
            <text:p>94,3%</text:p>
          </table:table-cell>
          <table:table-cell office:value-type="percentage" office:value="0.85868596513354079" table:style-name="ce50">
            <text:p>85,9%</text:p>
          </table:table-cell>
          <table:table-cell table:number-columns-repeated="16363"/>
        </table:table-row>
        <table:table-row table:style-name="ro5">
          <table:table-cell office:value-type="string" table:style-name="ce48">
            <text:p>Castilla - La Mancha</text:p>
          </table:table-cell>
          <table:table-cell office:value-type="float" office:value="139159" table:style-name="ce49">
            <text:p>139.159</text:p>
          </table:table-cell>
          <table:table-cell office:value-type="percentage" office:value="1" table:style-name="ce50">
            <text:p>100,0%</text:p>
          </table:table-cell>
          <table:table-cell office:value-type="float" office:value="159633" table:style-name="ce49">
            <text:p>159.633</text:p>
          </table:table-cell>
          <table:table-cell office:value-type="percentage" office:value="1" table:style-name="ce50">
            <text:p>100,0%</text:p>
          </table:table-cell>
          <table:table-cell office:value-type="float" office:value="225766" table:style-name="ce49">
            <text:p>225.766</text:p>
          </table:table-cell>
          <table:table-cell office:value-type="percentage" office:value="0.99008016559369905" table:style-name="ce50">
            <text:p>99,0%</text:p>
          </table:table-cell>
          <table:table-cell office:value-type="float" office:value="290576" table:style-name="ce49">
            <text:p>290.576</text:p>
          </table:table-cell>
          <table:table-cell office:value-type="percentage" office:value="0.93310683446422205" table:style-name="ce50">
            <text:p>93,3%</text:p>
          </table:table-cell>
          <table:table-cell office:value-type="float" office:value="292754" table:style-name="ce49">
            <text:p>292.754</text:p>
          </table:table-cell>
          <table:table-cell office:value-type="percentage" office:value="0.88530638288864494" table:style-name="ce50">
            <text:p>88,5%</text:p>
          </table:table-cell>
          <table:table-cell office:value-type="float" office:value="213147" table:style-name="ce49">
            <text:p>213.147</text:p>
          </table:table-cell>
          <table:table-cell office:value-type="percentage" office:value="0.82694926498830268" table:style-name="ce50">
            <text:p>82,7%</text:p>
          </table:table-cell>
          <table:table-cell office:value-type="float" office:value="181660" table:style-name="ce49">
            <text:p>181.660</text:p>
          </table:table-cell>
          <table:table-cell office:value-type="percentage" office:value="0.82952801928837583" table:style-name="ce50">
            <text:p>83,0%</text:p>
          </table:table-cell>
          <table:table-cell office:value-type="float" office:value="160792" table:style-name="ce49">
            <text:p>160.792</text:p>
          </table:table-cell>
          <table:table-cell office:value-type="percentage" office:value="0.90426058397444553" table:style-name="ce50">
            <text:p>90,4%</text:p>
          </table:table-cell>
          <table:table-cell office:value-type="float" office:value="1663487" table:style-name="ce49">
            <text:p>1.663.487</text:p>
          </table:table-cell>
          <table:table-cell office:value-type="float" office:value="1816082" table:style-name="ce49">
            <text:p>1.816.082</text:p>
          </table:table-cell>
          <table:table-cell office:value-type="percentage" office:value="0.91597571034788072" table:style-name="ce50">
            <text:p>91,6%</text:p>
          </table:table-cell>
          <table:table-cell office:value-type="percentage" office:value="0.81198942135722152" table:style-name="ce50">
            <text:p>81,2%</text:p>
          </table:table-cell>
          <table:table-cell table:number-columns-repeated="16363"/>
        </table:table-row>
        <table:table-row table:style-name="ro5">
          <table:table-cell office:value-type="string" table:style-name="ce48">
            <text:p>Cataluña</text:p>
          </table:table-cell>
          <table:table-cell office:value-type="float" office:value="461375" table:style-name="ce49">
            <text:p>461.375</text:p>
          </table:table-cell>
          <table:table-cell office:value-type="percentage" office:value="1" table:style-name="ce50">
            <text:p>100,0%</text:p>
          </table:table-cell>
          <table:table-cell office:value-type="float" office:value="622376" table:style-name="ce49">
            <text:p>622.376</text:p>
          </table:table-cell>
          <table:table-cell office:value-type="percentage" office:value="0.97898498747907936" table:style-name="ce50">
            <text:p>97,9%</text:p>
          </table:table-cell>
          <table:table-cell office:value-type="float" office:value="810560" table:style-name="ce49">
            <text:p>810.560</text:p>
          </table:table-cell>
          <table:table-cell office:value-type="percentage" office:value="0.9508213643892437" table:style-name="ce50">
            <text:p>95,1%</text:p>
          </table:table-cell>
          <table:table-cell office:value-type="float" office:value="1045758" table:style-name="ce49">
            <text:p>1.045.758</text:p>
          </table:table-cell>
          <table:table-cell office:value-type="percentage" office:value="0.95294062972423021" table:style-name="ce50">
            <text:p>95,3%</text:p>
          </table:table-cell>
          <table:table-cell office:value-type="float" office:value="1168194" table:style-name="ce49">
            <text:p>1.168.194</text:p>
          </table:table-cell>
          <table:table-cell office:value-type="percentage" office:value="0.9158498820098312" table:style-name="ce50">
            <text:p>91,6%</text:p>
          </table:table-cell>
          <table:table-cell office:value-type="float" office:value="835902" table:style-name="ce49">
            <text:p>835.902</text:p>
          </table:table-cell>
          <table:table-cell office:value-type="percentage" office:value="0.86476079732844491" table:style-name="ce50">
            <text:p>86,5%</text:p>
          </table:table-cell>
          <table:table-cell office:value-type="float" office:value="702867" table:style-name="ce49">
            <text:p>702.867</text:p>
          </table:table-cell>
          <table:table-cell office:value-type="percentage" office:value="0.84779910475737863" table:style-name="ce50">
            <text:p>84,8%</text:p>
          </table:table-cell>
          <table:table-cell office:value-type="float" office:value="611298" table:style-name="ce49">
            <text:p>611.298</text:p>
          </table:table-cell>
          <table:table-cell office:value-type="percentage" office:value="0.91053275202833639" table:style-name="ce50">
            <text:p>91,1%</text:p>
          </table:table-cell>
          <table:table-cell office:value-type="float" office:value="6258330" table:style-name="ce49">
            <text:p>6.258.330</text:p>
          </table:table-cell>
          <table:table-cell office:value-type="float" office:value="6782414" table:style-name="ce49">
            <text:p>6.782.414</text:p>
          </table:table-cell>
          <table:table-cell office:value-type="percentage" office:value="0.92272898705387196" table:style-name="ce50">
            <text:p>92,3%</text:p>
          </table:table-cell>
          <table:table-cell office:value-type="percentage" office:value="0.81581587779727771" table:style-name="ce50">
            <text:p>81,6%</text:p>
          </table:table-cell>
          <table:table-cell table:number-columns-repeated="16363"/>
        </table:table-row>
        <table:table-row table:style-name="ro5">
          <table:table-cell office:value-type="string" table:style-name="ce48">
            <text:p>C. Valenciana</text:p>
          </table:table-cell>
          <table:table-cell office:value-type="float" office:value="299206" table:style-name="ce49">
            <text:p>299.206</text:p>
          </table:table-cell>
          <table:table-cell office:value-type="percentage" office:value="1" table:style-name="ce50">
            <text:p>100,0%</text:p>
          </table:table-cell>
          <table:table-cell office:value-type="float" office:value="437979" table:style-name="ce49">
            <text:p>437.979</text:p>
          </table:table-cell>
          <table:table-cell office:value-type="percentage" office:value="0.99591382885832791" table:style-name="ce50">
            <text:p>99,6%</text:p>
          </table:table-cell>
          <table:table-cell office:value-type="float" office:value="577013" table:style-name="ce49">
            <text:p>577.013</text:p>
          </table:table-cell>
          <table:table-cell office:value-type="percentage" office:value="0.9662943363365375" table:style-name="ce50">
            <text:p>96,6%</text:p>
          </table:table-cell>
          <table:table-cell office:value-type="float" office:value="724349" table:style-name="ce49">
            <text:p>724.349</text:p>
          </table:table-cell>
          <table:table-cell office:value-type="percentage" office:value="0.95022012446608661" table:style-name="ce50">
            <text:p>95,0%</text:p>
          </table:table-cell>
          <table:table-cell office:value-type="float" office:value="768671" table:style-name="ce49">
            <text:p>768.671</text:p>
          </table:table-cell>
          <table:table-cell office:value-type="percentage" office:value="0.91429757482547758" table:style-name="ce50">
            <text:p>91,4%</text:p>
          </table:table-cell>
          <table:table-cell office:value-type="float" office:value="531940" table:style-name="ce49">
            <text:p>531.940</text:p>
          </table:table-cell>
          <table:table-cell office:value-type="percentage" office:value="0.86646327459070471" table:style-name="ce50">
            <text:p>86,6%</text:p>
          </table:table-cell>
          <table:table-cell office:value-type="float" office:value="450181" table:style-name="ce49">
            <text:p>450.181</text:p>
          </table:table-cell>
          <table:table-cell office:value-type="percentage" office:value="0.87793429061202521" table:style-name="ce50">
            <text:p>87,8%</text:p>
          </table:table-cell>
          <table:table-cell office:value-type="float" office:value="408628" table:style-name="ce49">
            <text:p>408.628</text:p>
          </table:table-cell>
          <table:table-cell office:value-type="percentage" office:value="0.94421735383079652" table:style-name="ce50">
            <text:p>94,4%</text:p>
          </table:table-cell>
          <table:table-cell office:value-type="float" office:value="4197967" table:style-name="ce49">
            <text:p>4.197.967</text:p>
          </table:table-cell>
          <table:table-cell office:value-type="float" office:value="4492026" table:style-name="ce49">
            <text:p>4.492.026</text:p>
          </table:table-cell>
          <table:table-cell office:value-type="percentage" office:value="0.93453755610497358" table:style-name="ce50">
            <text:p>93,5%</text:p>
          </table:table-cell>
          <table:table-cell office:value-type="percentage" office:value="0.83176730146055766" table:style-name="ce50">
            <text:p>83,2%</text:p>
          </table:table-cell>
          <table:table-cell table:number-columns-repeated="16363"/>
        </table:table-row>
        <table:table-row table:style-name="ro5">
          <table:table-cell office:value-type="string" table:style-name="ce48">
            <text:p>Extremadura</text:p>
          </table:table-cell>
          <table:table-cell office:value-type="float" office:value="78452" table:style-name="ce49">
            <text:p>78.452</text:p>
          </table:table-cell>
          <table:table-cell office:value-type="percentage" office:value="1" table:style-name="ce50">
            <text:p>100,0%</text:p>
          </table:table-cell>
          <table:table-cell office:value-type="float" office:value="96175" table:style-name="ce49">
            <text:p>96.175</text:p>
          </table:table-cell>
          <table:table-cell office:value-type="percentage" office:value="1" table:style-name="ce50">
            <text:p>100,0%</text:p>
          </table:table-cell>
          <table:table-cell office:value-type="float" office:value="133509" table:style-name="ce49">
            <text:p>133.509</text:p>
          </table:table-cell>
          <table:table-cell office:value-type="percentage" office:value="1" table:style-name="ce50">
            <text:p>100,0%</text:p>
          </table:table-cell>
          <table:table-cell office:value-type="float" office:value="162404" table:style-name="ce49">
            <text:p>162.404</text:p>
          </table:table-cell>
          <table:table-cell office:value-type="percentage" office:value="0.9669609950402791" table:style-name="ce50">
            <text:p>96,7%</text:p>
          </table:table-cell>
          <table:table-cell office:value-type="float" office:value="147458" table:style-name="ce49">
            <text:p>147.458</text:p>
          </table:table-cell>
          <table:table-cell office:value-type="percentage" office:value="0.93602732073938655" table:style-name="ce50">
            <text:p>93,6%</text:p>
          </table:table-cell>
          <table:table-cell office:value-type="float" office:value="114987" table:style-name="ce49">
            <text:p>114.987</text:p>
          </table:table-cell>
          <table:table-cell office:value-type="percentage" office:value="0.88559171916637147" table:style-name="ce50">
            <text:p>88,6%</text:p>
          </table:table-cell>
          <table:table-cell office:value-type="float" office:value="95818" table:style-name="ce49">
            <text:p>95.818</text:p>
          </table:table-cell>
          <table:table-cell office:value-type="percentage" office:value="0.8516701331484543" table:style-name="ce50">
            <text:p>85,2%</text:p>
          </table:table-cell>
          <table:table-cell office:value-type="float" office:value="81498" table:style-name="ce49">
            <text:p>81.498</text:p>
          </table:table-cell>
          <table:table-cell office:value-type="percentage" office:value="0.95086863689927548" table:style-name="ce50">
            <text:p>95,1%</text:p>
          </table:table-cell>
          <table:table-cell office:value-type="float" office:value="910301" table:style-name="ce49">
            <text:p>910.301</text:p>
          </table:table-cell>
          <table:table-cell office:value-type="float" office:value="949890" table:style-name="ce49">
            <text:p>949.890</text:p>
          </table:table-cell>
          <table:table-cell office:value-type="percentage" office:value="0.958322542610197" table:style-name="ce50">
            <text:p>95,8%</text:p>
          </table:table-cell>
          <table:table-cell office:value-type="percentage" office:value="0.86039873383623233" table:style-name="ce50">
            <text:p>86,0%</text:p>
          </table:table-cell>
          <table:table-cell table:number-columns-repeated="16363"/>
        </table:table-row>
        <table:table-row table:style-name="ro5">
          <table:table-cell office:value-type="string" table:style-name="ce48">
            <text:p>Galicia</text:p>
          </table:table-cell>
          <table:table-cell office:value-type="float" office:value="243138" table:style-name="ce49">
            <text:p>243.138</text:p>
          </table:table-cell>
          <table:table-cell office:value-type="percentage" office:value="1" table:style-name="ce50">
            <text:p>100,0%</text:p>
          </table:table-cell>
          <table:table-cell office:value-type="float" office:value="292427" table:style-name="ce49">
            <text:p>292.427</text:p>
          </table:table-cell>
          <table:table-cell office:value-type="percentage" office:value="1" table:style-name="ce50">
            <text:p>100,0%</text:p>
          </table:table-cell>
          <table:table-cell office:value-type="float" office:value="348361" table:style-name="ce49">
            <text:p>348.361</text:p>
          </table:table-cell>
          <table:table-cell office:value-type="percentage" office:value="0.98527856185266682" table:style-name="ce50">
            <text:p>98,5%</text:p>
          </table:table-cell>
          <table:table-cell office:value-type="float" office:value="394016" table:style-name="ce49">
            <text:p>394.016</text:p>
          </table:table-cell>
          <table:table-cell office:value-type="percentage" office:value="0.96289345063538612" table:style-name="ce50">
            <text:p>96,3%</text:p>
          </table:table-cell>
          <table:table-cell office:value-type="float" office:value="412813" table:style-name="ce49">
            <text:p>412.813</text:p>
          </table:table-cell>
          <table:table-cell office:value-type="percentage" office:value="0.93220078719709509" table:style-name="ce50">
            <text:p>93,2%</text:p>
          </table:table-cell>
          <table:table-cell office:value-type="float" office:value="269313" table:style-name="ce49">
            <text:p>269.313</text:p>
          </table:table-cell>
          <table:table-cell office:value-type="percentage" office:value="0.87269846207687674" table:style-name="ce50">
            <text:p>87,3%</text:p>
          </table:table-cell>
          <table:table-cell office:value-type="float" office:value="205136" table:style-name="ce49">
            <text:p>205.136</text:p>
          </table:table-cell>
          <table:table-cell office:value-type="percentage" office:value="0.89049409190751949" table:style-name="ce50">
            <text:p>89,0%</text:p>
          </table:table-cell>
          <table:table-cell office:value-type="float" office:value="177348" table:style-name="ce49">
            <text:p>177.348</text:p>
          </table:table-cell>
          <table:table-cell office:value-type="percentage" office:value="0.96729644820664984" table:style-name="ce50">
            <text:p>96,7%</text:p>
          </table:table-cell>
          <table:table-cell office:value-type="float" office:value="2342552" table:style-name="ce49">
            <text:p>2.342.552</text:p>
          </table:table-cell>
          <table:table-cell office:value-type="float" office:value="2456127" table:style-name="ce49">
            <text:p>2.456.127</text:p>
          </table:table-cell>
          <table:table-cell office:value-type="percentage" office:value="0.95375849864441054" table:style-name="ce50">
            <text:p>95,4%</text:p>
          </table:table-cell>
          <table:table-cell office:value-type="percentage" office:value="0.86861687374577101" table:style-name="ce50">
            <text:p>86,9%</text:p>
          </table:table-cell>
          <table:table-cell table:number-columns-repeated="16363"/>
        </table:table-row>
        <table:table-row table:style-name="ro5">
          <table:table-cell office:value-type="string" table:style-name="ce48">
            <text:p>La Rioja</text:p>
          </table:table-cell>
          <table:table-cell office:value-type="float" office:value="23492" table:style-name="ce49">
            <text:p>23.492</text:p>
          </table:table-cell>
          <table:table-cell office:value-type="percentage" office:value="1" table:style-name="ce50">
            <text:p>100,0%</text:p>
          </table:table-cell>
          <table:table-cell office:value-type="float" office:value="28791" table:style-name="ce49">
            <text:p>28.791</text:p>
          </table:table-cell>
          <table:table-cell office:value-type="percentage" office:value="1" table:style-name="ce50">
            <text:p>100,0%</text:p>
          </table:table-cell>
          <table:table-cell office:value-type="float" office:value="38544" table:style-name="ce49">
            <text:p>38.544</text:p>
          </table:table-cell>
          <table:table-cell office:value-type="percentage" office:value="0.9981871859947169" table:style-name="ce50">
            <text:p>99,8%</text:p>
          </table:table-cell>
          <table:table-cell office:value-type="float" office:value="45983" table:style-name="ce49">
            <text:p>45.983</text:p>
          </table:table-cell>
          <table:table-cell office:value-type="percentage" office:value="0.96806315789473685" table:style-name="ce50">
            <text:p>96,8%</text:p>
          </table:table-cell>
          <table:table-cell office:value-type="float" office:value="48557" table:style-name="ce49">
            <text:p>48.557</text:p>
          </table:table-cell>
          <table:table-cell office:value-type="percentage" office:value="0.9387711700564535" table:style-name="ce50">
            <text:p>93,9%</text:p>
          </table:table-cell>
          <table:table-cell office:value-type="float" office:value="32619" table:style-name="ce49">
            <text:p>32.619</text:p>
          </table:table-cell>
          <table:table-cell office:value-type="percentage" office:value="0.88073766065449832" table:style-name="ce50">
            <text:p>88,1%</text:p>
          </table:table-cell>
          <table:table-cell office:value-type="float" office:value="25898" table:style-name="ce49">
            <text:p>25.898</text:p>
          </table:table-cell>
          <table:table-cell office:value-type="percentage" office:value="0.85851621030299008" table:style-name="ce50">
            <text:p>85,9%</text:p>
          </table:table-cell>
          <table:table-cell office:value-type="float" office:value="25564" table:style-name="ce49">
            <text:p>25.564</text:p>
          </table:table-cell>
          <table:table-cell office:value-type="percentage" office:value="0.98379834519915332" table:style-name="ce50">
            <text:p>98,4%</text:p>
          </table:table-cell>
          <table:table-cell office:value-type="float" office:value="269448" table:style-name="ce49">
            <text:p>269.448</text:p>
          </table:table-cell>
          <table:table-cell office:value-type="float" office:value="281479" table:style-name="ce49">
            <text:p>281.479</text:p>
          </table:table-cell>
          <table:table-cell office:value-type="percentage" office:value="0.95725791266844062" table:style-name="ce50">
            <text:p>95,7%</text:p>
          </table:table-cell>
          <table:table-cell office:value-type="percentage" office:value="0.85220889631091545" table:style-name="ce50">
            <text:p>85,2%</text:p>
          </table:table-cell>
          <table:table-cell table:number-columns-repeated="16363"/>
        </table:table-row>
        <table:table-row table:style-name="ro5">
          <table:table-cell office:value-type="string" table:style-name="ce48">
            <text:p>Madrid</text:p>
          </table:table-cell>
          <table:table-cell office:value-type="float" office:value="375115" table:style-name="ce49">
            <text:p>375.115</text:p>
          </table:table-cell>
          <table:table-cell office:value-type="percentage" office:value="1" table:style-name="ce50">
            <text:p>100,0%</text:p>
          </table:table-cell>
          <table:table-cell office:value-type="float" office:value="512921" table:style-name="ce49">
            <text:p>512.921</text:p>
          </table:table-cell>
          <table:table-cell office:value-type="percentage" office:value="0.97319229674603924" table:style-name="ce50">
            <text:p>97,3%</text:p>
          </table:table-cell>
          <table:table-cell office:value-type="float" office:value="694698" table:style-name="ce49">
            <text:p>694.698</text:p>
          </table:table-cell>
          <table:table-cell office:value-type="percentage" office:value="0.96424496639637569" table:style-name="ce50">
            <text:p>96,4%</text:p>
          </table:table-cell>
          <table:table-cell office:value-type="float" office:value="951464" table:style-name="ce49">
            <text:p>951.464</text:p>
          </table:table-cell>
          <table:table-cell office:value-type="percentage" office:value="0.96130876304231638" table:style-name="ce50">
            <text:p>96,1%</text:p>
          </table:table-cell>
          <table:table-cell office:value-type="float" office:value="1055081" table:style-name="ce49">
            <text:p>1.055.081</text:p>
          </table:table-cell>
          <table:table-cell office:value-type="percentage" office:value="0.9126737731535346" table:style-name="ce50">
            <text:p>91,3%</text:p>
          </table:table-cell>
          <table:table-cell office:value-type="float" office:value="783518" table:style-name="ce49">
            <text:p>783.518</text:p>
          </table:table-cell>
          <table:table-cell office:value-type="percentage" office:value="0.86975991403617048" table:style-name="ce50">
            <text:p>87,0%</text:p>
          </table:table-cell>
          <table:table-cell office:value-type="float" office:value="640904" table:style-name="ce49">
            <text:p>640.904</text:p>
          </table:table-cell>
          <table:table-cell office:value-type="percentage" office:value="0.8713179264149481" table:style-name="ce50">
            <text:p>87,1%</text:p>
          </table:table-cell>
          <table:table-cell office:value-type="float" office:value="508864" table:style-name="ce49">
            <text:p>508.864</text:p>
          </table:table-cell>
          <table:table-cell office:value-type="percentage" office:value="0.8915863615656866" table:style-name="ce50">
            <text:p>89,2%</text:p>
          </table:table-cell>
          <table:table-cell office:value-type="float" office:value="5522565" table:style-name="ce49">
            <text:p>5.522.565</text:p>
          </table:table-cell>
          <table:table-cell office:value-type="float" office:value="5970908" table:style-name="ce49">
            <text:p>5.970.908</text:p>
          </table:table-cell>
          <table:table-cell office:value-type="percentage" office:value="0.92491209042242817" table:style-name="ce50">
            <text:p>92,5%</text:p>
          </table:table-cell>
          <table:table-cell office:value-type="percentage" office:value="0.81745198367986871" table:style-name="ce50">
            <text:p>81,7%</text:p>
          </table:table-cell>
          <table:table-cell table:number-columns-repeated="16363"/>
        </table:table-row>
        <table:table-row table:style-name="ro5">
          <table:table-cell office:value-type="string" table:style-name="ce48">
            <text:p>Murcia</text:p>
          </table:table-cell>
          <table:table-cell office:value-type="float" office:value="72898" table:style-name="ce49">
            <text:p>72.898</text:p>
          </table:table-cell>
          <table:table-cell office:value-type="percentage" office:value="1" table:style-name="ce50">
            <text:p>100,0%</text:p>
          </table:table-cell>
          <table:table-cell office:value-type="float" office:value="103910" table:style-name="ce49">
            <text:p>103.910</text:p>
          </table:table-cell>
          <table:table-cell office:value-type="percentage" office:value="0.99988452878120126" table:style-name="ce50">
            <text:p>100,0%</text:p>
          </table:table-cell>
          <table:table-cell office:value-type="float" office:value="149939" table:style-name="ce49">
            <text:p>149.939</text:p>
          </table:table-cell>
          <table:table-cell office:value-type="percentage" office:value="0.97654046801831429" table:style-name="ce50">
            <text:p>97,7%</text:p>
          </table:table-cell>
          <table:table-cell office:value-type="float" office:value="210147" table:style-name="ce49">
            <text:p>210.147</text:p>
          </table:table-cell>
          <table:table-cell office:value-type="percentage" office:value="0.96352182225829086" table:style-name="ce50">
            <text:p>96,4%</text:p>
          </table:table-cell>
          <table:table-cell office:value-type="float" office:value="237146" table:style-name="ce49">
            <text:p>237.146</text:p>
          </table:table-cell>
          <table:table-cell office:value-type="percentage" office:value="0.93931112061726629" table:style-name="ce50">
            <text:p>93,9%</text:p>
          </table:table-cell>
          <table:table-cell office:value-type="float" office:value="175252" table:style-name="ce49">
            <text:p>175.252</text:p>
          </table:table-cell>
          <table:table-cell office:value-type="percentage" office:value="0.88033595547384391" table:style-name="ce50">
            <text:p>88,0%</text:p>
          </table:table-cell>
          <table:table-cell office:value-type="float" office:value="150659" table:style-name="ce49">
            <text:p>150.659</text:p>
          </table:table-cell>
          <table:table-cell office:value-type="percentage" office:value="0.86615997562363822" table:style-name="ce50">
            <text:p>86,6%</text:p>
          </table:table-cell>
          <table:table-cell office:value-type="float" office:value="132688" table:style-name="ce49">
            <text:p>132.688</text:p>
          </table:table-cell>
          <table:table-cell office:value-type="percentage" office:value="0.91751949991702164" table:style-name="ce50">
            <text:p>91,8%</text:p>
          </table:table-cell>
          <table:table-cell office:value-type="float" office:value="1232639" table:style-name="ce49">
            <text:p>1.232.639</text:p>
          </table:table-cell>
          <table:table-cell office:value-type="float" office:value="1317614" table:style-name="ce49">
            <text:p>1.317.614</text:p>
          </table:table-cell>
          <table:table-cell office:value-type="percentage" office:value="0.93550842659534583" table:style-name="ce50">
            <text:p>93,6%</text:p>
          </table:table-cell>
          <table:table-cell office:value-type="percentage" office:value="0.81465769069101623" table:style-name="ce50">
            <text:p>81,5%</text:p>
          </table:table-cell>
          <table:table-cell table:number-columns-repeated="16363"/>
        </table:table-row>
        <table:table-row table:style-name="ro5">
          <table:table-cell office:value-type="string" table:style-name="ce48">
            <text:p>Navarra</text:p>
          </table:table-cell>
          <table:table-cell office:value-type="float" office:value="42589" table:style-name="ce49">
            <text:p>42.589</text:p>
          </table:table-cell>
          <table:table-cell office:value-type="percentage" office:value="1" table:style-name="ce50">
            <text:p>100,0%</text:p>
          </table:table-cell>
          <table:table-cell office:value-type="float" office:value="56016" table:style-name="ce49">
            <text:p>56.016</text:p>
          </table:table-cell>
          <table:table-cell office:value-type="percentage" office:value="0.98898305084745763" table:style-name="ce50">
            <text:p>98,9%</text:p>
          </table:table-cell>
          <table:table-cell office:value-type="float" office:value="72660" table:style-name="ce49">
            <text:p>72.660</text:p>
          </table:table-cell>
          <table:table-cell office:value-type="percentage" office:value="0.96022201665124884" table:style-name="ce50">
            <text:p>96,0%</text:p>
          </table:table-cell>
          <table:table-cell office:value-type="float" office:value="92586" table:style-name="ce49">
            <text:p>92.586</text:p>
          </table:table-cell>
          <table:table-cell office:value-type="percentage" office:value="0.94767548977461158" table:style-name="ce50">
            <text:p>94,8%</text:p>
          </table:table-cell>
          <table:table-cell office:value-type="float" office:value="96681" table:style-name="ce49">
            <text:p>96.681</text:p>
          </table:table-cell>
          <table:table-cell office:value-type="percentage" office:value="0.91447461763287086" table:style-name="ce50">
            <text:p>91,4%</text:p>
          </table:table-cell>
          <table:table-cell office:value-type="float" office:value="66157" table:style-name="ce49">
            <text:p>66.157</text:p>
          </table:table-cell>
          <table:table-cell office:value-type="percentage" office:value="0.86221637190631961" table:style-name="ce50">
            <text:p>86,2%</text:p>
          </table:table-cell>
          <table:table-cell office:value-type="float" office:value="60161" table:style-name="ce49">
            <text:p>60.161</text:p>
          </table:table-cell>
          <table:table-cell office:value-type="percentage" office:value="0.87440772070579342" table:style-name="ce50">
            <text:p>87,4%</text:p>
          </table:table-cell>
          <table:table-cell office:value-type="float" office:value="53390" table:style-name="ce49">
            <text:p>53.390</text:p>
          </table:table-cell>
          <table:table-cell office:value-type="percentage" office:value="0.92818275064758959" table:style-name="ce50">
            <text:p>92,8%</text:p>
          </table:table-cell>
          <table:table-cell office:value-type="float" office:value="540240" table:style-name="ce49">
            <text:p>540.240</text:p>
          </table:table-cell>
          <table:table-cell office:value-type="float" office:value="580174" table:style-name="ce49">
            <text:p>580.174</text:p>
          </table:table-cell>
          <table:table-cell office:value-type="percentage" office:value="0.93116892518451366" table:style-name="ce50">
            <text:p>93,1%</text:p>
          </table:table-cell>
          <table:table-cell office:value-type="percentage" office:value="0.82146539061573409" table:style-name="ce50">
            <text:p>82,1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8">
            <text:p>País Vasco</text:p>
          </table:table-cell>
          <table:table-cell office:value-type="float" office:value="165106" table:style-name="ce49">
            <text:p>165.106</text:p>
          </table:table-cell>
          <table:table-cell office:value-type="percentage" office:value="1" table:style-name="ce50">
            <text:p>100,0%</text:p>
          </table:table-cell>
          <table:table-cell office:value-type="float" office:value="214642" table:style-name="ce49">
            <text:p>214.642</text:p>
          </table:table-cell>
          <table:table-cell office:value-type="percentage" office:value="0.99203201981827094" table:style-name="ce50">
            <text:p>99,2%</text:p>
          </table:table-cell>
          <table:table-cell office:value-type="float" office:value="280611" table:style-name="ce49">
            <text:p>280.611</text:p>
          </table:table-cell>
          <table:table-cell office:value-type="percentage" office:value="0.98750013196651221" table:style-name="ce50">
            <text:p>98,8%</text:p>
          </table:table-cell>
          <table:table-cell office:value-type="float" office:value="327620" table:style-name="ce49">
            <text:p>327.620</text:p>
          </table:table-cell>
          <table:table-cell office:value-type="percentage" office:value="0.97082085063132095" table:style-name="ce50">
            <text:p>97,1%</text:p>
          </table:table-cell>
          <table:table-cell office:value-type="float" office:value="327165" table:style-name="ce49">
            <text:p>327.165</text:p>
          </table:table-cell>
          <table:table-cell office:value-type="percentage" office:value="0.93995644479176244" table:style-name="ce50">
            <text:p>94,0%</text:p>
          </table:table-cell>
          <table:table-cell office:value-type="float" office:value="213027" table:style-name="ce49">
            <text:p>213.027</text:p>
          </table:table-cell>
          <table:table-cell office:value-type="percentage" office:value="0.89644623056367956" table:style-name="ce50">
            <text:p>89,6%</text:p>
          </table:table-cell>
          <table:table-cell office:value-type="float" office:value="176518" table:style-name="ce49">
            <text:p>176.518</text:p>
          </table:table-cell>
          <table:table-cell office:value-type="percentage" office:value="0.88606781617850061" table:style-name="ce50">
            <text:p>88,6%</text:p>
          </table:table-cell>
          <table:table-cell office:value-type="float" office:value="161085" table:style-name="ce49">
            <text:p>161.085</text:p>
          </table:table-cell>
          <table:table-cell office:value-type="percentage" office:value="0.93211316016364132" table:style-name="ce50">
            <text:p>93,2%</text:p>
          </table:table-cell>
          <table:table-cell office:value-type="float" office:value="1865774" table:style-name="ce49">
            <text:p>1.865.774</text:p>
          </table:table-cell>
          <table:table-cell office:value-type="float" office:value="1955253" table:style-name="ce49">
            <text:p>1.955.253</text:p>
          </table:table-cell>
          <table:table-cell office:value-type="percentage" office:value="0.95423661285777339" table:style-name="ce50">
            <text:p>95,4%</text:p>
          </table:table-cell>
          <table:table-cell office:value-type="percentage" office:value="0.85354644385765555" table:style-name="ce50">
            <text:p>85,4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8">
            <text:p>Ceuta</text:p>
          </table:table-cell>
          <table:table-cell office:value-type="float" office:value="2411" table:style-name="ce49">
            <text:p>2.411</text:p>
          </table:table-cell>
          <table:table-cell office:value-type="percentage" office:value="0.84984138174127599" table:style-name="ce50">
            <text:p>85,0%</text:p>
          </table:table-cell>
          <table:table-cell office:value-type="float" office:value="3937" table:style-name="ce49">
            <text:p>3.937</text:p>
          </table:table-cell>
          <table:table-cell office:value-type="percentage" office:value="0.8939600363306085" table:style-name="ce50">
            <text:p>89,4%</text:p>
          </table:table-cell>
          <table:table-cell office:value-type="float" office:value="7729" table:style-name="ce49">
            <text:p>7.729</text:p>
          </table:table-cell>
          <table:table-cell office:value-type="percentage" office:value="0.92796254052107097" table:style-name="ce50">
            <text:p>92,8%</text:p>
          </table:table-cell>
          <table:table-cell office:value-type="float" office:value="10710" table:style-name="ce49">
            <text:p>10.710</text:p>
          </table:table-cell>
          <table:table-cell office:value-type="percentage" office:value="0.92671108419139914" table:style-name="ce50">
            <text:p>92,7%</text:p>
          </table:table-cell>
          <table:table-cell office:value-type="float" office:value="11353" table:style-name="ce49">
            <text:p>11.353</text:p>
          </table:table-cell>
          <table:table-cell office:value-type="percentage" office:value="0.9187505057861941" table:style-name="ce50">
            <text:p>91,9%</text:p>
          </table:table-cell>
          <table:table-cell office:value-type="float" office:value="9666" table:style-name="ce49">
            <text:p>9.666</text:p>
          </table:table-cell>
          <table:table-cell office:value-type="percentage" office:value="0.8479691200982542" table:style-name="ce50">
            <text:p>84,8%</text:p>
          </table:table-cell>
          <table:table-cell office:value-type="float" office:value="9926" table:style-name="ce49">
            <text:p>9.926</text:p>
          </table:table-cell>
          <table:table-cell office:value-type="percentage" office:value="0.91357570179475378" table:style-name="ce50">
            <text:p>91,4%</text:p>
          </table:table-cell>
          <table:table-cell office:value-type="float" office:value="9731" table:style-name="ce49">
            <text:p>9.731</text:p>
          </table:table-cell>
          <table:table-cell office:value-type="percentage" office:value="1.0484861545092123" table:style-name="ce50">
            <text:p>104,8%</text:p>
          </table:table-cell>
          <table:table-cell office:value-type="float" office:value="65463" table:style-name="ce49">
            <text:p>65.463</text:p>
          </table:table-cell>
          <table:table-cell office:value-type="float" office:value="71029" table:style-name="ce49">
            <text:p>71.029</text:p>
          </table:table-cell>
          <table:table-cell office:value-type="percentage" office:value="0.92163764096355005" table:style-name="ce50">
            <text:p>92,2%</text:p>
          </table:table-cell>
          <table:table-cell office:value-type="percentage" office:value="0.78382844211358171" table:style-name="ce50">
            <text:p>78,4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8">
            <text:p>Melilla</text:p>
          </table:table-cell>
          <table:table-cell office:value-type="float" office:value="2102" table:style-name="ce49">
            <text:p>2.102</text:p>
          </table:table-cell>
          <table:table-cell office:value-type="percentage" office:value="0.83711668657905214" table:style-name="ce50">
            <text:p>83,7%</text:p>
          </table:table-cell>
          <table:table-cell office:value-type="float" office:value="3433" table:style-name="ce49">
            <text:p>3.433</text:p>
          </table:table-cell>
          <table:table-cell office:value-type="percentage" office:value="0.90270838811464638" table:style-name="ce50">
            <text:p>90,3%</text:p>
          </table:table-cell>
          <table:table-cell office:value-type="float" office:value="7521" table:style-name="ce49">
            <text:p>7.521</text:p>
          </table:table-cell>
          <table:table-cell office:value-type="percentage" office:value="0.93953778888194883" table:style-name="ce50">
            <text:p>94,0%</text:p>
          </table:table-cell>
          <table:table-cell office:value-type="float" office:value="10176" table:style-name="ce49">
            <text:p>10.176</text:p>
          </table:table-cell>
          <table:table-cell office:value-type="percentage" office:value="0.94213498750115732" table:style-name="ce50">
            <text:p>94,2%</text:p>
          </table:table-cell>
          <table:table-cell office:value-type="float" office:value="10721" table:style-name="ce49">
            <text:p>10.721</text:p>
          </table:table-cell>
          <table:table-cell office:value-type="percentage" office:value="0.98150691202050722" table:style-name="ce50">
            <text:p>98,2%</text:p>
          </table:table-cell>
          <table:table-cell office:value-type="float" office:value="9428" table:style-name="ce49">
            <text:p>9.428</text:p>
          </table:table-cell>
          <table:table-cell office:value-type="percentage" office:value="0.86084733382030676" table:style-name="ce50">
            <text:p>86,1%</text:p>
          </table:table-cell>
          <table:table-cell office:value-type="float" office:value="10446" table:style-name="ce49">
            <text:p>10.446</text:p>
          </table:table-cell>
          <table:table-cell office:value-type="percentage" office:value="0.89350782653323069" table:style-name="ce50">
            <text:p>89,4%</text:p>
          </table:table-cell>
          <table:table-cell office:value-type="float" office:value="9267" table:style-name="ce49">
            <text:p>9.267</text:p>
          </table:table-cell>
          <table:table-cell office:value-type="percentage" office:value="0.96732776617954075" table:style-name="ce50">
            <text:p>96,7%</text:p>
          </table:table-cell>
          <table:table-cell office:value-type="float" office:value="63094" table:style-name="ce49">
            <text:p>63.094</text:p>
          </table:table-cell>
          <table:table-cell office:value-type="float" office:value="68266" table:style-name="ce49">
            <text:p>68.266</text:p>
          </table:table-cell>
          <table:table-cell office:value-type="percentage" office:value="0.92423754138224001" table:style-name="ce50">
            <text:p>92,4%</text:p>
          </table:table-cell>
          <table:table-cell office:value-type="percentage" office:value="0.75092237747256674" table:style-name="ce50">
            <text:p>75,1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8">
            <text:p>Fuerzas Armadas</text:p>
          </table:table-cell>
          <table:table-cell office:value-type="float" office:value="30" table:style-name="ce49">
            <text:p>30</text:p>
          </table:table-cell>
          <table:table-cell office:value-type="string" table:style-name="ce50">
            <text:p>-</text:p>
          </table:table-cell>
          <table:table-cell office:value-type="float" office:value="20" table:style-name="ce49">
            <text:p>20</text:p>
          </table:table-cell>
          <table:table-cell office:value-type="string" table:style-name="ce50">
            <text:p>-</text:p>
          </table:table-cell>
          <table:table-cell office:value-type="float" office:value="3697" table:style-name="ce49">
            <text:p>3.697</text:p>
          </table:table-cell>
          <table:table-cell office:value-type="string" table:style-name="ce50">
            <text:p>-</text:p>
          </table:table-cell>
          <table:table-cell office:value-type="float" office:value="9664" table:style-name="ce49">
            <text:p>9.664</text:p>
          </table:table-cell>
          <table:table-cell office:value-type="string" table:style-name="ce50">
            <text:p>-</text:p>
          </table:table-cell>
          <table:table-cell office:value-type="float" office:value="22696" table:style-name="ce49">
            <text:p>22.696</text:p>
          </table:table-cell>
          <table:table-cell office:value-type="string" table:style-name="ce50">
            <text:p>-</text:p>
          </table:table-cell>
          <table:table-cell office:value-type="float" office:value="32681" table:style-name="ce49">
            <text:p>32.681</text:p>
          </table:table-cell>
          <table:table-cell office:value-type="string" table:style-name="ce50">
            <text:p>-</text:p>
          </table:table-cell>
          <table:table-cell office:value-type="float" office:value="25127" table:style-name="ce49">
            <text:p>25.127</text:p>
          </table:table-cell>
          <table:table-cell office:value-type="string" table:style-name="ce50">
            <text:p>-</text:p>
          </table:table-cell>
          <table:table-cell office:value-type="float" office:value="1236" table:style-name="ce49">
            <text:p>1.236</text:p>
          </table:table-cell>
          <table:table-cell office:value-type="string" table:style-name="ce50">
            <text:p>-</text:p>
          </table:table-cell>
          <table:table-cell office:value-type="float" office:value="95151" table:style-name="ce49">
            <text:p>95.151</text:p>
          </table:table-cell>
          <table:table-cell office:value-type="string" table:style-name="ce49">
            <text:p>-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-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51">
            <text:p>Sanidad Exterior</text:p>
          </table:table-cell>
          <table:table-cell office:value-type="float" office:value="33" table:style-name="ce52">
            <text:p>33</text:p>
          </table:table-cell>
          <table:table-cell office:value-type="string" table:style-name="ce53">
            <text:p>-</text:p>
          </table:table-cell>
          <table:table-cell office:value-type="float" office:value="52" table:style-name="ce52">
            <text:p>52</text:p>
          </table:table-cell>
          <table:table-cell office:value-type="string" table:style-name="ce53">
            <text:p>-</text:p>
          </table:table-cell>
          <table:table-cell office:value-type="float" office:value="319" table:style-name="ce52">
            <text:p>319</text:p>
          </table:table-cell>
          <table:table-cell office:value-type="string" table:style-name="ce53">
            <text:p>-</text:p>
          </table:table-cell>
          <table:table-cell office:value-type="float" office:value="924" table:style-name="ce52">
            <text:p>924</text:p>
          </table:table-cell>
          <table:table-cell office:value-type="string" table:style-name="ce53">
            <text:p>-</text:p>
          </table:table-cell>
          <table:table-cell office:value-type="float" office:value="1969" table:style-name="ce52">
            <text:p>1.969</text:p>
          </table:table-cell>
          <table:table-cell office:value-type="string" table:style-name="ce53">
            <text:p>-</text:p>
          </table:table-cell>
          <table:table-cell office:value-type="float" office:value="2428" table:style-name="ce52">
            <text:p>2.428</text:p>
          </table:table-cell>
          <table:table-cell office:value-type="string" table:style-name="ce53">
            <text:p>-</text:p>
          </table:table-cell>
          <table:table-cell office:value-type="float" office:value="2126" table:style-name="ce52">
            <text:p>2.126</text:p>
          </table:table-cell>
          <table:table-cell office:value-type="string" table:style-name="ce53">
            <text:p>-</text:p>
          </table:table-cell>
          <table:table-cell office:value-type="float" office:value="271" table:style-name="ce52">
            <text:p>271</text:p>
          </table:table-cell>
          <table:table-cell office:value-type="string" table:style-name="ce53">
            <text:p>-</text:p>
          </table:table-cell>
          <table:table-cell office:value-type="float" office:value="8122" table:style-name="ce52">
            <text:p>8.122</text:p>
          </table:table-cell>
          <table:table-cell office:value-type="string" table:style-name="ce52">
            <text:p>-</text:p>
          </table:table-cell>
          <table:table-cell office:value-type="string" table:style-name="ce53">
            <text:p>-</text:p>
          </table:table-cell>
          <table:table-cell office:value-type="string" table:style-name="ce53">
            <text:p>-</text:p>
          </table:table-cell>
          <table:table-cell table:number-columns-repeated="24" table:style-name="ce29"/>
          <table:table-cell table:number-columns-repeated="16339" table:style-name="ce54"/>
        </table:table-row>
        <table:table-row table:style-name="ro5">
          <table:table-cell office:value-type="string" table:style-name="ce55">
            <text:p>Total España</text:p>
          </table:table-cell>
          <table:table-cell office:value-type="float" office:value="2951286" table:style-name="ce56">
            <text:p>2.951.286</text:p>
          </table:table-cell>
          <table:table-cell office:value-type="percentage" office:value="1" table:style-name="ce57">
            <text:p>100,0%</text:p>
          </table:table-cell>
          <table:table-cell office:value-type="float" office:value="3968713" table:style-name="ce56">
            <text:p>3.968.713</text:p>
          </table:table-cell>
          <table:table-cell office:value-type="percentage" office:value="0.99296542333935223" table:style-name="ce57">
            <text:p>99,3%</text:p>
          </table:table-cell>
          <table:table-cell office:value-type="float" office:value="5338171" table:style-name="ce56">
            <text:p>5.338.171</text:p>
          </table:table-cell>
          <table:table-cell office:value-type="percentage" office:value="0.9692266770279937" table:style-name="ce57">
            <text:p>96,9%</text:p>
          </table:table-cell>
          <table:table-cell office:value-type="float" office:value="6773164" table:style-name="ce56">
            <text:p>6.773.164</text:p>
          </table:table-cell>
          <table:table-cell office:value-type="percentage" office:value="0.94999098140542526" table:style-name="ce57">
            <text:p>95,0%</text:p>
          </table:table-cell>
          <table:table-cell office:value-type="float" office:value="7140533" table:style-name="ce56">
            <text:p>7.140.533</text:p>
          </table:table-cell>
          <table:table-cell office:value-type="percentage" office:value="0.91348450671936676" table:style-name="ce57">
            <text:p>91,3%</text:p>
          </table:table-cell>
          <table:table-cell office:value-type="float" office:value="5137670" table:style-name="ce56">
            <text:p>5.137.670</text:p>
          </table:table-cell>
          <table:table-cell office:value-type="percentage" office:value="0.86463357578735855" table:style-name="ce57">
            <text:p>86,5%</text:p>
          </table:table-cell>
          <table:table-cell office:value-type="float" office:value="4263900" table:style-name="ce56">
            <text:p>4.263.900</text:p>
          </table:table-cell>
          <table:table-cell office:value-type="percentage" office:value="0.86583594014139209" table:style-name="ce57">
            <text:p>86,6%</text:p>
          </table:table-cell>
          <table:table-cell office:value-type="float" office:value="3682595" table:style-name="ce56">
            <text:p>3.682.595</text:p>
          </table:table-cell>
          <table:table-cell office:value-type="percentage" office:value="0.92435495117674316" table:style-name="ce57">
            <text:p>92,4%</text:p>
          </table:table-cell>
          <table:table-cell office:value-type="float" office:value="39256032" table:style-name="ce56">
            <text:p>39.256.032</text:p>
          </table:table-cell>
          <table:table-cell office:value-type="float" office:value="42185033" table:style-name="ce56">
            <text:p>42.185.033</text:p>
          </table:table-cell>
          <table:table-cell office:value-type="percentage" office:value="0.9305677679569434" table:style-name="ce57">
            <text:p>93,1%</text:p>
          </table:table-cell>
          <table:table-cell office:value-type="percentage" office:value="0.82820909612768467" table:style-name="ce57">
            <text:p>82,8%</text:p>
          </table:table-cell>
          <table:table-cell table:number-columns-repeated="16363" table:style-name="ce29"/>
        </table:table-row>
        <table:table-row table:style-name="ro5">
          <table:table-cell table:number-columns-repeated="16384"/>
        </table:table-row>
        <table:table-row table:style-name="ro9">
          <table:table-cell table:number-columns-spanned="7" table:number-rows-spanned="1" table:style-name="ce26"/>
          <table:covered-table-cell table:number-columns-repeated="6"/>
          <table:table-cell table:style-name="ce29"/>
          <table:table-cell table:style-name="ce58"/>
          <table:table-cell table:style-name="ce29"/>
          <table:table-cell table:style-name="ce58"/>
          <table:table-cell table:style-name="ce54"/>
          <table:table-cell table:style-name="ce58"/>
          <table:table-cell table:style-name="ce29"/>
          <table:table-cell table:style-name="ce58"/>
          <table:table-cell table:number-columns-repeated="2" table:style-name="ce29"/>
          <table:table-cell table:style-name="ce58"/>
          <table:table-cell table:number-columns-repeated="16366" table:style-name="ce29"/>
        </table:table-row>
        <table:table-row table:number-rows-repeated="1048551" table:style-name="ro5">
          <table:table-cell table:number-columns-repeated="16384"/>
        </table:table-row>
      </table:table>
      <table:table table:name="Etarios_con_pauta_completa" table:style-name="ta1">
        <table:table-column table:style-name="co7" table:default-cell-style-name="ce29"/>
        <table:table-column table:style-name="co8" table:default-cell-style-name="ce29"/>
        <table:table-column table:style-name="co8" table:default-cell-style-name="ce58"/>
        <table:table-column table:style-name="co8" table:default-cell-style-name="ce29"/>
        <table:table-column table:style-name="co8" table:default-cell-style-name="ce58"/>
        <table:table-column table:style-name="co8" table:default-cell-style-name="ce29"/>
        <table:table-column table:style-name="co8" table:default-cell-style-name="ce58"/>
        <table:table-column table:style-name="co8" table:default-cell-style-name="ce29"/>
        <table:table-column table:style-name="co8" table:default-cell-style-name="ce58"/>
        <table:table-column table:style-name="co8" table:default-cell-style-name="ce29"/>
        <table:table-column table:style-name="co8" table:default-cell-style-name="ce58"/>
        <table:table-column table:style-name="co8" table:default-cell-style-name="ce54"/>
        <table:table-column table:style-name="co4" table:default-cell-style-name="ce58"/>
        <table:table-column table:style-name="co4" table:default-cell-style-name="ce29"/>
        <table:table-column table:style-name="co4" table:default-cell-style-name="ce58"/>
        <table:table-column table:style-name="co4" table:number-columns-repeated="2" table:default-cell-style-name="ce29"/>
        <table:table-column table:style-name="co4" table:default-cell-style-name="ce58"/>
        <table:table-column table:style-name="co4" table:number-columns-repeated="3" table:default-cell-style-name="ce29"/>
        <table:table-column table:style-name="co3" table:number-columns-repeated="20" table:default-cell-style-name="ce29"/>
        <table:table-column table:style-name="co4" table:number-columns-repeated="16343" table:default-cell-style-name="ce29"/>
        <table:table-row table:style-name="ro8">
          <table:table-cell table:style-name="ce39"/>
          <table:table-cell office:value-type="string" table:style-name="ce40">
            <text:p>Personas pauta completa ≥80 años</text:p>
          </table:table-cell>
          <table:table-cell office:value-type="string" table:style-name="ce41">
            <text:p>%</text:p>
          </table:table-cell>
          <table:table-cell office:value-type="string" table:style-name="ce40">
            <text:p>Personas pauta completa 70-79 años</text:p>
          </table:table-cell>
          <table:table-cell office:value-type="string" table:style-name="ce41">
            <text:p>%</text:p>
          </table:table-cell>
          <table:table-cell office:value-type="string" table:style-name="ce40">
            <text:p>Personas pauta completa 60-69 años</text:p>
          </table:table-cell>
          <table:table-cell office:value-type="string" table:style-name="ce41">
            <text:p>%</text:p>
          </table:table-cell>
          <table:table-cell office:value-type="string" table:style-name="ce40">
            <text:p>Personas pauta completa 50-59 años</text:p>
          </table:table-cell>
          <table:table-cell office:value-type="string" table:style-name="ce41">
            <text:p>%</text:p>
          </table:table-cell>
          <table:table-cell office:value-type="string" table:style-name="ce40">
            <text:p>Personas pauta completa 40-49 años</text:p>
          </table:table-cell>
          <table:table-cell office:value-type="string" table:style-name="ce41">
            <text:p>%</text:p>
          </table:table-cell>
          <table:table-cell office:value-type="string" table:style-name="ce40">
            <text:p>Personas pauta completa 30-39 años</text:p>
          </table:table-cell>
          <table:table-cell office:value-type="string" table:style-name="ce41">
            <text:p>%</text:p>
          </table:table-cell>
          <table:table-cell office:value-type="string" table:style-name="ce40">
            <text:p>Personas pauta completa 20-29 años</text:p>
          </table:table-cell>
          <table:table-cell office:value-type="string" table:style-name="ce41">
            <text:p>%</text:p>
          </table:table-cell>
          <table:table-cell office:value-type="string" table:style-name="ce40">
            <text:p>Personas pauta completa 12-19 años</text:p>
          </table:table-cell>
          <table:table-cell office:value-type="string" table:style-name="ce41">
            <text:p>%</text:p>
          </table:table-cell>
          <table:table-cell office:value-type="string" table:style-name="ce42">
            <text:p>Total Personas pauta completa</text:p>
          </table:table-cell>
          <table:table-cell office:value-type="string" table:style-name="ce42">
            <text:p>Total Población INE Población a Vacunar (1)</text:p>
          </table:table-cell>
          <table:table-cell office:value-type="string" table:style-name="ce43">
            <text:p>% pauta completa sobre Población a Vacunar INE</text:p>
          </table:table-cell>
          <table:table-cell office:value-type="string" table:style-name="ce43">
            <text:p>% pauta completa sobre Total Población INE</text:p>
          </table:table-cell>
          <table:table-cell table:number-columns-repeated="16363" table:style-name="ce44"/>
        </table:table-row>
        <table:table-row table:style-name="ro5">
          <table:table-cell office:value-type="string" table:style-name="ce45">
            <text:p>Andalucía</text:p>
          </table:table-cell>
          <table:table-cell office:value-type="float" office:value="430885" table:style-name="ce46">
            <text:p>430.885</text:p>
          </table:table-cell>
          <table:table-cell office:value-type="percentage" office:value="1" table:style-name="ce47">
            <text:p>100,0%</text:p>
          </table:table-cell>
          <table:table-cell office:value-type="float" office:value="653158" table:style-name="ce46">
            <text:p>653.158</text:p>
          </table:table-cell>
          <table:table-cell office:value-type="percentage" office:value="0.99821953377766026" table:style-name="ce47">
            <text:p>99,8%</text:p>
          </table:table-cell>
          <table:table-cell office:value-type="float" office:value="934971" table:style-name="ce46">
            <text:p>934.971</text:p>
          </table:table-cell>
          <table:table-cell office:value-type="percentage" office:value="0.97572814014186593" table:style-name="ce47">
            <text:p>97,6%</text:p>
          </table:table-cell>
          <table:table-cell office:value-type="float" office:value="1225495" table:style-name="ce46">
            <text:p>1.225.495</text:p>
          </table:table-cell>
          <table:table-cell office:value-type="percentage" office:value="0.95177350571726582" table:style-name="ce47">
            <text:p>95,2%</text:p>
          </table:table-cell>
          <table:table-cell office:value-type="float" office:value="1272907" table:style-name="ce46">
            <text:p>1.272.907</text:p>
          </table:table-cell>
          <table:table-cell office:value-type="percentage" office:value="0.91950725835346336" table:style-name="ce47">
            <text:p>92,0%</text:p>
          </table:table-cell>
          <table:table-cell office:value-type="float" office:value="957717" table:style-name="ce46">
            <text:p>957.717</text:p>
          </table:table-cell>
          <table:table-cell office:value-type="percentage" office:value="0.86925074402803482" table:style-name="ce47">
            <text:p>86,9%</text:p>
          </table:table-cell>
          <table:table-cell office:value-type="float" office:value="799280" table:style-name="ce46">
            <text:p>799.280</text:p>
          </table:table-cell>
          <table:table-cell office:value-type="percentage" office:value="0.8630489616806607" table:style-name="ce47">
            <text:p>86,3%</text:p>
          </table:table-cell>
          <table:table-cell office:value-type="float" office:value="762342" table:style-name="ce46">
            <text:p>762.342</text:p>
          </table:table-cell>
          <table:table-cell office:value-type="percentage" office:value="0.98640867650217512" table:style-name="ce47">
            <text:p>98,6%</text:p>
          </table:table-cell>
          <table:table-cell office:value-type="float" office:value="7036755" table:style-name="ce46">
            <text:p>7.036.755</text:p>
          </table:table-cell>
          <table:table-cell office:value-type="float" office:value="7508005" table:style-name="ce46">
            <text:p>7.508.005</text:p>
          </table:table-cell>
          <table:table-cell office:value-type="percentage" office:value="0.93723365927433455" table:style-name="ce47">
            <text:p>93,7%</text:p>
          </table:table-cell>
          <table:table-cell office:value-type="percentage" office:value="0.82763766203567846" table:style-name="ce47">
            <text:p>82,8%</text:p>
          </table:table-cell>
          <table:table-cell table:number-columns-repeated="16363"/>
        </table:table-row>
        <table:table-row table:style-name="ro5">
          <table:table-cell office:value-type="string" table:style-name="ce48">
            <text:p>Aragón</text:p>
          </table:table-cell>
          <table:table-cell office:value-type="float" office:value="100533" table:style-name="ce49">
            <text:p>100.533</text:p>
          </table:table-cell>
          <table:table-cell office:value-type="percentage" office:value="1" table:style-name="ce50">
            <text:p>100,0%</text:p>
          </table:table-cell>
          <table:table-cell office:value-type="float" office:value="119280" table:style-name="ce49">
            <text:p>119.280</text:p>
          </table:table-cell>
          <table:table-cell office:value-type="percentage" office:value="0.99711598746081509" table:style-name="ce50">
            <text:p>99,7%</text:p>
          </table:table-cell>
          <table:table-cell office:value-type="float" office:value="155582" table:style-name="ce49">
            <text:p>155.582</text:p>
          </table:table-cell>
          <table:table-cell office:value-type="percentage" office:value="0.96449073213068004" table:style-name="ce50">
            <text:p>96,4%</text:p>
          </table:table-cell>
          <table:table-cell office:value-type="float" office:value="188527" table:style-name="ce49">
            <text:p>188.527</text:p>
          </table:table-cell>
          <table:table-cell office:value-type="percentage" office:value="0.93808528636114841" table:style-name="ce50">
            <text:p>93,8%</text:p>
          </table:table-cell>
          <table:table-cell office:value-type="float" office:value="191261" table:style-name="ce49">
            <text:p>191.261</text:p>
          </table:table-cell>
          <table:table-cell office:value-type="percentage" office:value="0.89526158858250204" table:style-name="ce50">
            <text:p>89,5%</text:p>
          </table:table-cell>
          <table:table-cell office:value-type="float" office:value="130250" table:style-name="ce49">
            <text:p>130.250</text:p>
          </table:table-cell>
          <table:table-cell office:value-type="percentage" office:value="0.8229191675406563" table:style-name="ce50">
            <text:p>82,3%</text:p>
          </table:table-cell>
          <table:table-cell office:value-type="float" office:value="108614" table:style-name="ce49">
            <text:p>108.614</text:p>
          </table:table-cell>
          <table:table-cell office:value-type="percentage" office:value="0.83039496016758663" table:style-name="ce50">
            <text:p>83,0%</text:p>
          </table:table-cell>
          <table:table-cell office:value-type="float" office:value="98254" table:style-name="ce49">
            <text:p>98.254</text:p>
          </table:table-cell>
          <table:table-cell office:value-type="percentage" office:value="0.91794426226445058" table:style-name="ce50">
            <text:p>91,8%</text:p>
          </table:table-cell>
          <table:table-cell office:value-type="float" office:value="1092301" table:style-name="ce49">
            <text:p>1.092.301</text:p>
          </table:table-cell>
          <table:table-cell office:value-type="float" office:value="1189408" table:style-name="ce49">
            <text:p>1.189.408</text:p>
          </table:table-cell>
          <table:table-cell office:value-type="percentage" office:value="0.91835686324625365" table:style-name="ce50">
            <text:p>91,8%</text:p>
          </table:table-cell>
          <table:table-cell office:value-type="percentage" office:value="0.82057991199977764" table:style-name="ce50">
            <text:p>82,1%</text:p>
          </table:table-cell>
          <table:table-cell table:number-columns-repeated="16363"/>
        </table:table-row>
        <table:table-row table:style-name="ro5">
          <table:table-cell office:value-type="string" table:style-name="ce48">
            <text:p>Asturias<text:s/></text:p>
          </table:table-cell>
          <table:table-cell office:value-type="float" office:value="88636" table:style-name="ce49">
            <text:p>88.636</text:p>
          </table:table-cell>
          <table:table-cell office:value-type="percentage" office:value="1" table:style-name="ce50">
            <text:p>100,0%</text:p>
          </table:table-cell>
          <table:table-cell office:value-type="float" office:value="114687" table:style-name="ce49">
            <text:p>114.687</text:p>
          </table:table-cell>
          <table:table-cell office:value-type="percentage" office:value="1" table:style-name="ce50">
            <text:p>100,0%</text:p>
          </table:table-cell>
          <table:table-cell office:value-type="float" office:value="149555" table:style-name="ce49">
            <text:p>149.555</text:p>
          </table:table-cell>
          <table:table-cell office:value-type="percentage" office:value="0.98397920915849724" table:style-name="ce50">
            <text:p>98,4%</text:p>
          </table:table-cell>
          <table:table-cell office:value-type="float" office:value="155008" table:style-name="ce49">
            <text:p>155.008</text:p>
          </table:table-cell>
          <table:table-cell office:value-type="percentage" office:value="0.95634952462627176" table:style-name="ce50">
            <text:p>95,6%</text:p>
          </table:table-cell>
          <table:table-cell office:value-type="float" office:value="152411" table:style-name="ce49">
            <text:p>152.411</text:p>
          </table:table-cell>
          <table:table-cell office:value-type="percentage" office:value="0.91858124397299901" table:style-name="ce50">
            <text:p>91,9%</text:p>
          </table:table-cell>
          <table:table-cell office:value-type="float" office:value="91949" table:style-name="ce49">
            <text:p>91.949</text:p>
          </table:table-cell>
          <table:table-cell office:value-type="percentage" office:value="0.84674604709414225" table:style-name="ce50">
            <text:p>84,7%</text:p>
          </table:table-cell>
          <table:table-cell office:value-type="float" office:value="67445" table:style-name="ce49">
            <text:p>67.445</text:p>
          </table:table-cell>
          <table:table-cell office:value-type="percentage" office:value="0.85112692763938314" table:style-name="ce50">
            <text:p>85,1%</text:p>
          </table:table-cell>
          <table:table-cell office:value-type="float" office:value="67183" table:style-name="ce49">
            <text:p>67.183</text:p>
          </table:table-cell>
          <table:table-cell office:value-type="percentage" office:value="1.02952985166115" table:style-name="ce50">
            <text:p>103,0%</text:p>
          </table:table-cell>
          <table:table-cell office:value-type="float" office:value="886874" table:style-name="ce49">
            <text:p>886.874</text:p>
          </table:table-cell>
          <table:table-cell office:value-type="float" office:value="930447" table:style-name="ce49">
            <text:p>930.447</text:p>
          </table:table-cell>
          <table:table-cell office:value-type="percentage" office:value="0.95316982052712296" table:style-name="ce50">
            <text:p>95,3%</text:p>
          </table:table-cell>
          <table:table-cell office:value-type="percentage" office:value="0.87558853931674641" table:style-name="ce50">
            <text:p>87,6%</text:p>
          </table:table-cell>
          <table:table-cell table:number-columns-repeated="16363"/>
        </table:table-row>
        <table:table-row table:style-name="ro5">
          <table:table-cell office:value-type="string" table:style-name="ce48">
            <text:p>Baleares</text:p>
          </table:table-cell>
          <table:table-cell office:value-type="float" office:value="51434" table:style-name="ce49">
            <text:p>51.434</text:p>
          </table:table-cell>
          <table:table-cell office:value-type="percentage" office:value="0.95899912367385753" table:style-name="ce50">
            <text:p>95,9%</text:p>
          </table:table-cell>
          <table:table-cell office:value-type="float" office:value="79877" table:style-name="ce49">
            <text:p>79.877</text:p>
          </table:table-cell>
          <table:table-cell office:value-type="percentage" office:value="0.91566361739688651" table:style-name="ce50">
            <text:p>91,6%</text:p>
          </table:table-cell>
          <table:table-cell office:value-type="float" office:value="112197" table:style-name="ce49">
            <text:p>112.197</text:p>
          </table:table-cell>
          <table:table-cell office:value-type="percentage" office:value="0.8807155809188888" table:style-name="ce50">
            <text:p>88,1%</text:p>
          </table:table-cell>
          <table:table-cell office:value-type="float" office:value="153162" table:style-name="ce49">
            <text:p>153.162</text:p>
          </table:table-cell>
          <table:table-cell office:value-type="percentage" office:value="0.86284561822565742" table:style-name="ce50">
            <text:p>86,3%</text:p>
          </table:table-cell>
          <table:table-cell office:value-type="float" office:value="172952" table:style-name="ce49">
            <text:p>172.952</text:p>
          </table:table-cell>
          <table:table-cell office:value-type="percentage" office:value="0.79840090849078815" table:style-name="ce50">
            <text:p>79,8%</text:p>
          </table:table-cell>
          <table:table-cell office:value-type="float" office:value="133663" table:style-name="ce49">
            <text:p>133.663</text:p>
          </table:table-cell>
          <table:table-cell office:value-type="percentage" office:value="0.7262438398887241" table:style-name="ce50">
            <text:p>72,6%</text:p>
          </table:table-cell>
          <table:table-cell office:value-type="float" office:value="102985" table:style-name="ce49">
            <text:p>102.985</text:p>
          </table:table-cell>
          <table:table-cell office:value-type="percentage" office:value="0.75054841742400502" table:style-name="ce50">
            <text:p>75,1%</text:p>
          </table:table-cell>
          <table:table-cell office:value-type="float" office:value="85841" table:style-name="ce49">
            <text:p>85.841</text:p>
          </table:table-cell>
          <table:table-cell office:value-type="percentage" office:value="0.86241158977656329" table:style-name="ce50">
            <text:p>86,2%</text:p>
          </table:table-cell>
          <table:table-cell office:value-type="float" office:value="892111" table:style-name="ce49">
            <text:p>892.111</text:p>
          </table:table-cell>
          <table:table-cell office:value-type="float" office:value="1083187" table:style-name="ce49">
            <text:p>1.083.187</text:p>
          </table:table-cell>
          <table:table-cell office:value-type="percentage" office:value="0.82359832605081118" table:style-name="ce50">
            <text:p>82,4%</text:p>
          </table:table-cell>
          <table:table-cell office:value-type="percentage" office:value="0.73137340903035397" table:style-name="ce50">
            <text:p>73,1%</text:p>
          </table:table-cell>
          <table:table-cell table:number-columns-repeated="16363"/>
        </table:table-row>
        <table:table-row table:style-name="ro5">
          <table:table-cell office:value-type="string" table:style-name="ce48">
            <text:p>Canarias</text:p>
          </table:table-cell>
          <table:table-cell office:value-type="float" office:value="92893" table:style-name="ce49">
            <text:p>92.893</text:p>
          </table:table-cell>
          <table:table-cell office:value-type="percentage" office:value="0.92557940256272297" table:style-name="ce50">
            <text:p>92,6%</text:p>
          </table:table-cell>
          <table:table-cell office:value-type="float" office:value="152132" table:style-name="ce49">
            <text:p>152.132</text:p>
          </table:table-cell>
          <table:table-cell office:value-type="percentage" office:value="0.90854364989309988" table:style-name="ce50">
            <text:p>90,9%</text:p>
          </table:table-cell>
          <table:table-cell office:value-type="float" office:value="225697" table:style-name="ce49">
            <text:p>225.697</text:p>
          </table:table-cell>
          <table:table-cell office:value-type="percentage" office:value="0.89720737015761964" table:style-name="ce50">
            <text:p>89,7%</text:p>
          </table:table-cell>
          <table:table-cell office:value-type="float" office:value="324869" table:style-name="ce49">
            <text:p>324.869</text:p>
          </table:table-cell>
          <table:table-cell office:value-type="percentage" office:value="0.8822040641200064" table:style-name="ce50">
            <text:p>88,2%</text:p>
          </table:table-cell>
          <table:table-cell office:value-type="float" office:value="322627" table:style-name="ce49">
            <text:p>322.627</text:p>
          </table:table-cell>
          <table:table-cell office:value-type="percentage" office:value="0.81863209043275265" table:style-name="ce50">
            <text:p>81,9%</text:p>
          </table:table-cell>
          <table:table-cell office:value-type="float" office:value="234174" table:style-name="ce49">
            <text:p>234.174</text:p>
          </table:table-cell>
          <table:table-cell office:value-type="percentage" office:value="0.7484897494742091" table:style-name="ce50">
            <text:p>74,8%</text:p>
          </table:table-cell>
          <table:table-cell office:value-type="float" office:value="192242" table:style-name="ce49">
            <text:p>192.242</text:p>
          </table:table-cell>
          <table:table-cell office:value-type="percentage" office:value="0.75486411880426119" table:style-name="ce50">
            <text:p>75,5%</text:p>
          </table:table-cell>
          <table:table-cell office:value-type="float" office:value="170805" table:style-name="ce49">
            <text:p>170.805</text:p>
          </table:table-cell>
          <table:table-cell office:value-type="percentage" office:value="0.92695302960410275" table:style-name="ce50">
            <text:p>92,7%</text:p>
          </table:table-cell>
          <table:table-cell office:value-type="float" office:value="1715439" table:style-name="ce49">
            <text:p>1.715.439</text:p>
          </table:table-cell>
          <table:table-cell office:value-type="float" office:value="2033513" table:style-name="ce49">
            <text:p>2.033.513</text:p>
          </table:table-cell>
          <table:table-cell office:value-type="percentage" office:value="0.84358398495608344" table:style-name="ce50">
            <text:p>84,4%</text:p>
          </table:table-cell>
          <table:table-cell office:value-type="percentage" office:value="0.76433019703979155" table:style-name="ce50">
            <text:p>76,4%</text:p>
          </table:table-cell>
          <table:table-cell table:number-columns-repeated="16363"/>
        </table:table-row>
        <table:table-row table:style-name="ro5">
          <table:table-cell office:value-type="string" table:style-name="ce48">
            <text:p>Cantabria</text:p>
          </table:table-cell>
          <table:table-cell office:value-type="float" office:value="42298" table:style-name="ce49">
            <text:p>42.298</text:p>
          </table:table-cell>
          <table:table-cell office:value-type="percentage" office:value="1" table:style-name="ce50">
            <text:p>100,0%</text:p>
          </table:table-cell>
          <table:table-cell office:value-type="float" office:value="56114" table:style-name="ce49">
            <text:p>56.114</text:p>
          </table:table-cell>
          <table:table-cell office:value-type="percentage" office:value="1" table:style-name="ce50">
            <text:p>100,0%</text:p>
          </table:table-cell>
          <table:table-cell office:value-type="float" office:value="77212" table:style-name="ce49">
            <text:p>77.212</text:p>
          </table:table-cell>
          <table:table-cell office:value-type="percentage" office:value="0.97419786264935593" table:style-name="ce50">
            <text:p>97,4%</text:p>
          </table:table-cell>
          <table:table-cell office:value-type="float" office:value="85190" table:style-name="ce49">
            <text:p>85.190</text:p>
          </table:table-cell>
          <table:table-cell office:value-type="percentage" office:value="0.93646257007804767" table:style-name="ce50">
            <text:p>93,6%</text:p>
          </table:table-cell>
          <table:table-cell office:value-type="float" office:value="89401" table:style-name="ce49">
            <text:p>89.401</text:p>
          </table:table-cell>
          <table:table-cell office:value-type="percentage" office:value="0.91800669500749599" table:style-name="ce50">
            <text:p>91,8%</text:p>
          </table:table-cell>
          <table:table-cell office:value-type="float" office:value="56861" table:style-name="ce49">
            <text:p>56.861</text:p>
          </table:table-cell>
          <table:table-cell office:value-type="percentage" office:value="0.84667500521159056" table:style-name="ce50">
            <text:p>84,7%</text:p>
          </table:table-cell>
          <table:table-cell office:value-type="float" office:value="43555" table:style-name="ce49">
            <text:p>43.555</text:p>
          </table:table-cell>
          <table:table-cell office:value-type="percentage" office:value="0.85615159318302436" table:style-name="ce50">
            <text:p>85,6%</text:p>
          </table:table-cell>
          <table:table-cell office:value-type="float" office:value="46249" table:style-name="ce49">
            <text:p>46.249</text:p>
          </table:table-cell>
          <table:table-cell office:value-type="percentage" office:value="1.0213325088885454" table:style-name="ce50">
            <text:p>102,1%</text:p>
          </table:table-cell>
          <table:table-cell office:value-type="float" office:value="496880" table:style-name="ce49">
            <text:p>496.880</text:p>
          </table:table-cell>
          <table:table-cell office:value-type="float" office:value="527062" table:style-name="ce49">
            <text:p>527.062</text:p>
          </table:table-cell>
          <table:table-cell office:value-type="percentage" office:value="0.94273538976439208" table:style-name="ce50">
            <text:p>94,3%</text:p>
          </table:table-cell>
          <table:table-cell office:value-type="percentage" office:value="0.85132484087346116" table:style-name="ce50">
            <text:p>85,1%</text:p>
          </table:table-cell>
          <table:table-cell table:number-columns-repeated="16363"/>
        </table:table-row>
        <table:table-row table:style-name="ro5">
          <table:table-cell office:value-type="string" table:style-name="ce48">
            <text:p>Castilla y Leon</text:p>
          </table:table-cell>
          <table:table-cell office:value-type="float" office:value="228248" table:style-name="ce49">
            <text:p>228.248</text:p>
          </table:table-cell>
          <table:table-cell office:value-type="percentage" office:value="1" table:style-name="ce50">
            <text:p>100,0%</text:p>
          </table:table-cell>
          <table:table-cell office:value-type="float" office:value="250758" table:style-name="ce49">
            <text:p>250.758</text:p>
          </table:table-cell>
          <table:table-cell office:value-type="percentage" office:value="1" table:style-name="ce50">
            <text:p>100,0%</text:p>
          </table:table-cell>
          <table:table-cell office:value-type="float" office:value="323957" table:style-name="ce49">
            <text:p>323.957</text:p>
          </table:table-cell>
          <table:table-cell office:value-type="percentage" office:value="0.98995853234446574" table:style-name="ce50">
            <text:p>99,0%</text:p>
          </table:table-cell>
          <table:table-cell office:value-type="float" office:value="355531" table:style-name="ce49">
            <text:p>355.531</text:p>
          </table:table-cell>
          <table:table-cell office:value-type="percentage" office:value="0.93265530439162336" table:style-name="ce50">
            <text:p>93,3%</text:p>
          </table:table-cell>
          <table:table-cell office:value-type="float" office:value="324067" table:style-name="ce49">
            <text:p>324.067</text:p>
          </table:table-cell>
          <table:table-cell office:value-type="percentage" office:value="0.89968128994286545" table:style-name="ce50">
            <text:p>90,0%</text:p>
          </table:table-cell>
          <table:table-cell office:value-type="float" office:value="216428" table:style-name="ce49">
            <text:p>216.428</text:p>
          </table:table-cell>
          <table:table-cell office:value-type="percentage" office:value="0.83594564738781474" table:style-name="ce50">
            <text:p>83,6%</text:p>
          </table:table-cell>
          <table:table-cell office:value-type="float" office:value="178626" table:style-name="ce49">
            <text:p>178.626</text:p>
          </table:table-cell>
          <table:table-cell office:value-type="percentage" office:value="0.84345473347215727" table:style-name="ce50">
            <text:p>84,3%</text:p>
          </table:table-cell>
          <table:table-cell office:value-type="float" office:value="163920" table:style-name="ce49">
            <text:p>163.920</text:p>
          </table:table-cell>
          <table:table-cell office:value-type="percentage" office:value="0.9745656904362715" table:style-name="ce50">
            <text:p>97,5%</text:p>
          </table:table-cell>
          <table:table-cell office:value-type="float" office:value="2041535" table:style-name="ce49">
            <text:p>2.041.535</text:p>
          </table:table-cell>
          <table:table-cell office:value-type="float" office:value="2172149" table:style-name="ce49">
            <text:p>2.172.149</text:p>
          </table:table-cell>
          <table:table-cell office:value-type="percentage" office:value="0.93986876590878432" table:style-name="ce50">
            <text:p>94,0%</text:p>
          </table:table-cell>
          <table:table-cell office:value-type="percentage" office:value="0.85539809163391856" table:style-name="ce50">
            <text:p>85,5%</text:p>
          </table:table-cell>
          <table:table-cell table:number-columns-repeated="16363"/>
        </table:table-row>
        <table:table-row table:style-name="ro5">
          <table:table-cell office:value-type="string" table:style-name="ce48">
            <text:p>Castilla - La Mancha</text:p>
          </table:table-cell>
          <table:table-cell office:value-type="float" office:value="137102" table:style-name="ce49">
            <text:p>137.102</text:p>
          </table:table-cell>
          <table:table-cell office:value-type="percentage" office:value="1" table:style-name="ce50">
            <text:p>100,0%</text:p>
          </table:table-cell>
          <table:table-cell office:value-type="float" office:value="158246" table:style-name="ce49">
            <text:p>158.246</text:p>
          </table:table-cell>
          <table:table-cell office:value-type="percentage" office:value="1" table:style-name="ce50">
            <text:p>100,0%</text:p>
          </table:table-cell>
          <table:table-cell office:value-type="float" office:value="223110" table:style-name="ce49">
            <text:p>223.110</text:p>
          </table:table-cell>
          <table:table-cell office:value-type="percentage" office:value="0.97843247320504501" table:style-name="ce50">
            <text:p>97,8%</text:p>
          </table:table-cell>
          <table:table-cell office:value-type="float" office:value="286635" table:style-name="ce49">
            <text:p>286.635</text:p>
          </table:table-cell>
          <table:table-cell office:value-type="percentage" office:value="0.92045137071421002" table:style-name="ce50">
            <text:p>92,0%</text:p>
          </table:table-cell>
          <table:table-cell office:value-type="float" office:value="287161" table:style-name="ce49">
            <text:p>287.161</text:p>
          </table:table-cell>
          <table:table-cell office:value-type="percentage" office:value="0.86839280152170828" table:style-name="ce50">
            <text:p>86,8%</text:p>
          </table:table-cell>
          <table:table-cell office:value-type="float" office:value="206948" table:style-name="ce49">
            <text:p>206.948</text:p>
          </table:table-cell>
          <table:table-cell office:value-type="percentage" office:value="0.80289892182765532" table:style-name="ce50">
            <text:p>80,3%</text:p>
          </table:table-cell>
          <table:table-cell office:value-type="float" office:value="174666" table:style-name="ce49">
            <text:p>174.666</text:p>
          </table:table-cell>
          <table:table-cell office:value-type="percentage" office:value="0.79759077957185653" table:style-name="ce50">
            <text:p>79,8%</text:p>
          </table:table-cell>
          <table:table-cell office:value-type="float" office:value="167564" table:style-name="ce49">
            <text:p>167.564</text:p>
          </table:table-cell>
          <table:table-cell office:value-type="percentage" office:value="0.94234489584739278" table:style-name="ce50">
            <text:p>94,2%</text:p>
          </table:table-cell>
          <table:table-cell office:value-type="float" office:value="1641432" table:style-name="ce49">
            <text:p>1.641.432</text:p>
          </table:table-cell>
          <table:table-cell office:value-type="float" office:value="1816082" table:style-name="ce49">
            <text:p>1.816.082</text:p>
          </table:table-cell>
          <table:table-cell office:value-type="percentage" office:value="0.90383143492419393" table:style-name="ce50">
            <text:p>90,4%</text:p>
          </table:table-cell>
          <table:table-cell office:value-type="percentage" office:value="0.80122382674299641" table:style-name="ce50">
            <text:p>80,1%</text:p>
          </table:table-cell>
          <table:table-cell table:number-columns-repeated="16363"/>
        </table:table-row>
        <table:table-row table:style-name="ro5">
          <table:table-cell office:value-type="string" table:style-name="ce48">
            <text:p>Cataluña</text:p>
          </table:table-cell>
          <table:table-cell office:value-type="float" office:value="455788" table:style-name="ce49">
            <text:p>455.788</text:p>
          </table:table-cell>
          <table:table-cell office:value-type="percentage" office:value="1" table:style-name="ce50">
            <text:p>100,0%</text:p>
          </table:table-cell>
          <table:table-cell office:value-type="float" office:value="618619" table:style-name="ce49">
            <text:p>618.619</text:p>
          </table:table-cell>
          <table:table-cell office:value-type="percentage" office:value="0.97307530169755996" table:style-name="ce50">
            <text:p>97,3%</text:p>
          </table:table-cell>
          <table:table-cell office:value-type="float" office:value="802483" table:style-name="ce49">
            <text:p>802.483</text:p>
          </table:table-cell>
          <table:table-cell office:value-type="percentage" office:value="0.94134669976210694" table:style-name="ce50">
            <text:p>94,1%</text:p>
          </table:table-cell>
          <table:table-cell office:value-type="float" office:value="1040179" table:style-name="ce49">
            <text:p>1.040.179</text:p>
          </table:table-cell>
          <table:table-cell office:value-type="percentage" office:value="0.94785679983889204" table:style-name="ce50">
            <text:p>94,8%</text:p>
          </table:table-cell>
          <table:table-cell office:value-type="float" office:value="1156667" table:style-name="ce49">
            <text:p>1.156.667</text:p>
          </table:table-cell>
          <table:table-cell office:value-type="percentage" office:value="0.90681285426450187" table:style-name="ce50">
            <text:p>90,7%</text:p>
          </table:table-cell>
          <table:table-cell office:value-type="float" office:value="820039" table:style-name="ce49">
            <text:p>820.039</text:p>
          </table:table-cell>
          <table:table-cell office:value-type="percentage" office:value="0.84835014090218785" table:style-name="ce50">
            <text:p>84,8%</text:p>
          </table:table-cell>
          <table:table-cell office:value-type="float" office:value="685051" table:style-name="ce49">
            <text:p>685.051</text:p>
          </table:table-cell>
          <table:table-cell office:value-type="percentage" office:value="0.82630942200038837" table:style-name="ce50">
            <text:p>82,6%</text:p>
          </table:table-cell>
          <table:table-cell office:value-type="float" office:value="612547" table:style-name="ce49">
            <text:p>612.547</text:p>
          </table:table-cell>
          <table:table-cell office:value-type="percentage" office:value="0.91239314647962433" table:style-name="ce50">
            <text:p>91,2%</text:p>
          </table:table-cell>
          <table:table-cell office:value-type="float" office:value="6191373" table:style-name="ce49">
            <text:p>6.191.373</text:p>
          </table:table-cell>
          <table:table-cell office:value-type="float" office:value="6782414" table:style-name="ce49">
            <text:p>6.782.414</text:p>
          </table:table-cell>
          <table:table-cell office:value-type="percentage" office:value="0.9128568382879606" table:style-name="ce50">
            <text:p>91,3%</text:p>
          </table:table-cell>
          <table:table-cell office:value-type="percentage" office:value="0.80708757747919413" table:style-name="ce50">
            <text:p>80,7%</text:p>
          </table:table-cell>
          <table:table-cell table:number-columns-repeated="16363"/>
        </table:table-row>
        <table:table-row table:style-name="ro5">
          <table:table-cell office:value-type="string" table:style-name="ce48">
            <text:p>C. Valenciana</text:p>
          </table:table-cell>
          <table:table-cell office:value-type="float" office:value="295527" table:style-name="ce49">
            <text:p>295.527</text:p>
          </table:table-cell>
          <table:table-cell office:value-type="percentage" office:value="1" table:style-name="ce50">
            <text:p>100,0%</text:p>
          </table:table-cell>
          <table:table-cell office:value-type="float" office:value="435691" table:style-name="ce49">
            <text:p>435.691</text:p>
          </table:table-cell>
          <table:table-cell office:value-type="percentage" office:value="0.99071118023721172" table:style-name="ce50">
            <text:p>99,1%</text:p>
          </table:table-cell>
          <table:table-cell office:value-type="float" office:value="579682" table:style-name="ce49">
            <text:p>579.682</text:p>
          </table:table-cell>
          <table:table-cell office:value-type="percentage" office:value="0.97076397494724853" table:style-name="ce50">
            <text:p>97,1%</text:p>
          </table:table-cell>
          <table:table-cell office:value-type="float" office:value="733657" table:style-name="ce49">
            <text:p>733.657</text:p>
          </table:table-cell>
          <table:table-cell office:value-type="percentage" office:value="0.96243060438464845" table:style-name="ce50">
            <text:p>96,2%</text:p>
          </table:table-cell>
          <table:table-cell office:value-type="float" office:value="769861" table:style-name="ce49">
            <text:p>769.861</text:p>
          </table:table-cell>
          <table:table-cell office:value-type="percentage" office:value="0.91571302319551151" table:style-name="ce50">
            <text:p>91,6%</text:p>
          </table:table-cell>
          <table:table-cell office:value-type="float" office:value="530381" table:style-name="ce49">
            <text:p>530.381</text:p>
          </table:table-cell>
          <table:table-cell office:value-type="percentage" office:value="0.86392385991031417" table:style-name="ce50">
            <text:p>86,4%</text:p>
          </table:table-cell>
          <table:table-cell office:value-type="float" office:value="447129" table:style-name="ce49">
            <text:p>447.129</text:p>
          </table:table-cell>
          <table:table-cell office:value-type="percentage" office:value="0.87198233916372347" table:style-name="ce50">
            <text:p>87,2%</text:p>
          </table:table-cell>
          <table:table-cell office:value-type="float" office:value="429701" table:style-name="ce49">
            <text:p>429.701</text:p>
          </table:table-cell>
          <table:table-cell office:value-type="percentage" office:value="0.99291076763816266" table:style-name="ce50">
            <text:p>99,3%</text:p>
          </table:table-cell>
          <table:table-cell office:value-type="float" office:value="4221629" table:style-name="ce49">
            <text:p>4.221.629</text:p>
          </table:table-cell>
          <table:table-cell office:value-type="float" office:value="4492026" table:style-name="ce49">
            <text:p>4.492.026</text:p>
          </table:table-cell>
          <table:table-cell office:value-type="percentage" office:value="0.93980511243701614" table:style-name="ce50">
            <text:p>94,0%</text:p>
          </table:table-cell>
          <table:table-cell office:value-type="percentage" office:value="0.83645558935971442" table:style-name="ce50">
            <text:p>83,6%</text:p>
          </table:table-cell>
          <table:table-cell table:number-columns-repeated="16363"/>
        </table:table-row>
        <table:table-row table:style-name="ro5">
          <table:table-cell office:value-type="string" table:style-name="ce48">
            <text:p>Extremadura</text:p>
          </table:table-cell>
          <table:table-cell office:value-type="float" office:value="77691" table:style-name="ce49">
            <text:p>77.691</text:p>
          </table:table-cell>
          <table:table-cell office:value-type="percentage" office:value="1" table:style-name="ce50">
            <text:p>100,0%</text:p>
          </table:table-cell>
          <table:table-cell office:value-type="float" office:value="95774" table:style-name="ce49">
            <text:p>95.774</text:p>
          </table:table-cell>
          <table:table-cell office:value-type="percentage" office:value="1" table:style-name="ce50">
            <text:p>100,0%</text:p>
          </table:table-cell>
          <table:table-cell office:value-type="float" office:value="132894" table:style-name="ce49">
            <text:p>132.894</text:p>
          </table:table-cell>
          <table:table-cell office:value-type="percentage" office:value="1.0169032406167502" table:style-name="ce50">
            <text:p>101,7%</text:p>
          </table:table-cell>
          <table:table-cell office:value-type="float" office:value="161603" table:style-name="ce49">
            <text:p>161.603</text:p>
          </table:table-cell>
          <table:table-cell office:value-type="percentage" office:value="0.96219180365935708" table:style-name="ce50">
            <text:p>96,2%</text:p>
          </table:table-cell>
          <table:table-cell office:value-type="float" office:value="146255" table:style-name="ce49">
            <text:p>146.255</text:p>
          </table:table-cell>
          <table:table-cell office:value-type="percentage" office:value="0.92839097095267109" table:style-name="ce50">
            <text:p>92,8%</text:p>
          </table:table-cell>
          <table:table-cell office:value-type="float" office:value="113386" table:style-name="ce49">
            <text:p>113.386</text:p>
          </table:table-cell>
          <table:table-cell office:value-type="percentage" office:value="0.87326134840806524" table:style-name="ce50">
            <text:p>87,3%</text:p>
          </table:table-cell>
          <table:table-cell office:value-type="float" office:value="93604" table:style-name="ce49">
            <text:p>93.604</text:p>
          </table:table-cell>
          <table:table-cell office:value-type="percentage" office:value="0.83199118269247863" table:style-name="ce50">
            <text:p>83,2%</text:p>
          </table:table-cell>
          <table:table-cell office:value-type="float" office:value="86559" table:style-name="ce49">
            <text:p>86.559</text:p>
          </table:table-cell>
          <table:table-cell office:value-type="percentage" office:value="1.0099172782321577" table:style-name="ce50">
            <text:p>101,0%</text:p>
          </table:table-cell>
          <table:table-cell office:value-type="float" office:value="907766" table:style-name="ce49">
            <text:p>907.766</text:p>
          </table:table-cell>
          <table:table-cell office:value-type="float" office:value="949890" table:style-name="ce49">
            <text:p>949.890</text:p>
          </table:table-cell>
          <table:table-cell office:value-type="percentage" office:value="0.95565381254671589" table:style-name="ce50">
            <text:p>95,6%</text:p>
          </table:table-cell>
          <table:table-cell office:value-type="percentage" office:value="0.8580027013258047" table:style-name="ce50">
            <text:p>85,8%</text:p>
          </table:table-cell>
          <table:table-cell table:number-columns-repeated="16363"/>
        </table:table-row>
        <table:table-row table:style-name="ro5">
          <table:table-cell office:value-type="string" table:style-name="ce48">
            <text:p>Galicia</text:p>
          </table:table-cell>
          <table:table-cell office:value-type="float" office:value="241774" table:style-name="ce49">
            <text:p>241.774</text:p>
          </table:table-cell>
          <table:table-cell office:value-type="percentage" office:value="1" table:style-name="ce50">
            <text:p>100,0%</text:p>
          </table:table-cell>
          <table:table-cell office:value-type="float" office:value="291554" table:style-name="ce49">
            <text:p>291.554</text:p>
          </table:table-cell>
          <table:table-cell office:value-type="percentage" office:value="0.99851021785067251" table:style-name="ce50">
            <text:p>99,9%</text:p>
          </table:table-cell>
          <table:table-cell office:value-type="float" office:value="348206" table:style-name="ce49">
            <text:p>348.206</text:p>
          </table:table-cell>
          <table:table-cell office:value-type="percentage" office:value="0.98484017128343793" table:style-name="ce50">
            <text:p>98,5%</text:p>
          </table:table-cell>
          <table:table-cell office:value-type="float" office:value="393073" table:style-name="ce49">
            <text:p>393.073</text:p>
          </table:table-cell>
          <table:table-cell office:value-type="percentage" office:value="0.96058895405669598" table:style-name="ce50">
            <text:p>96,1%</text:p>
          </table:table-cell>
          <table:table-cell office:value-type="float" office:value="411462" table:style-name="ce49">
            <text:p>411.462</text:p>
          </table:table-cell>
          <table:table-cell office:value-type="percentage" office:value="0.9291500032743425" table:style-name="ce50">
            <text:p>92,9%</text:p>
          </table:table-cell>
          <table:table-cell office:value-type="float" office:value="267500" table:style-name="ce49">
            <text:p>267.500</text:p>
          </table:table-cell>
          <table:table-cell office:value-type="percentage" office:value="0.86682350501299421" table:style-name="ce50">
            <text:p>86,7%</text:p>
          </table:table-cell>
          <table:table-cell office:value-type="float" office:value="202647" table:style-name="ce49">
            <text:p>202.647</text:p>
          </table:table-cell>
          <table:table-cell office:value-type="percentage" office:value="0.87968935848794505" table:style-name="ce50">
            <text:p>88,0%</text:p>
          </table:table-cell>
          <table:table-cell office:value-type="float" office:value="192985" table:style-name="ce49">
            <text:p>192.985</text:p>
          </table:table-cell>
          <table:table-cell office:value-type="percentage" office:value="1.0525842132821364" table:style-name="ce50">
            <text:p>105,3%</text:p>
          </table:table-cell>
          <table:table-cell office:value-type="float" office:value="2349201" table:style-name="ce49">
            <text:p>2.349.201</text:p>
          </table:table-cell>
          <table:table-cell office:value-type="float" office:value="2456127" table:style-name="ce49">
            <text:p>2.456.127</text:p>
          </table:table-cell>
          <table:table-cell office:value-type="percentage" office:value="0.95646560621661669" table:style-name="ce50">
            <text:p>95,6%</text:p>
          </table:table-cell>
          <table:table-cell office:value-type="percentage" office:value="0.8710823189497775" table:style-name="ce50">
            <text:p>87,1%</text:p>
          </table:table-cell>
          <table:table-cell table:number-columns-repeated="16363"/>
        </table:table-row>
        <table:table-row table:style-name="ro5">
          <table:table-cell office:value-type="string" table:style-name="ce48">
            <text:p>La Rioja</text:p>
          </table:table-cell>
          <table:table-cell office:value-type="float" office:value="25118" table:style-name="ce49">
            <text:p>25.118</text:p>
          </table:table-cell>
          <table:table-cell office:value-type="percentage" office:value="1" table:style-name="ce50">
            <text:p>100,0%</text:p>
          </table:table-cell>
          <table:table-cell office:value-type="float" office:value="30716" table:style-name="ce49">
            <text:p>30.716</text:p>
          </table:table-cell>
          <table:table-cell office:value-type="percentage" office:value="1" table:style-name="ce50">
            <text:p>100,0%</text:p>
          </table:table-cell>
          <table:table-cell office:value-type="float" office:value="39709" table:style-name="ce49">
            <text:p>39.709</text:p>
          </table:table-cell>
          <table:table-cell office:value-type="percentage" office:value="1.0283575905112134" table:style-name="ce50">
            <text:p>102,8%</text:p>
          </table:table-cell>
          <table:table-cell office:value-type="float" office:value="46312" table:style-name="ce49">
            <text:p>46.312</text:p>
          </table:table-cell>
          <table:table-cell office:value-type="percentage" office:value="0.97498947368421052" table:style-name="ce50">
            <text:p>97,5%</text:p>
          </table:table-cell>
          <table:table-cell office:value-type="float" office:value="48648" table:style-name="ce49">
            <text:p>48.648</text:p>
          </table:table-cell>
          <table:table-cell office:value-type="percentage" office:value="0.94053050808135485" table:style-name="ce50">
            <text:p>94,1%</text:p>
          </table:table-cell>
          <table:table-cell office:value-type="float" office:value="32458" table:style-name="ce49">
            <text:p>32.458</text:p>
          </table:table-cell>
          <table:table-cell office:value-type="percentage" office:value="0.87639053893509022" table:style-name="ce50">
            <text:p>87,6%</text:p>
          </table:table-cell>
          <table:table-cell office:value-type="float" office:value="25522" table:style-name="ce49">
            <text:p>25.522</text:p>
          </table:table-cell>
          <table:table-cell office:value-type="percentage" office:value="0.84605184644964526" table:style-name="ce50">
            <text:p>84,6%</text:p>
          </table:table-cell>
          <table:table-cell office:value-type="float" office:value="25679" table:style-name="ce49">
            <text:p>25.679</text:p>
          </table:table-cell>
          <table:table-cell office:value-type="percentage" office:value="0.98822397537040596" table:style-name="ce50">
            <text:p>98,8%</text:p>
          </table:table-cell>
          <table:table-cell office:value-type="float" office:value="274162" table:style-name="ce49">
            <text:p>274.162</text:p>
          </table:table-cell>
          <table:table-cell office:value-type="float" office:value="281479" table:style-name="ce49">
            <text:p>281.479</text:p>
          </table:table-cell>
          <table:table-cell office:value-type="percentage" office:value="0.97400516557185435" table:style-name="ce50">
            <text:p>97,4%</text:p>
          </table:table-cell>
          <table:table-cell office:value-type="percentage" office:value="0.86711831385051363" table:style-name="ce50">
            <text:p>86,7%</text:p>
          </table:table-cell>
          <table:table-cell table:number-columns-repeated="16363"/>
        </table:table-row>
        <table:table-row table:style-name="ro5">
          <table:table-cell office:value-type="string" table:style-name="ce48">
            <text:p>Madrid</text:p>
          </table:table-cell>
          <table:table-cell office:value-type="float" office:value="372070" table:style-name="ce49">
            <text:p>372.070</text:p>
          </table:table-cell>
          <table:table-cell office:value-type="percentage" office:value="1" table:style-name="ce50">
            <text:p>100,0%</text:p>
          </table:table-cell>
          <table:table-cell office:value-type="float" office:value="511195" table:style-name="ce49">
            <text:p>511.195</text:p>
          </table:table-cell>
          <table:table-cell office:value-type="percentage" office:value="0.96991746513613508" table:style-name="ce50">
            <text:p>97,0%</text:p>
          </table:table-cell>
          <table:table-cell office:value-type="float" office:value="691186" table:style-name="ce49">
            <text:p>691.186</text:p>
          </table:table-cell>
          <table:table-cell office:value-type="percentage" office:value="0.95937028945476355" table:style-name="ce50">
            <text:p>95,9%</text:p>
          </table:table-cell>
          <table:table-cell office:value-type="float" office:value="961763" table:style-name="ce49">
            <text:p>961.763</text:p>
          </table:table-cell>
          <table:table-cell office:value-type="percentage" office:value="0.97171432641683475" table:style-name="ce50">
            <text:p>97,2%</text:p>
          </table:table-cell>
          <table:table-cell office:value-type="float" office:value="1053016" table:style-name="ce49">
            <text:p>1.053.016</text:p>
          </table:table-cell>
          <table:table-cell office:value-type="percentage" office:value="0.91088749196605978" table:style-name="ce50">
            <text:p>91,1%</text:p>
          </table:table-cell>
          <table:table-cell office:value-type="float" office:value="773846" table:style-name="ce49">
            <text:p>773.846</text:p>
          </table:table-cell>
          <table:table-cell office:value-type="percentage" office:value="0.85902331591263303" table:style-name="ce50">
            <text:p>85,9%</text:p>
          </table:table-cell>
          <table:table-cell office:value-type="float" office:value="629851" table:style-name="ce49">
            <text:p>629.851</text:p>
          </table:table-cell>
          <table:table-cell office:value-type="percentage" office:value="0.8562912187634677" table:style-name="ce50">
            <text:p>85,6%</text:p>
          </table:table-cell>
          <table:table-cell office:value-type="float" office:value="538907" table:style-name="ce49">
            <text:p>538.907</text:p>
          </table:table-cell>
          <table:table-cell office:value-type="percentage" office:value="0.94422504117461536" table:style-name="ce50">
            <text:p>94,4%</text:p>
          </table:table-cell>
          <table:table-cell office:value-type="float" office:value="5531834" table:style-name="ce49">
            <text:p>5.531.834</text:p>
          </table:table-cell>
          <table:table-cell office:value-type="float" office:value="5970908" table:style-name="ce49">
            <text:p>5.970.908</text:p>
          </table:table-cell>
          <table:table-cell office:value-type="percentage" office:value="0.92646445063296901" table:style-name="ce50">
            <text:p>92,6%</text:p>
          </table:table-cell>
          <table:table-cell office:value-type="percentage" office:value="0.81882398426958181" table:style-name="ce50">
            <text:p>81,9%</text:p>
          </table:table-cell>
          <table:table-cell table:number-columns-repeated="16363"/>
        </table:table-row>
        <table:table-row table:style-name="ro5">
          <table:table-cell office:value-type="string" table:style-name="ce48">
            <text:p>Murcia</text:p>
          </table:table-cell>
          <table:table-cell office:value-type="float" office:value="75963" table:style-name="ce49">
            <text:p>75.963</text:p>
          </table:table-cell>
          <table:table-cell office:value-type="percentage" office:value="1" table:style-name="ce50">
            <text:p>100,0%</text:p>
          </table:table-cell>
          <table:table-cell office:value-type="float" office:value="108321" table:style-name="ce49">
            <text:p>108.321</text:p>
          </table:table-cell>
          <table:table-cell office:value-type="percentage" office:value="1" table:style-name="ce50">
            <text:p>100,0%</text:p>
          </table:table-cell>
          <table:table-cell office:value-type="float" office:value="154011" table:style-name="ce49">
            <text:p>154.011</text:p>
          </table:table-cell>
          <table:table-cell office:value-type="percentage" office:value="1.0030610716355892" table:style-name="ce50">
            <text:p>100,3%</text:p>
          </table:table-cell>
          <table:table-cell office:value-type="float" office:value="212021" table:style-name="ce49">
            <text:p>212.021</text:p>
          </table:table-cell>
          <table:table-cell office:value-type="percentage" office:value="0.97211409288272055" table:style-name="ce50">
            <text:p>97,2%</text:p>
          </table:table-cell>
          <table:table-cell office:value-type="float" office:value="235992" table:style-name="ce49">
            <text:p>235.992</text:p>
          </table:table-cell>
          <table:table-cell office:value-type="percentage" office:value="0.93474024430818958" table:style-name="ce50">
            <text:p>93,5%</text:p>
          </table:table-cell>
          <table:table-cell office:value-type="float" office:value="172015" table:style-name="ce49">
            <text:p>172.015</text:p>
          </table:table-cell>
          <table:table-cell office:value-type="percentage" office:value="0.86407567035373778" table:style-name="ce50">
            <text:p>86,4%</text:p>
          </table:table-cell>
          <table:table-cell office:value-type="float" office:value="145718" table:style-name="ce49">
            <text:p>145.718</text:p>
          </table:table-cell>
          <table:table-cell office:value-type="percentage" office:value="0.8377534652953047" table:style-name="ce50">
            <text:p>83,8%</text:p>
          </table:table-cell>
          <table:table-cell office:value-type="float" office:value="133938" table:style-name="ce49">
            <text:p>133.938</text:p>
          </table:table-cell>
          <table:table-cell office:value-type="percentage" office:value="0.92616308015710569" table:style-name="ce50">
            <text:p>92,6%</text:p>
          </table:table-cell>
          <table:table-cell office:value-type="float" office:value="1237979" table:style-name="ce49">
            <text:p>1.237.979</text:p>
          </table:table-cell>
          <table:table-cell office:value-type="float" office:value="1317614" table:style-name="ce49">
            <text:p>1.317.614</text:p>
          </table:table-cell>
          <table:table-cell office:value-type="percentage" office:value="0.93956120684813615" table:style-name="ce50">
            <text:p>94,0%</text:p>
          </table:table-cell>
          <table:table-cell office:value-type="percentage" office:value="0.81818692517758529" table:style-name="ce50">
            <text:p>81,8%</text:p>
          </table:table-cell>
          <table:table-cell table:number-columns-repeated="16363"/>
        </table:table-row>
        <table:table-row table:style-name="ro5">
          <table:table-cell office:value-type="string" table:style-name="ce48">
            <text:p>Navarra</text:p>
          </table:table-cell>
          <table:table-cell office:value-type="float" office:value="42317" table:style-name="ce49">
            <text:p>42.317</text:p>
          </table:table-cell>
          <table:table-cell office:value-type="percentage" office:value="1" table:style-name="ce50">
            <text:p>100,0%</text:p>
          </table:table-cell>
          <table:table-cell office:value-type="float" office:value="55903" table:style-name="ce49">
            <text:p>55.903</text:p>
          </table:table-cell>
          <table:table-cell office:value-type="percentage" office:value="0.9869879943502825" table:style-name="ce50">
            <text:p>98,7%</text:p>
          </table:table-cell>
          <table:table-cell office:value-type="float" office:value="72619" table:style-name="ce49">
            <text:p>72.619</text:p>
          </table:table-cell>
          <table:table-cell office:value-type="percentage" office:value="0.95968019029998675" table:style-name="ce50">
            <text:p>96,0%</text:p>
          </table:table-cell>
          <table:table-cell office:value-type="float" office:value="92601" table:style-name="ce49">
            <text:p>92.601</text:p>
          </table:table-cell>
          <table:table-cell office:value-type="percentage" office:value="0.94782902413560155" table:style-name="ce50">
            <text:p>94,8%</text:p>
          </table:table-cell>
          <table:table-cell office:value-type="float" office:value="96449" table:style-name="ce49">
            <text:p>96.449</text:p>
          </table:table-cell>
          <table:table-cell office:value-type="percentage" office:value="0.91228020392913556" table:style-name="ce50">
            <text:p>91,2%</text:p>
          </table:table-cell>
          <table:table-cell office:value-type="float" office:value="65702" table:style-name="ce49">
            <text:p>65.702</text:p>
          </table:table-cell>
          <table:table-cell office:value-type="percentage" office:value="0.85628641061397903" table:style-name="ce50">
            <text:p>85,6%</text:p>
          </table:table-cell>
          <table:table-cell office:value-type="float" office:value="59384" table:style-name="ce49">
            <text:p>59.384</text:p>
          </table:table-cell>
          <table:table-cell office:value-type="percentage" office:value="0.86311444434754803" table:style-name="ce50">
            <text:p>86,3%</text:p>
          </table:table-cell>
          <table:table-cell office:value-type="float" office:value="56137" table:style-name="ce49">
            <text:p>56.137</text:p>
          </table:table-cell>
          <table:table-cell office:value-type="percentage" office:value="0.9759392221971106" table:style-name="ce50">
            <text:p>97,6%</text:p>
          </table:table-cell>
          <table:table-cell office:value-type="float" office:value="541112" table:style-name="ce49">
            <text:p>541.112</text:p>
          </table:table-cell>
          <table:table-cell office:value-type="float" office:value="580174" table:style-name="ce49">
            <text:p>580.174</text:p>
          </table:table-cell>
          <table:table-cell office:value-type="percentage" office:value="0.93267192256116271" table:style-name="ce50">
            <text:p>93,3%</text:p>
          </table:table-cell>
          <table:table-cell office:value-type="percentage" office:value="0.82279131579827691" table:style-name="ce50">
            <text:p>82,3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8">
            <text:p>País Vasco</text:p>
          </table:table-cell>
          <table:table-cell office:value-type="float" office:value="163211" table:style-name="ce49">
            <text:p>163.211</text:p>
          </table:table-cell>
          <table:table-cell office:value-type="percentage" office:value="1.0230996828103256" table:style-name="ce50">
            <text:p>102,3%</text:p>
          </table:table-cell>
          <table:table-cell office:value-type="float" office:value="213842" table:style-name="ce49">
            <text:p>213.842</text:p>
          </table:table-cell>
          <table:table-cell office:value-type="percentage" office:value="0.98833458121886064" table:style-name="ce50">
            <text:p>98,8%</text:p>
          </table:table-cell>
          <table:table-cell office:value-type="float" office:value="277126" table:style-name="ce49">
            <text:p>277.126</text:p>
          </table:table-cell>
          <table:table-cell office:value-type="percentage" office:value="0.97523604410144882" table:style-name="ce50">
            <text:p>97,5%</text:p>
          </table:table-cell>
          <table:table-cell office:value-type="float" office:value="326162" table:style-name="ce49">
            <text:p>326.162</text:p>
          </table:table-cell>
          <table:table-cell office:value-type="percentage" office:value="0.96650042819001558" table:style-name="ce50">
            <text:p>96,7%</text:p>
          </table:table-cell>
          <table:table-cell office:value-type="float" office:value="324574" table:style-name="ce49">
            <text:p>324.574</text:p>
          </table:table-cell>
          <table:table-cell office:value-type="percentage" office:value="0.93251241151052677" table:style-name="ce50">
            <text:p>93,3%</text:p>
          </table:table-cell>
          <table:table-cell office:value-type="float" office:value="209559" table:style-name="ce49">
            <text:p>209.559</text:p>
          </table:table-cell>
          <table:table-cell office:value-type="percentage" office:value="0.88185242072926973" table:style-name="ce50">
            <text:p>88,2%</text:p>
          </table:table-cell>
          <table:table-cell office:value-type="float" office:value="173277" table:style-name="ce49">
            <text:p>173.277</text:p>
          </table:table-cell>
          <table:table-cell office:value-type="percentage" office:value="0.86979896092161735" table:style-name="ce50">
            <text:p>87,0%</text:p>
          </table:table-cell>
          <table:table-cell office:value-type="float" office:value="166799" table:style-name="ce49">
            <text:p>166.799</text:p>
          </table:table-cell>
          <table:table-cell office:value-type="percentage" office:value="0.96517703698131552" table:style-name="ce50">
            <text:p>96,5%</text:p>
          </table:table-cell>
          <table:table-cell office:value-type="float" office:value="1854550" table:style-name="ce49">
            <text:p>1.854.550</text:p>
          </table:table-cell>
          <table:table-cell office:value-type="float" office:value="1955253" table:style-name="ce49">
            <text:p>1.955.253</text:p>
          </table:table-cell>
          <table:table-cell office:value-type="percentage" office:value="0.94849617926682639" table:style-name="ce50">
            <text:p>94,8%</text:p>
          </table:table-cell>
          <table:table-cell office:value-type="percentage" office:value="0.84841173553507288" table:style-name="ce50">
            <text:p>84,8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8">
            <text:p>Ceuta</text:p>
          </table:table-cell>
          <table:table-cell office:value-type="float" office:value="2394" table:style-name="ce49">
            <text:p>2.394</text:p>
          </table:table-cell>
          <table:table-cell office:value-type="percentage" office:value="0.84384913641170245" table:style-name="ce50">
            <text:p>84,4%</text:p>
          </table:table-cell>
          <table:table-cell office:value-type="float" office:value="3906" table:style-name="ce49">
            <text:p>3.906</text:p>
          </table:table-cell>
          <table:table-cell office:value-type="percentage" office:value="0.88692098092643057" table:style-name="ce50">
            <text:p>88,7%</text:p>
          </table:table-cell>
          <table:table-cell office:value-type="float" office:value="7655" table:style-name="ce49">
            <text:p>7.655</text:p>
          </table:table-cell>
          <table:table-cell office:value-type="percentage" office:value="0.91907792051866966" table:style-name="ce50">
            <text:p>91,9%</text:p>
          </table:table-cell>
          <table:table-cell office:value-type="float" office:value="10623" table:style-name="ce49">
            <text:p>10.623</text:p>
          </table:table-cell>
          <table:table-cell office:value-type="percentage" office:value="0.91918317902569868" table:style-name="ce50">
            <text:p>91,9%</text:p>
          </table:table-cell>
          <table:table-cell office:value-type="float" office:value="11209" table:style-name="ce49">
            <text:p>11.209</text:p>
          </table:table-cell>
          <table:table-cell office:value-type="percentage" office:value="0.90709719187505056" table:style-name="ce50">
            <text:p>90,7%</text:p>
          </table:table-cell>
          <table:table-cell office:value-type="float" office:value="9395" table:style-name="ce49">
            <text:p>9.395</text:p>
          </table:table-cell>
          <table:table-cell office:value-type="percentage" office:value="0.82419510483375735" table:style-name="ce50">
            <text:p>82,4%</text:p>
          </table:table-cell>
          <table:table-cell office:value-type="float" office:value="9248" table:style-name="ce49">
            <text:p>9.248</text:p>
          </table:table-cell>
          <table:table-cell office:value-type="percentage" office:value="0.85117349286700417" table:style-name="ce50">
            <text:p>85,1%</text:p>
          </table:table-cell>
          <table:table-cell office:value-type="float" office:value="9285" table:style-name="ce49">
            <text:p>9.285</text:p>
          </table:table-cell>
          <table:table-cell office:value-type="percentage" office:value="1.0004309880400819" table:style-name="ce50">
            <text:p>100,0%</text:p>
          </table:table-cell>
          <table:table-cell office:value-type="float" office:value="63715" table:style-name="ce49">
            <text:p>63.715</text:p>
          </table:table-cell>
          <table:table-cell office:value-type="float" office:value="71029" table:style-name="ce49">
            <text:p>71.029</text:p>
          </table:table-cell>
          <table:table-cell office:value-type="percentage" office:value="0.89702797448929306" table:style-name="ce50">
            <text:p>89,7%</text:p>
          </table:table-cell>
          <table:table-cell office:value-type="percentage" office:value="0.76289857154830754" table:style-name="ce50">
            <text:p>76,3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8">
            <text:p>Melilla</text:p>
          </table:table-cell>
          <table:table-cell office:value-type="float" office:value="2057" table:style-name="ce49">
            <text:p>2.057</text:p>
          </table:table-cell>
          <table:table-cell office:value-type="percentage" office:value="0.81919553962564717" table:style-name="ce50">
            <text:p>81,9%</text:p>
          </table:table-cell>
          <table:table-cell office:value-type="float" office:value="3371" table:style-name="ce49">
            <text:p>3.371</text:p>
          </table:table-cell>
          <table:table-cell office:value-type="percentage" office:value="0.88640546936628972" table:style-name="ce50">
            <text:p>88,6%</text:p>
          </table:table-cell>
          <table:table-cell office:value-type="float" office:value="7423" table:style-name="ce49">
            <text:p>7.423</text:p>
          </table:table-cell>
          <table:table-cell office:value-type="percentage" office:value="0.9272954403497814" table:style-name="ce50">
            <text:p>92,7%</text:p>
          </table:table-cell>
          <table:table-cell office:value-type="float" office:value="10079" table:style-name="ce49">
            <text:p>10.079</text:p>
          </table:table-cell>
          <table:table-cell office:value-type="percentage" office:value="0.93315433756133692" table:style-name="ce50">
            <text:p>93,3%</text:p>
          </table:table-cell>
          <table:table-cell office:value-type="float" office:value="10598" table:style-name="ce49">
            <text:p>10.598</text:p>
          </table:table-cell>
          <table:table-cell office:value-type="percentage" office:value="0.97024626933992497" table:style-name="ce50">
            <text:p>97,0%</text:p>
          </table:table-cell>
          <table:table-cell office:value-type="float" office:value="9171" table:style-name="ce49">
            <text:p>9.171</text:p>
          </table:table-cell>
          <table:table-cell office:value-type="percentage" office:value="0.83738130021913804" table:style-name="ce50">
            <text:p>83,7%</text:p>
          </table:table-cell>
          <table:table-cell office:value-type="float" office:value="9760" table:style-name="ce49">
            <text:p>9.760</text:p>
          </table:table-cell>
          <table:table-cell office:value-type="percentage" office:value="0.83483021127362933" table:style-name="ce50">
            <text:p>83,5%</text:p>
          </table:table-cell>
          <table:table-cell office:value-type="float" office:value="9030" table:style-name="ce49">
            <text:p>9.030</text:p>
          </table:table-cell>
          <table:table-cell office:value-type="percentage" office:value="0.94258872651356995" table:style-name="ce50">
            <text:p>94,3%</text:p>
          </table:table-cell>
          <table:table-cell office:value-type="float" office:value="61489" table:style-name="ce49">
            <text:p>61.489</text:p>
          </table:table-cell>
          <table:table-cell office:value-type="float" office:value="68266" table:style-name="ce49">
            <text:p>68.266</text:p>
          </table:table-cell>
          <table:table-cell office:value-type="percentage" office:value="0.9007265695954062" table:style-name="ce50">
            <text:p>90,1%</text:p>
          </table:table-cell>
          <table:table-cell office:value-type="percentage" office:value="0.73182023755683034" table:style-name="ce50">
            <text:p>73,2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8">
            <text:p>Fuerzas Armadas</text:p>
          </table:table-cell>
          <table:table-cell office:value-type="float" office:value="23" table:style-name="ce49">
            <text:p>23</text:p>
          </table:table-cell>
          <table:table-cell office:value-type="string" table:style-name="ce50">
            <text:p>-</text:p>
          </table:table-cell>
          <table:table-cell office:value-type="float" office:value="19" table:style-name="ce49">
            <text:p>19</text:p>
          </table:table-cell>
          <table:table-cell office:value-type="string" table:style-name="ce50">
            <text:p>-</text:p>
          </table:table-cell>
          <table:table-cell office:value-type="float" office:value="3703" table:style-name="ce49">
            <text:p>3.703</text:p>
          </table:table-cell>
          <table:table-cell office:value-type="string" table:style-name="ce50">
            <text:p>-</text:p>
          </table:table-cell>
          <table:table-cell office:value-type="float" office:value="9839" table:style-name="ce49">
            <text:p>9.839</text:p>
          </table:table-cell>
          <table:table-cell office:value-type="string" table:style-name="ce50">
            <text:p>-</text:p>
          </table:table-cell>
          <table:table-cell office:value-type="float" office:value="22738" table:style-name="ce49">
            <text:p>22.738</text:p>
          </table:table-cell>
          <table:table-cell office:value-type="string" table:style-name="ce50">
            <text:p>-</text:p>
          </table:table-cell>
          <table:table-cell office:value-type="float" office:value="32570" table:style-name="ce49">
            <text:p>32.570</text:p>
          </table:table-cell>
          <table:table-cell office:value-type="string" table:style-name="ce50">
            <text:p>-</text:p>
          </table:table-cell>
          <table:table-cell office:value-type="float" office:value="24555" table:style-name="ce49">
            <text:p>24.555</text:p>
          </table:table-cell>
          <table:table-cell office:value-type="string" table:style-name="ce50">
            <text:p>-</text:p>
          </table:table-cell>
          <table:table-cell office:value-type="float" office:value="1325" table:style-name="ce49">
            <text:p>1.325</text:p>
          </table:table-cell>
          <table:table-cell office:value-type="string" table:style-name="ce50">
            <text:p>-</text:p>
          </table:table-cell>
          <table:table-cell office:value-type="float" office:value="94772" table:style-name="ce49">
            <text:p>94.772</text:p>
          </table:table-cell>
          <table:table-cell office:value-type="string" table:style-name="ce49">
            <text:p>-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-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59">
            <text:p>Sanidad Exterior</text:p>
          </table:table-cell>
          <table:table-cell office:value-type="float" office:value="31" table:style-name="ce52">
            <text:p>31</text:p>
          </table:table-cell>
          <table:table-cell office:value-type="string" table:style-name="ce53">
            <text:p>-</text:p>
          </table:table-cell>
          <table:table-cell office:value-type="float" office:value="49" table:style-name="ce52">
            <text:p>49</text:p>
          </table:table-cell>
          <table:table-cell office:value-type="string" table:style-name="ce53">
            <text:p>-</text:p>
          </table:table-cell>
          <table:table-cell office:value-type="float" office:value="311" table:style-name="ce52">
            <text:p>311</text:p>
          </table:table-cell>
          <table:table-cell office:value-type="string" table:style-name="ce53">
            <text:p>-</text:p>
          </table:table-cell>
          <table:table-cell office:value-type="float" office:value="922" table:style-name="ce52">
            <text:p>922</text:p>
          </table:table-cell>
          <table:table-cell office:value-type="string" table:style-name="ce53">
            <text:p>-</text:p>
          </table:table-cell>
          <table:table-cell office:value-type="float" office:value="1972" table:style-name="ce52">
            <text:p>1.972</text:p>
          </table:table-cell>
          <table:table-cell office:value-type="string" table:style-name="ce53">
            <text:p>-</text:p>
          </table:table-cell>
          <table:table-cell office:value-type="float" office:value="2446" table:style-name="ce52">
            <text:p>2.446</text:p>
          </table:table-cell>
          <table:table-cell office:value-type="string" table:style-name="ce53">
            <text:p>-</text:p>
          </table:table-cell>
          <table:table-cell office:value-type="float" office:value="2139" table:style-name="ce52">
            <text:p>2.139</text:p>
          </table:table-cell>
          <table:table-cell office:value-type="string" table:style-name="ce53">
            <text:p>-</text:p>
          </table:table-cell>
          <table:table-cell office:value-type="float" office:value="257" table:style-name="ce52">
            <text:p>257</text:p>
          </table:table-cell>
          <table:table-cell office:value-type="string" table:style-name="ce53">
            <text:p>-</text:p>
          </table:table-cell>
          <table:table-cell office:value-type="float" office:value="8127" table:style-name="ce52">
            <text:p>8.127</text:p>
          </table:table-cell>
          <table:table-cell office:value-type="string" table:style-name="ce52">
            <text:p>-</text:p>
          </table:table-cell>
          <table:table-cell office:value-type="string" table:style-name="ce53">
            <text:p>-</text:p>
          </table:table-cell>
          <table:table-cell office:value-type="string" table:style-name="ce53">
            <text:p>-</text:p>
          </table:table-cell>
          <table:table-cell table:number-columns-repeated="20" table:style-name="ce29"/>
          <table:table-cell table:number-columns-repeated="16343" table:style-name="ce54"/>
        </table:table-row>
        <table:table-row table:style-name="ro5">
          <table:table-cell office:value-type="string" table:style-name="ce55">
            <text:p>Total España</text:p>
          </table:table-cell>
          <table:table-cell office:value-type="float" office:value="2925993" table:style-name="ce56">
            <text:p>2.925.993</text:p>
          </table:table-cell>
          <table:table-cell office:value-type="percentage" office:value="1" table:style-name="ce57">
            <text:p>100,0%</text:p>
          </table:table-cell>
          <table:table-cell office:value-type="float" office:value="3953212" table:style-name="ce56">
            <text:p>3.953.212</text:p>
          </table:table-cell>
          <table:table-cell office:value-type="percentage" office:value="0.98908709879757173" table:style-name="ce57">
            <text:p>98,9%</text:p>
          </table:table-cell>
          <table:table-cell office:value-type="float" office:value="5319289" table:style-name="ce56">
            <text:p>5.319.289</text:p>
          </table:table-cell>
          <table:table-cell office:value-type="percentage" office:value="0.96579836082837356" table:style-name="ce57">
            <text:p>96,6%</text:p>
          </table:table-cell>
          <table:table-cell office:value-type="float" office:value="6773251" table:style-name="ce56">
            <text:p>6.773.251</text:p>
          </table:table-cell>
          <table:table-cell office:value-type="percentage" office:value="0.95000318385842686" table:style-name="ce57">
            <text:p>95,0%</text:p>
          </table:table-cell>
          <table:table-cell office:value-type="float" office:value="7102228" table:style-name="ce56">
            <text:p>7.102.228</text:p>
          </table:table-cell>
          <table:table-cell office:value-type="percentage" office:value="0.90858416888325777" table:style-name="ce57">
            <text:p>90,9%</text:p>
          </table:table-cell>
          <table:table-cell office:value-type="float" office:value="5066458" table:style-name="ce56">
            <text:p>5.066.458</text:p>
          </table:table-cell>
          <table:table-cell office:value-type="percentage" office:value="0.85264909912790599" table:style-name="ce57">
            <text:p>85,3%</text:p>
          </table:table-cell>
          <table:table-cell office:value-type="float" office:value="4175298" table:style-name="ce56">
            <text:p>4.175.298</text:p>
          </table:table-cell>
          <table:table-cell office:value-type="percentage" office:value="0.84784424334540531" table:style-name="ce57">
            <text:p>84,8%</text:p>
          </table:table-cell>
          <table:table-cell office:value-type="float" office:value="3825307" table:style-name="ce56">
            <text:p>3.825.307</text:p>
          </table:table-cell>
          <table:table-cell office:value-type="percentage" office:value="0.96017657798944867" table:style-name="ce57">
            <text:p>96,0%</text:p>
          </table:table-cell>
          <table:table-cell office:value-type="float" office:value="39141036" table:style-name="ce56">
            <text:p>39.141.036</text:p>
          </table:table-cell>
          <table:table-cell office:value-type="float" office:value="42185033" table:style-name="ce56">
            <text:p>42.185.033</text:p>
          </table:table-cell>
          <table:table-cell office:value-type="percentage" office:value="0.92784177743798379" table:style-name="ce57">
            <text:p>92,8%</text:p>
          </table:table-cell>
          <table:table-cell office:value-type="percentage" office:value="0.8257829534849872" table:style-name="ce57">
            <text:p>82,6%</text:p>
          </table:table-cell>
          <table:table-cell table:number-columns-repeated="16363" table:style-name="ce29"/>
        </table:table-row>
        <table:table-row table:style-name="ro5">
          <table:table-cell table:number-columns-repeated="16384"/>
        </table:table-row>
        <table:table-row table:style-name="ro9">
          <table:table-cell table:number-columns-spanned="7" table:number-rows-spanned="1" table:style-name="ce26"/>
          <table:covered-table-cell table:number-columns-repeated="6"/>
          <table:table-cell table:style-name="ce29"/>
          <table:table-cell table:style-name="ce58"/>
          <table:table-cell table:style-name="ce29"/>
          <table:table-cell table:style-name="ce58"/>
          <table:table-cell table:style-name="ce54"/>
          <table:table-cell table:style-name="ce58"/>
          <table:table-cell table:style-name="ce29"/>
          <table:table-cell table:style-name="ce58"/>
          <table:table-cell table:number-columns-repeated="2" table:style-name="ce29"/>
          <table:table-cell table:style-name="ce58"/>
          <table:table-cell table:number-columns-repeated="16366" table:style-name="ce29"/>
        </table:table-row>
        <table:table-row table:number-rows-repeated="1048551" table:style-name="ro5">
          <table:table-cell table:number-columns-repeated="16384"/>
        </table:table-row>
      </table:table>
      <table:table table:name="Dosis_refuerzo" table:style-name="ta1">
        <table:table-column table:style-name="co4" table:number-columns-repeated="16384" table:default-cell-style-name="ce60"/>
        <table:table-row table:style-name="ro10">
          <table:table-cell table:number-columns-spanned="1" table:number-rows-spanned="2" table:style-name="ce71"/>
          <table:table-cell office:value-type="string" table:number-columns-spanned="2" table:number-rows-spanned="1" table:style-name="ce72">
            <text:p><text:s/>Mayores de 70 años</text:p>
          </table:table-cell>
          <table:covered-table-cell/>
          <table:table-cell office:value-type="string" table:number-columns-spanned="2" table:number-rows-spanned="1" table:style-name="ce72">
            <text:p>60-69 años</text:p>
          </table:table-cell>
          <table:covered-table-cell/>
          <table:table-cell office:value-type="string" table:number-columns-spanned="2" table:number-rows-spanned="1" table:style-name="ce72">
            <text:p>50-59 años</text:p>
          </table:table-cell>
          <table:covered-table-cell/>
          <table:table-cell office:value-type="string" table:number-columns-spanned="2" table:number-rows-spanned="1" table:style-name="ce72">
            <text:p>40-49 años</text:p>
          </table:table-cell>
          <table:covered-table-cell/>
          <table:table-cell office:value-type="string" table:number-columns-spanned="2" table:number-rows-spanned="1" table:style-name="ce72">
            <text:p>30-39 años</text:p>
          </table:table-cell>
          <table:covered-table-cell/>
          <table:table-cell office:value-type="string" table:number-columns-spanned="2" table:number-rows-spanned="1" table:style-name="ce72">
            <text:p>20-29 años</text:p>
          </table:table-cell>
          <table:covered-table-cell/>
          <table:table-cell office:value-type="string" table:number-columns-spanned="2" table:number-rows-spanned="1" table:style-name="ce73">
            <text:p>18-19 años</text:p>
          </table:table-cell>
          <table:covered-table-cell/>
          <table:table-cell table:number-columns-repeated="16369"/>
        </table:table-row>
        <table:table-row table:style-name="ro11">
          <table:covered-table-cell/>
          <table:table-cell office:value-type="string" table:style-name="ce61">
            <text:p>Nº Personas &gt; 70 años con <text:s/>dosis de recuerdo</text:p>
          </table:table-cell>
          <table:table-cell office:value-type="string" table:style-name="ce61">
            <text:p>% Dosis de recuerdo en &gt; 70 años</text:p>
          </table:table-cell>
          <table:table-cell office:value-type="string" table:style-name="ce61">
            <text:p>Nº Personas 60-69 años con <text:s/>dosis de recuerdo</text:p>
          </table:table-cell>
          <table:table-cell office:value-type="string" table:style-name="ce61">
            <text:p>% Dosis de recuerdo en 60-69 años</text:p>
          </table:table-cell>
          <table:table-cell office:value-type="string" table:style-name="ce61">
            <text:p>Nº Personas 50-59 años con <text:s/>dosis de recuerdo</text:p>
          </table:table-cell>
          <table:table-cell office:value-type="string" table:style-name="ce61">
            <text:p>% Dosis de recuerdo en 50-59 años</text:p>
          </table:table-cell>
          <table:table-cell office:value-type="string" table:style-name="ce61">
            <text:p>Nº Personas 40-49 años con <text:s/>dosis de recuerdo</text:p>
          </table:table-cell>
          <table:table-cell office:value-type="string" table:style-name="ce61">
            <text:p>% Dosis de recuerdo en 40-49 años</text:p>
          </table:table-cell>
          <table:table-cell office:value-type="string" table:style-name="ce61">
            <text:p>Nº Personas 30-39 años con <text:s/>dosis de recuerdo</text:p>
          </table:table-cell>
          <table:table-cell office:value-type="string" table:style-name="ce61">
            <text:p>% Dosis de recuerdo en 30-39 años</text:p>
          </table:table-cell>
          <table:table-cell office:value-type="string" table:style-name="ce61">
            <text:p>Nº Personas 20-29 años con <text:s/>dosis de recuerdo</text:p>
          </table:table-cell>
          <table:table-cell office:value-type="string" table:style-name="ce61">
            <text:p>% Dosis de recuerdo en 20-29 años</text:p>
          </table:table-cell>
          <table:table-cell office:value-type="string" table:style-name="ce61">
            <text:p>Nº Personas 18-19 años con <text:s/>dosis de recuerdo</text:p>
          </table:table-cell>
          <table:table-cell office:value-type="string" table:style-name="ce61">
            <text:p>% Dosis de recuerdo en 18-19 años</text:p>
          </table:table-cell>
          <table:table-cell table:number-columns-repeated="16369"/>
        </table:table-row>
        <table:table-row table:style-name="ro5">
          <table:table-cell office:value-type="string" table:style-name="ce62">
            <text:p>Andalucía</text:p>
          </table:table-cell>
          <table:table-cell office:value-type="float" office:value="998880" table:style-name="ce63">
            <text:p>998.880</text:p>
          </table:table-cell>
          <table:table-cell office:value-type="percentage" office:value="0.92143946319472569" table:style-name="ce64">
            <text:p>92,1%</text:p>
          </table:table-cell>
          <table:table-cell office:value-type="float" office:value="873553" table:style-name="ce63">
            <text:p>873.553</text:p>
          </table:table-cell>
          <table:table-cell office:value-type="percentage" office:value="0.9343102620295175" table:style-name="ce64">
            <text:p>93,4%</text:p>
          </table:table-cell>
          <table:table-cell office:value-type="float" office:value="889570" table:style-name="ce63">
            <text:p>889.570</text:p>
          </table:table-cell>
          <table:table-cell office:value-type="percentage" office:value="0.7258862745258039" table:style-name="ce64">
            <text:p>72,6%</text:p>
          </table:table-cell>
          <table:table-cell office:value-type="float" office:value="720344" table:style-name="ce63">
            <text:p>720.344</text:p>
          </table:table-cell>
          <table:table-cell office:value-type="percentage" office:value="0.56590465760656516" table:style-name="ce64">
            <text:p>56,6%</text:p>
          </table:table-cell>
          <table:table-cell office:value-type="float" office:value="400474" table:style-name="ce63">
            <text:p>400.474</text:p>
          </table:table-cell>
          <table:table-cell office:value-type="percentage" office:value="0.41815484114827239" table:style-name="ce64">
            <text:p>41,8%</text:p>
          </table:table-cell>
          <table:table-cell office:value-type="float" office:value="284132" table:style-name="ce63">
            <text:p>284.132</text:p>
          </table:table-cell>
          <table:table-cell office:value-type="percentage" office:value="0.35548493644279849" table:style-name="ce64">
            <text:p>35,5%</text:p>
          </table:table-cell>
          <table:table-cell office:value-type="float" office:value="32862" table:style-name="ce63">
            <text:p>32.862</text:p>
          </table:table-cell>
          <table:table-cell office:value-type="percentage" office:value="0.19449919210213248" table:style-name="ce64">
            <text:p>19,4%</text:p>
          </table:table-cell>
          <table:table-cell table:number-columns-repeated="16369"/>
        </table:table-row>
        <table:table-row table:style-name="ro5">
          <table:table-cell office:value-type="string" table:style-name="ce65">
            <text:p>Aragón</text:p>
          </table:table-cell>
          <table:table-cell office:value-type="float" office:value="202261" table:style-name="ce66">
            <text:p>202.261</text:p>
          </table:table-cell>
          <table:table-cell office:value-type="percentage" office:value="0.92015030958132593" table:style-name="ce50">
            <text:p>92,0%</text:p>
          </table:table-cell>
          <table:table-cell office:value-type="float" office:value="146113" table:style-name="ce66">
            <text:p>146.113</text:p>
          </table:table-cell>
          <table:table-cell office:value-type="percentage" office:value="0.93913820364823697" table:style-name="ce50">
            <text:p>93,9%</text:p>
          </table:table-cell>
          <table:table-cell office:value-type="float" office:value="144947" table:style-name="ce66">
            <text:p>144.947</text:p>
          </table:table-cell>
          <table:table-cell office:value-type="percentage" office:value="0.76883947657364726" table:style-name="ce50">
            <text:p>76,9%</text:p>
          </table:table-cell>
          <table:table-cell office:value-type="float" office:value="116181" table:style-name="ce66">
            <text:p>116.181</text:p>
          </table:table-cell>
          <table:table-cell office:value-type="percentage" office:value="0.60744741478921471" table:style-name="ce50">
            <text:p>60,7%</text:p>
          </table:table-cell>
          <table:table-cell office:value-type="float" office:value="60349" table:style-name="ce66">
            <text:p>60.349</text:p>
          </table:table-cell>
          <table:table-cell office:value-type="percentage" office:value="0.46333205374280229" table:style-name="ce50">
            <text:p>46,3%</text:p>
          </table:table-cell>
          <table:table-cell office:value-type="float" office:value="46098" table:style-name="ce66">
            <text:p>46.098</text:p>
          </table:table-cell>
          <table:table-cell office:value-type="percentage" office:value="0.4244204246229768" table:style-name="ce50">
            <text:p>42,4%</text:p>
          </table:table-cell>
          <table:table-cell office:value-type="float" office:value="10379" table:style-name="ce63">
            <text:p>10.379</text:p>
          </table:table-cell>
          <table:table-cell office:value-type="percentage" office:value="0.45878088670821732" table:style-name="ce64">
            <text:p>45,9%</text:p>
          </table:table-cell>
          <table:table-cell table:number-columns-repeated="16369"/>
        </table:table-row>
        <table:table-row table:style-name="ro5">
          <table:table-cell office:value-type="string" table:style-name="ce65">
            <text:p>Asturias<text:s/></text:p>
          </table:table-cell>
          <table:table-cell office:value-type="float" office:value="192233" table:style-name="ce66">
            <text:p>192.233</text:p>
          </table:table-cell>
          <table:table-cell office:value-type="percentage" office:value="0.94545624449767118" table:style-name="ce50">
            <text:p>94,5%</text:p>
          </table:table-cell>
          <table:table-cell office:value-type="float" office:value="142962" table:style-name="ce66">
            <text:p>142.962</text:p>
          </table:table-cell>
          <table:table-cell office:value-type="percentage" office:value="0.95591588378857273" table:style-name="ce50">
            <text:p>95,6%</text:p>
          </table:table-cell>
          <table:table-cell office:value-type="float" office:value="145816" table:style-name="ce66">
            <text:p>145.816</text:p>
          </table:table-cell>
          <table:table-cell office:value-type="percentage" office:value="0.94069983484723374" table:style-name="ce50">
            <text:p>94,1%</text:p>
          </table:table-cell>
          <table:table-cell office:value-type="float" office:value="128846" table:style-name="ce66">
            <text:p>128.846</text:p>
          </table:table-cell>
          <table:table-cell office:value-type="percentage" office:value="0.84538517561068427" table:style-name="ce50">
            <text:p>84,5%</text:p>
          </table:table-cell>
          <table:table-cell office:value-type="float" office:value="63675" table:style-name="ce66">
            <text:p>63.675</text:p>
          </table:table-cell>
          <table:table-cell office:value-type="percentage" office:value="0.69250345300112015" table:style-name="ce50">
            <text:p>69,3%</text:p>
          </table:table-cell>
          <table:table-cell office:value-type="float" office:value="45155" table:style-name="ce66">
            <text:p>45.155</text:p>
          </table:table-cell>
          <table:table-cell office:value-type="percentage" office:value="0.66950848839795385" table:style-name="ce50">
            <text:p>67,0%</text:p>
          </table:table-cell>
          <table:table-cell office:value-type="float" office:value="10248" table:style-name="ce63">
            <text:p>10.248</text:p>
          </table:table-cell>
          <table:table-cell office:value-type="percentage" office:value="0.7119138589788121" table:style-name="ce64">
            <text:p>71,2%</text:p>
          </table:table-cell>
          <table:table-cell table:number-columns-repeated="16369"/>
        </table:table-row>
        <table:table-row table:style-name="ro5">
          <table:table-cell office:value-type="string" table:style-name="ce65">
            <text:p>Baleares</text:p>
          </table:table-cell>
          <table:table-cell office:value-type="float" office:value="120412" table:style-name="ce66">
            <text:p>120.412</text:p>
          </table:table-cell>
          <table:table-cell office:value-type="percentage" office:value="0.9169985758999627" table:style-name="ce50">
            <text:p>91,7%</text:p>
          </table:table-cell>
          <table:table-cell office:value-type="float" office:value="99716" table:style-name="ce66">
            <text:p>99.716</text:p>
          </table:table-cell>
          <table:table-cell office:value-type="percentage" office:value="0.88875816643938788" table:style-name="ce50">
            <text:p>88,9%</text:p>
          </table:table-cell>
          <table:table-cell office:value-type="float" office:value="111726" table:style-name="ce66">
            <text:p>111.726</text:p>
          </table:table-cell>
          <table:table-cell office:value-type="percentage" office:value="0.72946292161241044" table:style-name="ce50">
            <text:p>72,9%</text:p>
          </table:table-cell>
          <table:table-cell office:value-type="float" office:value="86750" table:style-name="ce66">
            <text:p>86.750</text:p>
          </table:table-cell>
          <table:table-cell office:value-type="percentage" office:value="0.50158425459086919" table:style-name="ce50">
            <text:p>50,2%</text:p>
          </table:table-cell>
          <table:table-cell office:value-type="float" office:value="40894" table:style-name="ce66">
            <text:p>40.894</text:p>
          </table:table-cell>
          <table:table-cell office:value-type="percentage" office:value="0.30594854222933798" table:style-name="ce50">
            <text:p>30,6%</text:p>
          </table:table-cell>
          <table:table-cell office:value-type="float" office:value="27973" table:style-name="ce66">
            <text:p>27.973</text:p>
          </table:table-cell>
          <table:table-cell office:value-type="percentage" office:value="0.27162208088556589" table:style-name="ce50">
            <text:p>27,2%</text:p>
          </table:table-cell>
          <table:table-cell office:value-type="float" office:value="3508" table:style-name="ce63">
            <text:p>3.508</text:p>
          </table:table-cell>
          <table:table-cell office:value-type="percentage" office:value="0.1761221006125113" table:style-name="ce64">
            <text:p>17,6%</text:p>
          </table:table-cell>
          <table:table-cell table:number-columns-repeated="16369"/>
        </table:table-row>
        <table:table-row table:style-name="ro5">
          <table:table-cell office:value-type="string" table:style-name="ce65">
            <text:p>Canarias</text:p>
          </table:table-cell>
          <table:table-cell office:value-type="float" office:value="225106" table:style-name="ce66">
            <text:p>225.106</text:p>
          </table:table-cell>
          <table:table-cell office:value-type="percentage" office:value="0.91870625446383025" table:style-name="ce50">
            <text:p>91,9%</text:p>
          </table:table-cell>
          <table:table-cell office:value-type="float" office:value="201052" table:style-name="ce66">
            <text:p>201.052</text:p>
          </table:table-cell>
          <table:table-cell office:value-type="percentage" office:value="0.89080492873188388" table:style-name="ce50">
            <text:p>89,1%</text:p>
          </table:table-cell>
          <table:table-cell office:value-type="float" office:value="248175" table:style-name="ce66">
            <text:p>248.175</text:p>
          </table:table-cell>
          <table:table-cell office:value-type="percentage" office:value="0.76392330447041734" table:style-name="ce50">
            <text:p>76,4%</text:p>
          </table:table-cell>
          <table:table-cell office:value-type="float" office:value="195098" table:style-name="ce66">
            <text:p>195.098</text:p>
          </table:table-cell>
          <table:table-cell office:value-type="percentage" office:value="0.60471690218115659" table:style-name="ce50">
            <text:p>60,5%</text:p>
          </table:table-cell>
          <table:table-cell office:value-type="float" office:value="90005" table:style-name="ce66">
            <text:p>90.005</text:p>
          </table:table-cell>
          <table:table-cell office:value-type="percentage" office:value="0.38435095271037778" table:style-name="ce50">
            <text:p>38,4%</text:p>
          </table:table-cell>
          <table:table-cell office:value-type="float" office:value="54048" table:style-name="ce66">
            <text:p>54.048</text:p>
          </table:table-cell>
          <table:table-cell office:value-type="percentage" office:value="0.2811456393504021" table:style-name="ce50">
            <text:p>28,1%</text:p>
          </table:table-cell>
          <table:table-cell office:value-type="float" office:value="6322" table:style-name="ce63">
            <text:p>6.322</text:p>
          </table:table-cell>
          <table:table-cell office:value-type="percentage" office:value="0.15420640534673269" table:style-name="ce64">
            <text:p>15,4%</text:p>
          </table:table-cell>
          <table:table-cell table:number-columns-repeated="16369"/>
        </table:table-row>
        <table:table-row table:style-name="ro5">
          <table:table-cell office:value-type="string" table:style-name="ce65">
            <text:p>Cantabria</text:p>
          </table:table-cell>
          <table:table-cell office:value-type="float" office:value="92397" table:style-name="ce66">
            <text:p>92.397</text:p>
          </table:table-cell>
          <table:table-cell office:value-type="percentage" office:value="0.93887940495061573" table:style-name="ce50">
            <text:p>93,9%</text:p>
          </table:table-cell>
          <table:table-cell office:value-type="float" office:value="75918" table:style-name="ce66">
            <text:p>75.918</text:p>
          </table:table-cell>
          <table:table-cell office:value-type="percentage" office:value="0.98324094700305653" table:style-name="ce50">
            <text:p>98,3%</text:p>
          </table:table-cell>
          <table:table-cell office:value-type="float" office:value="71897" table:style-name="ce66">
            <text:p>71.897</text:p>
          </table:table-cell>
          <table:table-cell office:value-type="percentage" office:value="0.84396055875102716" table:style-name="ce50">
            <text:p>84,4%</text:p>
          </table:table-cell>
          <table:table-cell office:value-type="float" office:value="61788" table:style-name="ce66">
            <text:p>61.788</text:p>
          </table:table-cell>
          <table:table-cell office:value-type="percentage" office:value="0.69113320880079643" table:style-name="ce50">
            <text:p>69,1%</text:p>
          </table:table-cell>
          <table:table-cell office:value-type="float" office:value="31124" table:style-name="ce66">
            <text:p>31.124</text:p>
          </table:table-cell>
          <table:table-cell office:value-type="percentage" office:value="0.54736990204182123" table:style-name="ce50">
            <text:p>54,7%</text:p>
          </table:table-cell>
          <table:table-cell office:value-type="float" office:value="19719" table:style-name="ce66">
            <text:p>19.719</text:p>
          </table:table-cell>
          <table:table-cell office:value-type="percentage" office:value="0.45273791757547927" table:style-name="ce50">
            <text:p>45,3%</text:p>
          </table:table-cell>
          <table:table-cell office:value-type="float" office:value="2624" table:style-name="ce63">
            <text:p>2.624</text:p>
          </table:table-cell>
          <table:table-cell office:value-type="percentage" office:value="0.26255753452071245" table:style-name="ce64">
            <text:p>26,3%</text:p>
          </table:table-cell>
          <table:table-cell table:number-columns-repeated="16369"/>
        </table:table-row>
        <table:table-row table:style-name="ro12">
          <table:table-cell office:value-type="string" table:style-name="ce65">
            <text:p>Castilla y León<text:s/></text:p>
          </table:table-cell>
          <table:table-cell office:value-type="float" office:value="446516" table:style-name="ce66">
            <text:p>446.516</text:p>
          </table:table-cell>
          <table:table-cell office:value-type="percentage" office:value="0.9321720395986689" table:style-name="ce50">
            <text:p>93,2%</text:p>
          </table:table-cell>
          <table:table-cell office:value-type="float" office:value="298697" table:style-name="ce66">
            <text:p>298.697</text:p>
          </table:table-cell>
          <table:table-cell office:value-type="percentage" office:value="0.92202668872720761" table:style-name="ce50">
            <text:p>92,2%</text:p>
          </table:table-cell>
          <table:table-cell office:value-type="float" office:value="311089" table:style-name="ce66">
            <text:p>311.089</text:p>
          </table:table-cell>
          <table:table-cell office:value-type="percentage" office:value="0.87499824206609267" table:style-name="ce50">
            <text:p>87,5%</text:p>
          </table:table-cell>
          <table:table-cell office:value-type="float" office:value="238112" table:style-name="ce66">
            <text:p>238.112</text:p>
          </table:table-cell>
          <table:table-cell office:value-type="percentage" office:value="0.73476163879691547" table:style-name="ce50">
            <text:p>73,5%</text:p>
          </table:table-cell>
          <table:table-cell office:value-type="float" office:value="129197" table:style-name="ce66">
            <text:p>129.197</text:p>
          </table:table-cell>
          <table:table-cell office:value-type="percentage" office:value="0.59695141109283456" table:style-name="ce50">
            <text:p>59,7%</text:p>
          </table:table-cell>
          <table:table-cell office:value-type="float" office:value="98432" table:style-name="ce66">
            <text:p>98.432</text:p>
          </table:table-cell>
          <table:table-cell office:value-type="percentage" office:value="0.5510507988758635" table:style-name="ce50">
            <text:p>55,1%</text:p>
          </table:table-cell>
          <table:table-cell office:value-type="float" office:value="12882" table:style-name="ce63">
            <text:p>12.882</text:p>
          </table:table-cell>
          <table:table-cell office:value-type="percentage" office:value="0.34391435512721252" table:style-name="ce64">
            <text:p>34,4%</text:p>
          </table:table-cell>
          <table:table-cell table:number-columns-repeated="16369"/>
        </table:table-row>
        <table:table-row table:style-name="ro12">
          <table:table-cell office:value-type="string" table:style-name="ce65">
            <text:p>Castilla - La Mancha</text:p>
          </table:table-cell>
          <table:table-cell office:value-type="float" office:value="274742" table:style-name="ce66">
            <text:p>274.742</text:p>
          </table:table-cell>
          <table:table-cell office:value-type="percentage" office:value="0.9302314557742053" table:style-name="ce50">
            <text:p>93,0%</text:p>
          </table:table-cell>
          <table:table-cell office:value-type="float" office:value="211492" table:style-name="ce66">
            <text:p>211.492</text:p>
          </table:table-cell>
          <table:table-cell office:value-type="percentage" office:value="0.94792703150912105" table:style-name="ce50">
            <text:p>94,8%</text:p>
          </table:table-cell>
          <table:table-cell office:value-type="float" office:value="234447" table:style-name="ce66">
            <text:p>234.447</text:p>
          </table:table-cell>
          <table:table-cell office:value-type="percentage" office:value="0.81792872468470357" table:style-name="ce50">
            <text:p>81,8%</text:p>
          </table:table-cell>
          <table:table-cell office:value-type="float" office:value="191948" table:style-name="ce66">
            <text:p>191.948</text:p>
          </table:table-cell>
          <table:table-cell office:value-type="percentage" office:value="0.66843338754218018" table:style-name="ce50">
            <text:p>66,8%</text:p>
          </table:table-cell>
          <table:table-cell office:value-type="float" office:value="103920" table:style-name="ce66">
            <text:p>103.920</text:p>
          </table:table-cell>
          <table:table-cell office:value-type="percentage" office:value="0.50215513075748497" table:style-name="ce50">
            <text:p>50,2%</text:p>
          </table:table-cell>
          <table:table-cell office:value-type="float" office:value="76832" table:style-name="ce66">
            <text:p>76.832</text:p>
          </table:table-cell>
          <table:table-cell office:value-type="percentage" office:value="0.43987954152496767" table:style-name="ce50">
            <text:p>44,0%</text:p>
          </table:table-cell>
          <table:table-cell office:value-type="float" office:value="11493" table:style-name="ce63">
            <text:p>11.493</text:p>
          </table:table-cell>
          <table:table-cell office:value-type="percentage" office:value="0.31163232104121474" table:style-name="ce64">
            <text:p>31,2%</text:p>
          </table:table-cell>
          <table:table-cell table:number-columns-repeated="16369"/>
        </table:table-row>
        <table:table-row table:style-name="ro5">
          <table:table-cell office:value-type="string" table:style-name="ce65">
            <text:p>Cataluña</text:p>
          </table:table-cell>
          <table:table-cell office:value-type="float" office:value="979605" table:style-name="ce66">
            <text:p>979.605</text:p>
          </table:table-cell>
          <table:table-cell office:value-type="percentage" office:value="0.91176341926290505" table:style-name="ce50">
            <text:p>91,2%</text:p>
          </table:table-cell>
          <table:table-cell office:value-type="float" office:value="737185" table:style-name="ce66">
            <text:p>737.185</text:p>
          </table:table-cell>
          <table:table-cell office:value-type="percentage" office:value="0.91863005197617897" table:style-name="ce50">
            <text:p>91,9%</text:p>
          </table:table-cell>
          <table:table-cell office:value-type="float" office:value="802959" table:style-name="ce66">
            <text:p>802.959</text:p>
          </table:table-cell>
          <table:table-cell office:value-type="percentage" office:value="0.77194309825520413" table:style-name="ce50">
            <text:p>77,2%</text:p>
          </table:table-cell>
          <table:table-cell office:value-type="float" office:value="698371" table:style-name="ce66">
            <text:p>698.371</text:p>
          </table:table-cell>
          <table:table-cell office:value-type="percentage" office:value="0.60377878853637224" table:style-name="ce50">
            <text:p>60,4%</text:p>
          </table:table-cell>
          <table:table-cell office:value-type="float" office:value="368889" table:style-name="ce66">
            <text:p>368.889</text:p>
          </table:table-cell>
          <table:table-cell office:value-type="percentage" office:value="0.44984323916301544" table:style-name="ce50">
            <text:p>45,0%</text:p>
          </table:table-cell>
          <table:table-cell office:value-type="float" office:value="256785" table:style-name="ce66">
            <text:p>256.785</text:p>
          </table:table-cell>
          <table:table-cell office:value-type="percentage" office:value="0.37484070529055502" table:style-name="ce50">
            <text:p>37,5%</text:p>
          </table:table-cell>
          <table:table-cell office:value-type="float" office:value="36458" table:style-name="ce63">
            <text:p>36.458</text:p>
          </table:table-cell>
          <table:table-cell office:value-type="percentage" office:value="0.25649179336011424" table:style-name="ce64">
            <text:p>25,6%</text:p>
          </table:table-cell>
          <table:table-cell table:number-columns-repeated="16369"/>
        </table:table-row>
        <table:table-row table:style-name="ro12">
          <table:table-cell office:value-type="string" table:style-name="ce65">
            <text:p>C. Valenciana</text:p>
          </table:table-cell>
          <table:table-cell office:value-type="float" office:value="685608" table:style-name="ce66">
            <text:p>685.608</text:p>
          </table:table-cell>
          <table:table-cell office:value-type="percentage" office:value="0.93762462083810849" table:style-name="ce50">
            <text:p>93,8%</text:p>
          </table:table-cell>
          <table:table-cell office:value-type="float" office:value="560871" table:style-name="ce66">
            <text:p>560.871</text:p>
          </table:table-cell>
          <table:table-cell office:value-type="percentage" office:value="0.96754944952577449" table:style-name="ce50">
            <text:p>96,8%</text:p>
          </table:table-cell>
          <table:table-cell office:value-type="float" office:value="615964" table:style-name="ce66">
            <text:p>615.964</text:p>
          </table:table-cell>
          <table:table-cell office:value-type="percentage" office:value="0.8395803488551189" table:style-name="ce50">
            <text:p>84,0%</text:p>
          </table:table-cell>
          <table:table-cell office:value-type="float" office:value="542394" table:style-name="ce66">
            <text:p>542.394</text:p>
          </table:table-cell>
          <table:table-cell office:value-type="percentage" office:value="0.70453497449539593" table:style-name="ce50">
            <text:p>70,5%</text:p>
          </table:table-cell>
          <table:table-cell office:value-type="float" office:value="300850" table:style-name="ce66">
            <text:p>300.850</text:p>
          </table:table-cell>
          <table:table-cell office:value-type="percentage" office:value="0.56723374329020082" table:style-name="ce50">
            <text:p>56,7%</text:p>
          </table:table-cell>
          <table:table-cell office:value-type="float" office:value="233693" table:style-name="ce66">
            <text:p>233.693</text:p>
          </table:table-cell>
          <table:table-cell office:value-type="percentage" office:value="0.52265229944825764" table:style-name="ce50">
            <text:p>52,3%</text:p>
          </table:table-cell>
          <table:table-cell office:value-type="float" office:value="49135" table:style-name="ce63">
            <text:p>49.135</text:p>
          </table:table-cell>
          <table:table-cell office:value-type="percentage" office:value="0.51451878069468149" table:style-name="ce64">
            <text:p>51,5%</text:p>
          </table:table-cell>
          <table:table-cell table:number-columns-repeated="16369"/>
        </table:table-row>
        <table:table-row table:style-name="ro5">
          <table:table-cell office:value-type="string" table:style-name="ce65">
            <text:p>Extremadura</text:p>
          </table:table-cell>
          <table:table-cell office:value-type="float" office:value="155006" table:style-name="ce66">
            <text:p>155.006</text:p>
          </table:table-cell>
          <table:table-cell office:value-type="percentage" office:value="0.89358660248465105" table:style-name="ce50">
            <text:p>89,4%</text:p>
          </table:table-cell>
          <table:table-cell office:value-type="float" office:value="127630" table:style-name="ce66">
            <text:p>127.630</text:p>
          </table:table-cell>
          <table:table-cell office:value-type="percentage" office:value="0.96038948334763041" table:style-name="ce50">
            <text:p>96,0%</text:p>
          </table:table-cell>
          <table:table-cell office:value-type="float" office:value="136221" table:style-name="ce66">
            <text:p>136.221</text:p>
          </table:table-cell>
          <table:table-cell office:value-type="percentage" office:value="0.84293608410734944" table:style-name="ce50">
            <text:p>84,3%</text:p>
          </table:table-cell>
          <table:table-cell office:value-type="float" office:value="107338" table:style-name="ce66">
            <text:p>107.338</text:p>
          </table:table-cell>
          <table:table-cell office:value-type="percentage" office:value="0.73390995179651974" table:style-name="ce50">
            <text:p>73,4%</text:p>
          </table:table-cell>
          <table:table-cell office:value-type="float" office:value="71855" table:style-name="ce66">
            <text:p>71.855</text:p>
          </table:table-cell>
          <table:table-cell office:value-type="percentage" office:value="0.6337202123718978" table:style-name="ce50">
            <text:p>63,4%</text:p>
          </table:table-cell>
          <table:table-cell office:value-type="float" office:value="50488" table:style-name="ce66">
            <text:p>50.488</text:p>
          </table:table-cell>
          <table:table-cell office:value-type="percentage" office:value="0.53937865903166526" table:style-name="ce50">
            <text:p>53,9%</text:p>
          </table:table-cell>
          <table:table-cell office:value-type="float" office:value="6352" table:style-name="ce63">
            <text:p>6.352</text:p>
          </table:table-cell>
          <table:table-cell office:value-type="percentage" office:value="0.32976845602741151" table:style-name="ce64">
            <text:p>33,0%</text:p>
          </table:table-cell>
          <table:table-cell table:number-columns-repeated="16369"/>
        </table:table-row>
        <table:table-row table:style-name="ro5">
          <table:table-cell office:value-type="string" table:style-name="ce65">
            <text:p>Galicia</text:p>
          </table:table-cell>
          <table:table-cell office:value-type="float" office:value="508038" table:style-name="ce66">
            <text:p>508.038</text:p>
          </table:table-cell>
          <table:table-cell office:value-type="percentage" office:value="0.95258077580775813" table:style-name="ce50">
            <text:p>95,3%</text:p>
          </table:table-cell>
          <table:table-cell office:value-type="float" office:value="338401" table:style-name="ce66">
            <text:p>338.401</text:p>
          </table:table-cell>
          <table:table-cell office:value-type="percentage" office:value="0.97184138125132824" table:style-name="ce50">
            <text:p>97,2%</text:p>
          </table:table-cell>
          <table:table-cell office:value-type="float" office:value="378241" table:style-name="ce66">
            <text:p>378.241</text:p>
          </table:table-cell>
          <table:table-cell office:value-type="percentage" office:value="0.96226655099688863" table:style-name="ce50">
            <text:p>96,2%</text:p>
          </table:table-cell>
          <table:table-cell office:value-type="float" office:value="390887" table:style-name="ce66">
            <text:p>390.887</text:p>
          </table:table-cell>
          <table:table-cell office:value-type="percentage" office:value="0.94999538231963099" table:style-name="ce50">
            <text:p>95,0%</text:p>
          </table:table-cell>
          <table:table-cell office:value-type="float" office:value="205851" table:style-name="ce66">
            <text:p>205.851</text:p>
          </table:table-cell>
          <table:table-cell office:value-type="percentage" office:value="0.76953644859813086" table:style-name="ce50">
            <text:p>77,0%</text:p>
          </table:table-cell>
          <table:table-cell office:value-type="float" office:value="149468" table:style-name="ce66">
            <text:p>149.468</text:p>
          </table:table-cell>
          <table:table-cell office:value-type="percentage" office:value="0.73757815314315045" table:style-name="ce50">
            <text:p>73,8%</text:p>
          </table:table-cell>
          <table:table-cell office:value-type="float" office:value="23419" table:style-name="ce63">
            <text:p>23.419</text:p>
          </table:table-cell>
          <table:table-cell office:value-type="percentage" office:value="0.56114918292040061" table:style-name="ce64">
            <text:p>56,1%</text:p>
          </table:table-cell>
          <table:table-cell table:number-columns-repeated="16369"/>
        </table:table-row>
        <table:table-row table:style-name="ro5">
          <table:table-cell office:value-type="string" table:style-name="ce65">
            <text:p>La Rioja</text:p>
          </table:table-cell>
          <table:table-cell office:value-type="float" office:value="45997" table:style-name="ce66">
            <text:p>45.997</text:p>
          </table:table-cell>
          <table:table-cell office:value-type="percentage" office:value="0.82381702905039944" table:style-name="ce50">
            <text:p>82,4%</text:p>
          </table:table-cell>
          <table:table-cell office:value-type="float" office:value="36996" table:style-name="ce66">
            <text:p>36.996</text:p>
          </table:table-cell>
          <table:table-cell office:value-type="percentage" office:value="0.93167795713818025" table:style-name="ce50">
            <text:p>93,2%</text:p>
          </table:table-cell>
          <table:table-cell office:value-type="float" office:value="37823" table:style-name="ce66">
            <text:p>37.823</text:p>
          </table:table-cell>
          <table:table-cell office:value-type="percentage" office:value="0.816699775436172" table:style-name="ce50">
            <text:p>81,7%</text:p>
          </table:table-cell>
          <table:table-cell office:value-type="float" office:value="34115" table:style-name="ce66">
            <text:p>34.115</text:p>
          </table:table-cell>
          <table:table-cell office:value-type="percentage" office:value="0.70126212793948361" table:style-name="ce50">
            <text:p>70,1%</text:p>
          </table:table-cell>
          <table:table-cell office:value-type="float" office:value="17691" table:style-name="ce66">
            <text:p>17.691</text:p>
          </table:table-cell>
          <table:table-cell office:value-type="percentage" office:value="0.54504282457329467" table:style-name="ce50">
            <text:p>54,5%</text:p>
          </table:table-cell>
          <table:table-cell office:value-type="float" office:value="11921" table:style-name="ce66">
            <text:p>11.921</text:p>
          </table:table-cell>
          <table:table-cell office:value-type="percentage" office:value="0.46708721886999449" table:style-name="ce50">
            <text:p>46,7%</text:p>
          </table:table-cell>
          <table:table-cell office:value-type="float" office:value="1877" table:style-name="ce63">
            <text:p>1.877</text:p>
          </table:table-cell>
          <table:table-cell office:value-type="percentage" office:value="0.33752922136306418" table:style-name="ce64">
            <text:p>33,8%</text:p>
          </table:table-cell>
          <table:table-cell table:number-columns-repeated="16369"/>
        </table:table-row>
        <table:table-row table:style-name="ro5">
          <table:table-cell office:value-type="string" table:style-name="ce65">
            <text:p>Madrid</text:p>
          </table:table-cell>
          <table:table-cell office:value-type="float" office:value="833496" table:style-name="ce66">
            <text:p>833.496</text:p>
          </table:table-cell>
          <table:table-cell office:value-type="percentage" office:value="0.9436533769593497" table:style-name="ce50">
            <text:p>94,4%</text:p>
          </table:table-cell>
          <table:table-cell office:value-type="float" office:value="629932" table:style-name="ce66">
            <text:p>629.932</text:p>
          </table:table-cell>
          <table:table-cell office:value-type="percentage" office:value="0.91137841333591829" table:style-name="ce50">
            <text:p>91,1%</text:p>
          </table:table-cell>
          <table:table-cell office:value-type="float" office:value="727940" table:style-name="ce66">
            <text:p>727.940</text:p>
          </table:table-cell>
          <table:table-cell office:value-type="percentage" office:value="0.75688085318316467" table:style-name="ce50">
            <text:p>75,7%</text:p>
          </table:table-cell>
          <table:table-cell office:value-type="float" office:value="639669" table:style-name="ce66">
            <text:p>639.669</text:p>
          </table:table-cell>
          <table:table-cell office:value-type="percentage" office:value="0.60746370425520602" table:style-name="ce50">
            <text:p>60,7%</text:p>
          </table:table-cell>
          <table:table-cell office:value-type="float" office:value="372069" table:style-name="ce66">
            <text:p>372.069</text:p>
          </table:table-cell>
          <table:table-cell office:value-type="percentage" office:value="0.48080496636281639" table:style-name="ce50">
            <text:p>48,1%</text:p>
          </table:table-cell>
          <table:table-cell office:value-type="float" office:value="269095" table:style-name="ce66">
            <text:p>269.095</text:p>
          </table:table-cell>
          <table:table-cell office:value-type="percentage" office:value="0.42723596533148317" table:style-name="ce50">
            <text:p>42,7%</text:p>
          </table:table-cell>
          <table:table-cell office:value-type="float" office:value="31350" table:style-name="ce63">
            <text:p>31.350</text:p>
          </table:table-cell>
          <table:table-cell office:value-type="percentage" office:value="0.25424141174944043" table:style-name="ce64">
            <text:p>25,4%</text:p>
          </table:table-cell>
          <table:table-cell table:number-columns-repeated="16369"/>
        </table:table-row>
        <table:table-row table:style-name="ro5">
          <table:table-cell office:value-type="string" table:style-name="ce65">
            <text:p>Murcia<text:s/></text:p>
          </table:table-cell>
          <table:table-cell office:value-type="float" office:value="161751" table:style-name="ce66">
            <text:p>161.751</text:p>
          </table:table-cell>
          <table:table-cell office:value-type="percentage" office:value="0.87772676955134465" table:style-name="ce50">
            <text:p>87,8%</text:p>
          </table:table-cell>
          <table:table-cell office:value-type="float" office:value="134713" table:style-name="ce66">
            <text:p>134.713</text:p>
          </table:table-cell>
          <table:table-cell office:value-type="percentage" office:value="0.87469726188389141" table:style-name="ce50">
            <text:p>87,5%</text:p>
          </table:table-cell>
          <table:table-cell office:value-type="float" office:value="155418" table:style-name="ce66">
            <text:p>155.418</text:p>
          </table:table-cell>
          <table:table-cell office:value-type="percentage" office:value="0.73303116200753704" table:style-name="ce50">
            <text:p>73,3%</text:p>
          </table:table-cell>
          <table:table-cell office:value-type="float" office:value="136034" table:style-name="ce66">
            <text:p>136.034</text:p>
          </table:table-cell>
          <table:table-cell office:value-type="percentage" office:value="0.57643479439981016" table:style-name="ce50">
            <text:p>57,6%</text:p>
          </table:table-cell>
          <table:table-cell office:value-type="float" office:value="67153" table:style-name="ce66">
            <text:p>67.153</text:p>
          </table:table-cell>
          <table:table-cell office:value-type="percentage" office:value="0.3903903729325931" table:style-name="ce50">
            <text:p>39,0%</text:p>
          </table:table-cell>
          <table:table-cell office:value-type="float" office:value="50042" table:style-name="ce66">
            <text:p>50.042</text:p>
          </table:table-cell>
          <table:table-cell office:value-type="percentage" office:value="0.34341673643613008" table:style-name="ce50">
            <text:p>34,3%</text:p>
          </table:table-cell>
          <table:table-cell office:value-type="float" office:value="6167" table:style-name="ce63">
            <text:p>6.167</text:p>
          </table:table-cell>
          <table:table-cell office:value-type="percentage" office:value="0.20135827864302738" table:style-name="ce64">
            <text:p>20,1%</text:p>
          </table:table-cell>
          <table:table-cell table:number-columns-repeated="16369"/>
        </table:table-row>
        <table:table-row table:style-name="ro5">
          <table:table-cell office:value-type="string" table:style-name="ce65">
            <text:p>Navarra</text:p>
          </table:table-cell>
          <table:table-cell office:value-type="float" office:value="93293" table:style-name="ce66">
            <text:p>93.293</text:p>
          </table:table-cell>
          <table:table-cell office:value-type="percentage" office:value="0.94983710038688662" table:style-name="ce50">
            <text:p>95,0%</text:p>
          </table:table-cell>
          <table:table-cell office:value-type="float" office:value="71800" table:style-name="ce66">
            <text:p>71.800</text:p>
          </table:table-cell>
          <table:table-cell office:value-type="percentage" office:value="0.98872195981767852" table:style-name="ce50">
            <text:p>98,9%</text:p>
          </table:table-cell>
          <table:table-cell office:value-type="float" office:value="76701" table:style-name="ce66">
            <text:p>76.701</text:p>
          </table:table-cell>
          <table:table-cell office:value-type="percentage" office:value="0.82829559076035897" table:style-name="ce50">
            <text:p>82,8%</text:p>
          </table:table-cell>
          <table:table-cell office:value-type="float" office:value="64533" table:style-name="ce66">
            <text:p>64.533</text:p>
          </table:table-cell>
          <table:table-cell office:value-type="percentage" office:value="0.66908936329044366" table:style-name="ce50">
            <text:p>66,9%</text:p>
          </table:table-cell>
          <table:table-cell office:value-type="float" office:value="33336" table:style-name="ce66">
            <text:p>33.336</text:p>
          </table:table-cell>
          <table:table-cell office:value-type="percentage" office:value="0.50738181486103928" table:style-name="ce50">
            <text:p>50,7%</text:p>
          </table:table-cell>
          <table:table-cell office:value-type="float" office:value="25766" table:style-name="ce66">
            <text:p>25.766</text:p>
          </table:table-cell>
          <table:table-cell office:value-type="percentage" office:value="0.43388791593695269" table:style-name="ce50">
            <text:p>43,4%</text:p>
          </table:table-cell>
          <table:table-cell office:value-type="float" office:value="3745" table:style-name="ce63">
            <text:p>3.745</text:p>
          </table:table-cell>
          <table:table-cell office:value-type="percentage" office:value="0.28018853808169986" table:style-name="ce64">
            <text:p>28,0%</text:p>
          </table:table-cell>
          <table:table-cell table:number-columns-repeated="16369"/>
        </table:table-row>
        <table:table-row table:style-name="ro5">
          <table:table-cell office:value-type="string" table:style-name="ce65">
            <text:p>País Vasco</text:p>
          </table:table-cell>
          <table:table-cell office:value-type="float" office:value="344608" table:style-name="ce66">
            <text:p>344.608</text:p>
          </table:table-cell>
          <table:table-cell office:value-type="percentage" office:value="0.91395108910418432" table:style-name="ce50">
            <text:p>91,4%</text:p>
          </table:table-cell>
          <table:table-cell office:value-type="float" office:value="255338" table:style-name="ce66">
            <text:p>255.338</text:p>
          </table:table-cell>
          <table:table-cell office:value-type="percentage" office:value="0.92137872303573098" table:style-name="ce50">
            <text:p>92,1%</text:p>
          </table:table-cell>
          <table:table-cell office:value-type="float" office:value="265941" table:style-name="ce66">
            <text:p>265.941</text:p>
          </table:table-cell>
          <table:table-cell office:value-type="percentage" office:value="0.81536475739049918" table:style-name="ce50">
            <text:p>81,5%</text:p>
          </table:table-cell>
          <table:table-cell office:value-type="float" office:value="196425" table:style-name="ce66">
            <text:p>196.425</text:p>
          </table:table-cell>
          <table:table-cell office:value-type="percentage" office:value="0.60517786390776829" table:style-name="ce50">
            <text:p>60,5%</text:p>
          </table:table-cell>
          <table:table-cell office:value-type="float" office:value="88028" table:style-name="ce66">
            <text:p>88.028</text:p>
          </table:table-cell>
          <table:table-cell office:value-type="percentage" office:value="0.42006308485915661" table:style-name="ce50">
            <text:p>42,0%</text:p>
          </table:table-cell>
          <table:table-cell office:value-type="float" office:value="61255" table:style-name="ce66">
            <text:p>61.255</text:p>
          </table:table-cell>
          <table:table-cell office:value-type="percentage" office:value="0.35350912123363171" table:style-name="ce50">
            <text:p>35,4%</text:p>
          </table:table-cell>
          <table:table-cell office:value-type="float" office:value="10906" table:style-name="ce63">
            <text:p>10.906</text:p>
          </table:table-cell>
          <table:table-cell office:value-type="percentage" office:value="0.28386996017595462" table:style-name="ce64">
            <text:p>28,4%</text:p>
          </table:table-cell>
          <table:table-cell table:number-columns-repeated="16369"/>
        </table:table-row>
        <table:table-row table:style-name="ro5">
          <table:table-cell office:value-type="string" table:style-name="ce65">
            <text:p>Ceuta</text:p>
          </table:table-cell>
          <table:table-cell office:value-type="float" office:value="5715" table:style-name="ce66">
            <text:p>5.715</text:p>
          </table:table-cell>
          <table:table-cell office:value-type="percentage" office:value="0.90714285714285714" table:style-name="ce50">
            <text:p>90,7%</text:p>
          </table:table-cell>
          <table:table-cell office:value-type="float" office:value="7318" table:style-name="ce66">
            <text:p>7.318</text:p>
          </table:table-cell>
          <table:table-cell office:value-type="percentage" office:value="0.95597648595689089" table:style-name="ce50">
            <text:p>95,6%</text:p>
          </table:table-cell>
          <table:table-cell office:value-type="float" office:value="9229" table:style-name="ce66">
            <text:p>9.229</text:p>
          </table:table-cell>
          <table:table-cell office:value-type="percentage" office:value="0.8687752988797891" table:style-name="ce50">
            <text:p>86,9%</text:p>
          </table:table-cell>
          <table:table-cell office:value-type="float" office:value="8873" table:style-name="ce66">
            <text:p>8.873</text:p>
          </table:table-cell>
          <table:table-cell office:value-type="percentage" office:value="0.79159603889731467" table:style-name="ce50">
            <text:p>79,2%</text:p>
          </table:table-cell>
          <table:table-cell office:value-type="float" office:value="6283" table:style-name="ce66">
            <text:p>6.283</text:p>
          </table:table-cell>
          <table:table-cell office:value-type="percentage" office:value="0.66875997871208093" table:style-name="ce50">
            <text:p>66,9%</text:p>
          </table:table-cell>
          <table:table-cell office:value-type="float" office:value="5145" table:style-name="ce66">
            <text:p>5.145</text:p>
          </table:table-cell>
          <table:table-cell office:value-type="percentage" office:value="0.55633650519031141" table:style-name="ce50">
            <text:p>55,6%</text:p>
          </table:table-cell>
          <table:table-cell office:value-type="float" office:value="980" table:style-name="ce63">
            <text:p>980</text:p>
          </table:table-cell>
          <table:table-cell office:value-type="percentage" office:value="0.4211431027073485" table:style-name="ce64">
            <text:p>42,1%</text:p>
          </table:table-cell>
          <table:table-cell table:number-columns-repeated="16369"/>
        </table:table-row>
        <table:table-row table:style-name="ro5">
          <table:table-cell office:value-type="string" table:style-name="ce65">
            <text:p>Melilla</text:p>
          </table:table-cell>
          <table:table-cell office:value-type="float" office:value="4517" table:style-name="ce66">
            <text:p>4.517</text:p>
          </table:table-cell>
          <table:table-cell office:value-type="percentage" office:value="0.83216654384672073" table:style-name="ce50">
            <text:p>83,2%</text:p>
          </table:table-cell>
          <table:table-cell office:value-type="float" office:value="6128" table:style-name="ce66">
            <text:p>6.128</text:p>
          </table:table-cell>
          <table:table-cell office:value-type="percentage" office:value="0.82554223359827561" table:style-name="ce50">
            <text:p>82,6%</text:p>
          </table:table-cell>
          <table:table-cell office:value-type="float" office:value="7954" table:style-name="ce66">
            <text:p>7.954</text:p>
          </table:table-cell>
          <table:table-cell office:value-type="percentage" office:value="0.78916559182458579" table:style-name="ce50">
            <text:p>78,9%</text:p>
          </table:table-cell>
          <table:table-cell office:value-type="float" office:value="7703" table:style-name="ce66">
            <text:p>7.703</text:p>
          </table:table-cell>
          <table:table-cell office:value-type="percentage" office:value="0.72683525193432719" table:style-name="ce50">
            <text:p>72,7%</text:p>
          </table:table-cell>
          <table:table-cell office:value-type="float" office:value="4977" table:style-name="ce66">
            <text:p>4.977</text:p>
          </table:table-cell>
          <table:table-cell office:value-type="percentage" office:value="0.54268891069676151" table:style-name="ce50">
            <text:p>54,3%</text:p>
          </table:table-cell>
          <table:table-cell office:value-type="float" office:value="4386" table:style-name="ce66">
            <text:p>4.386</text:p>
          </table:table-cell>
          <table:table-cell office:value-type="percentage" office:value="0.44938524590163936" table:style-name="ce50">
            <text:p>44,9%</text:p>
          </table:table-cell>
          <table:table-cell office:value-type="float" office:value="939" table:style-name="ce63">
            <text:p>939</text:p>
          </table:table-cell>
          <table:table-cell office:value-type="percentage" office:value="0.38914214670534603" table:style-name="ce64">
            <text:p>38,9%</text:p>
          </table:table-cell>
          <table:table-cell table:number-columns-repeated="16369"/>
        </table:table-row>
        <table:table-row table:style-name="ro12">
          <table:table-cell office:value-type="string" table:style-name="ce65">
            <text:p>Fuerzas Armadas</text:p>
          </table:table-cell>
          <table:table-cell office:value-type="float" office:value="7" table:style-name="ce66">
            <text:p>7</text:p>
          </table:table-cell>
          <table:table-cell office:value-type="percentage" office:value="0.16666666666666666" table:style-name="ce50">
            <text:p>16,7%</text:p>
          </table:table-cell>
          <table:table-cell office:value-type="float" office:value="2374" table:style-name="ce66">
            <text:p>2.374</text:p>
          </table:table-cell>
          <table:table-cell office:value-type="percentage" office:value="0.64110180934377536" table:style-name="ce50">
            <text:p>64,1%</text:p>
          </table:table-cell>
          <table:table-cell office:value-type="float" office:value="7385" table:style-name="ce66">
            <text:p>7.385</text:p>
          </table:table-cell>
          <table:table-cell office:value-type="percentage" office:value="0.75058440898465295" table:style-name="ce50">
            <text:p>75,1%</text:p>
          </table:table-cell>
          <table:table-cell office:value-type="float" office:value="15179" table:style-name="ce66">
            <text:p>15.179</text:p>
          </table:table-cell>
          <table:table-cell office:value-type="percentage" office:value="0.66756091124989003" table:style-name="ce50">
            <text:p>66,8%</text:p>
          </table:table-cell>
          <table:table-cell office:value-type="float" office:value="15193" table:style-name="ce66">
            <text:p>15.193</text:p>
          </table:table-cell>
          <table:table-cell office:value-type="percentage" office:value="0.46647221369358305" table:style-name="ce50">
            <text:p>46,6%</text:p>
          </table:table-cell>
          <table:table-cell office:value-type="float" office:value="10842" table:style-name="ce66">
            <text:p>10.842</text:p>
          </table:table-cell>
          <table:table-cell office:value-type="percentage" office:value="0.44153940134392183" table:style-name="ce50">
            <text:p>44,2%</text:p>
          </table:table-cell>
          <table:table-cell office:value-type="float" office:value="212" table:style-name="ce63">
            <text:p>212</text:p>
          </table:table-cell>
          <table:table-cell office:value-type="percentage" office:value="0.16245210727969348" table:style-name="ce64">
            <text:p>16,2%</text:p>
          </table:table-cell>
          <table:table-cell table:number-columns-repeated="16369"/>
        </table:table-row>
        <table:table-row table:style-name="ro12">
          <table:table-cell office:value-type="string" table:style-name="ce67">
            <text:p>Sanidad Exterior</text:p>
          </table:table-cell>
          <table:table-cell office:value-type="float" office:value="77" table:style-name="ce66">
            <text:p>77</text:p>
          </table:table-cell>
          <table:table-cell office:value-type="percentage" office:value="0.96250000000000002" table:style-name="ce53">
            <text:p>96,3%</text:p>
          </table:table-cell>
          <table:table-cell office:value-type="float" office:value="298" table:style-name="ce66">
            <text:p>298</text:p>
          </table:table-cell>
          <table:table-cell office:value-type="percentage" office:value="0.95819935691318325" table:style-name="ce53">
            <text:p>95,8%</text:p>
          </table:table-cell>
          <table:table-cell office:value-type="float" office:value="696" table:style-name="ce66">
            <text:p>696</text:p>
          </table:table-cell>
          <table:table-cell office:value-type="percentage" office:value="0.75488069414316705" table:style-name="ce53">
            <text:p>75,5%</text:p>
          </table:table-cell>
          <table:table-cell office:value-type="float" office:value="928" table:style-name="ce66">
            <text:p>928</text:p>
          </table:table-cell>
          <table:table-cell office:value-type="percentage" office:value="0.47058823529411764" table:style-name="ce53">
            <text:p>47,1%</text:p>
          </table:table-cell>
          <table:table-cell office:value-type="float" office:value="1153" table:style-name="ce66">
            <text:p>1.153</text:p>
          </table:table-cell>
          <table:table-cell office:value-type="percentage" office:value="0.47138184791496318" table:style-name="ce53">
            <text:p>47,1%</text:p>
          </table:table-cell>
          <table:table-cell office:value-type="float" office:value="922" table:style-name="ce66">
            <text:p>922</text:p>
          </table:table-cell>
          <table:table-cell office:value-type="percentage" office:value="0.4310425432445068" table:style-name="ce53">
            <text:p>43,1%</text:p>
          </table:table-cell>
          <table:table-cell office:value-type="float" office:value="20" table:style-name="ce63">
            <text:p>20</text:p>
          </table:table-cell>
          <table:table-cell office:value-type="percentage" office:value="0.11627906976744186" table:style-name="ce64">
            <text:p>11,6%</text:p>
          </table:table-cell>
          <table:table-cell table:number-columns-repeated="16369"/>
        </table:table-row>
        <table:table-row table:style-name="ro5">
          <table:table-cell office:value-type="string" table:style-name="ce68">
            <text:p>Totales</text:p>
          </table:table-cell>
          <table:table-cell office:value-type="float" office:value="6370265" table:style-name="ce69">
            <text:p>6.370.265</text:p>
          </table:table-cell>
          <table:table-cell office:value-type="percentage" office:value="0.926017613953938" table:style-name="ce70">
            <text:p>92,60%</text:p>
          </table:table-cell>
          <table:table-cell office:value-type="float" office:value="4958487" table:style-name="ce69">
            <text:p>4.958.487</text:p>
          </table:table-cell>
          <table:table-cell office:value-type="percentage" office:value="0.93217101007296277" table:style-name="ce70">
            <text:p>93,22%</text:p>
          </table:table-cell>
          <table:table-cell office:value-type="float" office:value="5380139" table:style-name="ce69">
            <text:p>5.380.139</text:p>
          </table:table-cell>
          <table:table-cell office:value-type="percentage" office:value="0.79432151562078535" table:style-name="ce70">
            <text:p>79,43%</text:p>
          </table:table-cell>
          <table:table-cell office:value-type="float" office:value="4581516" table:style-name="ce69">
            <text:p>4.581.516</text:p>
          </table:table-cell>
          <table:table-cell office:value-type="percentage" office:value="0.64508151526535051" table:style-name="ce70">
            <text:p>64,51%</text:p>
          </table:table-cell>
          <table:table-cell office:value-type="float" office:value="2472966" table:style-name="ce69">
            <text:p>2.472.966</text:p>
          </table:table-cell>
          <table:table-cell office:value-type="percentage" office:value="0.48810549697638861" table:style-name="ce70">
            <text:p>48,81%</text:p>
          </table:table-cell>
          <table:table-cell office:value-type="float" office:value="1782197" table:style-name="ce69">
            <text:p>1.782.197</text:p>
          </table:table-cell>
          <table:table-cell office:value-type="percentage" office:value="0.42684306605181233" table:style-name="ce70">
            <text:p>42,68%</text:p>
          </table:table-cell>
          <table:table-cell office:value-type="float" office:value="261878" table:style-name="ce69">
            <text:p>261.878</text:p>
          </table:table-cell>
          <table:table-cell office:value-type="percentage" office:value="0.3019278194691204" table:style-name="ce70">
            <text:p>30,19%</text:p>
          </table:table-cell>
          <table:table-cell table:number-columns-repeated="16369"/>
        </table:table-row>
        <table:table-row table:number-rows-repeated="1048552" table:style-name="ro5">
          <table:table-cell table:number-columns-repeated="16384"/>
        </table:table-row>
      </table:table>
      <table:table table:name="Pediátrica" table:style-name="ta1">
        <table:table-column table:style-name="co4" table:number-columns-repeated="16384" table:default-cell-style-name="ce60"/>
        <table:table-row table:style-name="ro13">
          <table:table-cell table:style-name="ce74"/>
          <table:table-cell office:value-type="string" table:style-name="ce75">
            <text:p>Población a vacunar de 5 a 11 años</text:p>
          </table:table-cell>
          <table:table-cell office:value-type="string" table:style-name="ce75">
            <text:p>Nº Personas con 1 dosis</text:p>
          </table:table-cell>
          <table:table-cell office:value-type="string" table:style-name="ce75">
            <text:p>% 1ª dosis</text:p>
          </table:table-cell>
          <table:table-cell office:value-type="string" table:style-name="ce75">
            <text:p>Nº Personas con pauta completa</text:p>
          </table:table-cell>
          <table:table-cell office:value-type="string" table:style-name="ce76">
            <text:p><text:s/>% PC</text:p>
          </table:table-cell>
          <table:table-cell office:value-type="string" table:style-name="ce77">
            <text:p>Fecha de la última vacuna registrada<text:s/><text:span text:style-name="T3">(2)</text:span></text:p>
          </table:table-cell>
          <table:table-cell table:number-columns-repeated="16377"/>
        </table:table-row>
        <table:table-row table:style-name="ro5">
          <table:table-cell office:value-type="string" table:style-name="ce78">
            <text:p>Andalucía</text:p>
          </table:table-cell>
          <table:table-cell office:value-type="float" office:value="728275" table:style-name="ce79">
            <text:p>728.275</text:p>
          </table:table-cell>
          <table:table-cell office:value-type="float" office:value="451791" table:style-name="ce79">
            <text:p>451.791</text:p>
          </table:table-cell>
          <table:table-cell office:value-type="percentage" office:value="0.62035769455219525" table:style-name="ce80">
            <text:p>62,0%</text:p>
          </table:table-cell>
          <table:table-cell office:value-type="float" office:value="365106" table:style-name="ce79">
            <text:p>365.106</text:p>
          </table:table-cell>
          <table:table-cell office:value-type="percentage" office:value="0.50132985479386216" table:style-name="ce80">
            <text:p>50,1%</text:p>
          </table:table-cell>
          <table:table-cell office:value-type="date" office:date-value="2022-08-17T00:00:00" table:style-name="ce81">
            <text:p>17/08/2022</text:p>
          </table:table-cell>
          <table:table-cell table:number-columns-repeated="16377"/>
        </table:table-row>
        <table:table-row table:style-name="ro5">
          <table:table-cell office:value-type="string" table:style-name="ce82">
            <text:p>Aragón</text:p>
          </table:table-cell>
          <table:table-cell office:value-type="float" office:value="103760" table:style-name="ce79">
            <text:p>103.760</text:p>
          </table:table-cell>
          <table:table-cell office:value-type="float" office:value="55652" table:style-name="ce79">
            <text:p>55.652</text:p>
          </table:table-cell>
          <table:table-cell office:value-type="percentage" office:value="0.53635312259059365" table:style-name="ce80">
            <text:p>53,6%</text:p>
          </table:table-cell>
          <table:table-cell office:value-type="float" office:value="46471" table:style-name="ce79">
            <text:p>46.471</text:p>
          </table:table-cell>
          <table:table-cell office:value-type="percentage" office:value="0.44787008481110252" table:style-name="ce80">
            <text:p>44,8%</text:p>
          </table:table-cell>
          <table:table-cell office:value-type="date" office:date-value="2022-08-17T00:00:00" table:style-name="ce81">
            <text:p>17/08/2022</text:p>
          </table:table-cell>
          <table:table-cell table:number-columns-repeated="16377"/>
        </table:table-row>
        <table:table-row table:style-name="ro5">
          <table:table-cell office:value-type="string" table:style-name="ce82">
            <text:p>Asturias<text:s/></text:p>
          </table:table-cell>
          <table:table-cell office:value-type="float" office:value="62179" table:style-name="ce79">
            <text:p>62.179</text:p>
          </table:table-cell>
          <table:table-cell office:value-type="float" office:value="44384" table:style-name="ce79">
            <text:p>44.384</text:p>
          </table:table-cell>
          <table:table-cell office:value-type="percentage" office:value="0.71381012882162787" table:style-name="ce80">
            <text:p>71,4%</text:p>
          </table:table-cell>
          <table:table-cell office:value-type="float" office:value="39032" table:style-name="ce79">
            <text:p>39.032</text:p>
          </table:table-cell>
          <table:table-cell office:value-type="percentage" office:value="0.62773605236494634" table:style-name="ce80">
            <text:p>62,8%</text:p>
          </table:table-cell>
          <table:table-cell office:value-type="date" office:date-value="2022-08-17T00:00:00" table:style-name="ce81">
            <text:p>17/08/2022</text:p>
          </table:table-cell>
          <table:table-cell table:number-columns-repeated="16377"/>
        </table:table-row>
        <table:table-row table:style-name="ro5">
          <table:table-cell office:value-type="string" table:style-name="ce82">
            <text:p>Baleares</text:p>
          </table:table-cell>
          <table:table-cell office:value-type="float" office:value="97822" table:style-name="ce79">
            <text:p>97.822</text:p>
          </table:table-cell>
          <table:table-cell office:value-type="float" office:value="34062" table:style-name="ce79">
            <text:p>34.062</text:p>
          </table:table-cell>
          <table:table-cell office:value-type="percentage" office:value="0.34820388051767498" table:style-name="ce80">
            <text:p>34,8%</text:p>
          </table:table-cell>
          <table:table-cell office:value-type="float" office:value="26667" table:style-name="ce79">
            <text:p>26.667</text:p>
          </table:table-cell>
          <table:table-cell office:value-type="percentage" office:value="0.27260738893091535" table:style-name="ce80">
            <text:p>27,3%</text:p>
          </table:table-cell>
          <table:table-cell office:value-type="date" office:date-value="2022-08-17T00:00:00" table:style-name="ce81">
            <text:p>17/08/2022</text:p>
          </table:table-cell>
          <table:table-cell table:number-columns-repeated="16377"/>
        </table:table-row>
        <table:table-row table:style-name="ro5">
          <table:table-cell office:value-type="string" table:style-name="ce82">
            <text:p>Canarias</text:p>
          </table:table-cell>
          <table:table-cell office:value-type="float" office:value="156104" table:style-name="ce79">
            <text:p>156.104</text:p>
          </table:table-cell>
          <table:table-cell office:value-type="float" office:value="81316" table:style-name="ce79">
            <text:p>81.316</text:p>
          </table:table-cell>
          <table:table-cell office:value-type="percentage" office:value="0.52090913749807821" table:style-name="ce80">
            <text:p>52,1%</text:p>
          </table:table-cell>
          <table:table-cell office:value-type="float" office:value="62597" table:style-name="ce79">
            <text:p>62.597</text:p>
          </table:table-cell>
          <table:table-cell office:value-type="percentage" office:value="0.40099549018602981" table:style-name="ce80">
            <text:p>40,1%</text:p>
          </table:table-cell>
          <table:table-cell office:value-type="date" office:date-value="2022-08-17T00:00:00" table:style-name="ce81">
            <text:p>17/08/2022</text:p>
          </table:table-cell>
          <table:table-cell table:number-columns-repeated="16377"/>
        </table:table-row>
        <table:table-row table:style-name="ro5">
          <table:table-cell office:value-type="string" table:style-name="ce82">
            <text:p>Cantabria</text:p>
          </table:table-cell>
          <table:table-cell office:value-type="float" office:value="42931" table:style-name="ce79">
            <text:p>42.931</text:p>
          </table:table-cell>
          <table:table-cell office:value-type="float" office:value="26129" table:style-name="ce79">
            <text:p>26.129</text:p>
          </table:table-cell>
          <table:table-cell office:value-type="percentage" office:value="0.60862779809461698" table:style-name="ce80">
            <text:p>60,9%</text:p>
          </table:table-cell>
          <table:table-cell office:value-type="float" office:value="23558" table:style-name="ce79">
            <text:p>23.558</text:p>
          </table:table-cell>
          <table:table-cell office:value-type="percentage" office:value="0.54874100300482165" table:style-name="ce80">
            <text:p>54,9%</text:p>
          </table:table-cell>
          <table:table-cell office:value-type="date" office:date-value="2022-08-17T00:00:00" table:style-name="ce81">
            <text:p>17/08/2022</text:p>
          </table:table-cell>
          <table:table-cell table:number-columns-repeated="16377"/>
        </table:table-row>
        <table:table-row table:style-name="ro5">
          <table:table-cell office:value-type="string" table:style-name="ce82">
            <text:p>Castilla y Leon<text:s/></text:p>
          </table:table-cell>
          <table:table-cell office:value-type="float" office:value="158747" table:style-name="ce79">
            <text:p>158.747</text:p>
          </table:table-cell>
          <table:table-cell office:value-type="float" office:value="105882" table:style-name="ce79">
            <text:p>105.882</text:p>
          </table:table-cell>
          <table:table-cell office:value-type="percentage" office:value="0.66698583280313961" table:style-name="ce80">
            <text:p>66,7%</text:p>
          </table:table-cell>
          <table:table-cell office:value-type="float" office:value="96875" table:style-name="ce79">
            <text:p>96.875</text:p>
          </table:table-cell>
          <table:table-cell office:value-type="percentage" office:value="0.61024775271343712" table:style-name="ce80">
            <text:p>61,0%</text:p>
          </table:table-cell>
          <table:table-cell office:value-type="date" office:date-value="2022-08-17T00:00:00" table:style-name="ce81">
            <text:p>17/08/2022</text:p>
          </table:table-cell>
          <table:table-cell table:number-columns-repeated="16377"/>
        </table:table-row>
        <table:table-row table:style-name="ro5">
          <table:table-cell office:value-type="string" table:style-name="ce82">
            <text:p>Castilla - La Mancha</text:p>
          </table:table-cell>
          <table:table-cell office:value-type="float" office:value="171326" table:style-name="ce79">
            <text:p>171.326</text:p>
          </table:table-cell>
          <table:table-cell office:value-type="float" office:value="106178" table:style-name="ce79">
            <text:p>106.178</text:p>
          </table:table-cell>
          <table:table-cell office:value-type="percentage" office:value="0.61974247925008463" table:style-name="ce80">
            <text:p>62,0%</text:p>
          </table:table-cell>
          <table:table-cell office:value-type="float" office:value="87840" table:style-name="ce79">
            <text:p>87.840</text:p>
          </table:table-cell>
          <table:table-cell office:value-type="percentage" office:value="0.51270676955044769" table:style-name="ce80">
            <text:p>51,3%</text:p>
          </table:table-cell>
          <table:table-cell office:value-type="date" office:date-value="2022-08-17T00:00:00" table:style-name="ce81">
            <text:p>17/08/2022</text:p>
          </table:table-cell>
          <table:table-cell table:number-columns-repeated="16377"/>
        </table:table-row>
        <table:table-row table:style-name="ro5">
          <table:table-cell office:value-type="string" table:style-name="ce82">
            <text:p>Cataluña</text:p>
          </table:table-cell>
          <table:table-cell office:value-type="float" office:value="648162" table:style-name="ce79">
            <text:p>648.162</text:p>
          </table:table-cell>
          <table:table-cell office:value-type="float" office:value="263187" table:style-name="ce79">
            <text:p>263.187</text:p>
          </table:table-cell>
          <table:table-cell office:value-type="percentage" office:value="0.40605126496153737" table:style-name="ce80">
            <text:p>40,6%</text:p>
          </table:table-cell>
          <table:table-cell office:value-type="float" office:value="205801" table:style-name="ce79">
            <text:p>205.801</text:p>
          </table:table-cell>
          <table:table-cell office:value-type="percentage" office:value="0.31751475711319083" table:style-name="ce80">
            <text:p>31,8%</text:p>
          </table:table-cell>
          <table:table-cell office:value-type="date" office:date-value="2022-08-17T00:00:00" table:style-name="ce81">
            <text:p>17/08/2022</text:p>
          </table:table-cell>
          <table:table-cell table:number-columns-repeated="16377"/>
        </table:table-row>
        <table:table-row table:style-name="ro5">
          <table:table-cell office:value-type="string" table:style-name="ce82">
            <text:p>C. Valenciana</text:p>
          </table:table-cell>
          <table:table-cell office:value-type="float" office:value="410244" table:style-name="ce79">
            <text:p>410.244</text:p>
          </table:table-cell>
          <table:table-cell office:value-type="float" office:value="263143" table:style-name="ce79">
            <text:p>263.143</text:p>
          </table:table-cell>
          <table:table-cell office:value-type="percentage" office:value="0.64143046577158958" table:style-name="ce80">
            <text:p>64,1%</text:p>
          </table:table-cell>
          <table:table-cell office:value-type="float" office:value="199556" table:style-name="ce79">
            <text:p>199.556</text:p>
          </table:table-cell>
          <table:table-cell office:value-type="percentage" office:value="0.48643246458205358" table:style-name="ce80">
            <text:p>48,6%</text:p>
          </table:table-cell>
          <table:table-cell office:value-type="date" office:date-value="2022-08-17T00:00:00" table:style-name="ce81">
            <text:p>17/08/2022</text:p>
          </table:table-cell>
          <table:table-cell table:number-columns-repeated="16377"/>
        </table:table-row>
        <table:table-row table:style-name="ro5">
          <table:table-cell office:value-type="string" table:style-name="ce82">
            <text:p>Extremadura</text:p>
          </table:table-cell>
          <table:table-cell office:value-type="float" office:value="78583" table:style-name="ce79">
            <text:p>78.583</text:p>
          </table:table-cell>
          <table:table-cell office:value-type="float" office:value="60802" table:style-name="ce79">
            <text:p>60.802</text:p>
          </table:table-cell>
          <table:table-cell office:value-type="percentage" office:value="0.77372968708244783" table:style-name="ce80">
            <text:p>77,4%</text:p>
          </table:table-cell>
          <table:table-cell office:value-type="float" office:value="52126" table:style-name="ce79">
            <text:p>52.126</text:p>
          </table:table-cell>
          <table:table-cell office:value-type="percentage" office:value="0.66332412862832923" table:style-name="ce80">
            <text:p>66,3%</text:p>
          </table:table-cell>
          <table:table-cell office:value-type="date" office:date-value="2022-08-17T00:00:00" table:style-name="ce81">
            <text:p>17/08/2022</text:p>
          </table:table-cell>
          <table:table-cell table:number-columns-repeated="16377"/>
        </table:table-row>
        <table:table-row table:style-name="ro5">
          <table:table-cell office:value-type="string" table:style-name="ce82">
            <text:p>Galicia</text:p>
          </table:table-cell>
          <table:table-cell office:value-type="float" office:value="177577" table:style-name="ce79">
            <text:p>177.577</text:p>
          </table:table-cell>
          <table:table-cell office:value-type="float" office:value="140097" table:style-name="ce79">
            <text:p>140.097</text:p>
          </table:table-cell>
          <table:table-cell office:value-type="percentage" office:value="0.78893663030685279" table:style-name="ce80">
            <text:p>78,9%</text:p>
          </table:table-cell>
          <table:table-cell office:value-type="float" office:value="123645" table:style-name="ce79">
            <text:p>123.645</text:p>
          </table:table-cell>
          <table:table-cell office:value-type="percentage" office:value="0.69628949695061859" table:style-name="ce80">
            <text:p>69,6%</text:p>
          </table:table-cell>
          <table:table-cell office:value-type="date" office:date-value="2022-08-17T00:00:00" table:style-name="ce81">
            <text:p>17/08/2022</text:p>
          </table:table-cell>
          <table:table-cell table:number-columns-repeated="16377"/>
        </table:table-row>
        <table:table-row table:style-name="ro5">
          <table:table-cell office:value-type="string" table:style-name="ce82">
            <text:p>La Rioja</text:p>
          </table:table-cell>
          <table:table-cell office:value-type="float" office:value="25397" table:style-name="ce79">
            <text:p>25.397</text:p>
          </table:table-cell>
          <table:table-cell office:value-type="float" office:value="17014" table:style-name="ce79">
            <text:p>17.014</text:p>
          </table:table-cell>
          <table:table-cell office:value-type="percentage" office:value="0.66992164428869549" table:style-name="ce80">
            <text:p>67,0%</text:p>
          </table:table-cell>
          <table:table-cell office:value-type="float" office:value="14768" table:style-name="ce79">
            <text:p>14.768</text:p>
          </table:table-cell>
          <table:table-cell office:value-type="percentage" office:value="0.58148600228373426" table:style-name="ce80">
            <text:p>58,1%</text:p>
          </table:table-cell>
          <table:table-cell office:value-type="date" office:date-value="2022-08-16T00:00:00" table:style-name="ce81">
            <text:p>16/08/2022</text:p>
          </table:table-cell>
          <table:table-cell table:number-columns-repeated="16377"/>
        </table:table-row>
        <table:table-row table:style-name="ro5">
          <table:table-cell office:value-type="string" table:style-name="ce82">
            <text:p>Madrid</text:p>
          </table:table-cell>
          <table:table-cell office:value-type="float" office:value="567425" table:style-name="ce79">
            <text:p>567.425</text:p>
          </table:table-cell>
          <table:table-cell office:value-type="float" office:value="268731" table:style-name="ce79">
            <text:p>268.731</text:p>
          </table:table-cell>
          <table:table-cell office:value-type="percentage" office:value="0.47359739172577875" table:style-name="ce80">
            <text:p>47,4%</text:p>
          </table:table-cell>
          <table:table-cell office:value-type="float" office:value="238035" table:style-name="ce79">
            <text:p>238.035</text:p>
          </table:table-cell>
          <table:table-cell office:value-type="percentage" office:value="0.41950037449883243" table:style-name="ce80">
            <text:p>42,0%</text:p>
          </table:table-cell>
          <table:table-cell office:value-type="date" office:date-value="2022-08-17T00:00:00" table:style-name="ce81">
            <text:p>17/08/2022</text:p>
          </table:table-cell>
          <table:table-cell table:number-columns-repeated="16377"/>
        </table:table-row>
        <table:table-row table:style-name="ro5">
          <table:table-cell office:value-type="string" table:style-name="ce82">
            <text:p>Murcia<text:s/></text:p>
          </table:table-cell>
          <table:table-cell office:value-type="float" office:value="139748" table:style-name="ce79">
            <text:p>139.748</text:p>
          </table:table-cell>
          <table:table-cell office:value-type="float" office:value="72098" table:style-name="ce79">
            <text:p>72.098</text:p>
          </table:table-cell>
          <table:table-cell office:value-type="percentage" office:value="0.51591436013395542" table:style-name="ce80">
            <text:p>51,6%</text:p>
          </table:table-cell>
          <table:table-cell office:value-type="float" office:value="51658" table:style-name="ce79">
            <text:p>51.658</text:p>
          </table:table-cell>
          <table:table-cell office:value-type="percentage" office:value="0.369651086240948" table:style-name="ce80">
            <text:p>37,0%</text:p>
          </table:table-cell>
          <table:table-cell office:value-type="date" office:date-value="2022-08-17T00:00:00" table:style-name="ce81">
            <text:p>17/08/2022</text:p>
          </table:table-cell>
          <table:table-cell table:number-columns-repeated="16377"/>
        </table:table-row>
        <table:table-row table:style-name="ro5">
          <table:table-cell office:value-type="string" table:style-name="ce82">
            <text:p>Navarra</text:p>
          </table:table-cell>
          <table:table-cell office:value-type="float" office:value="56431" table:style-name="ce79">
            <text:p>56.431</text:p>
          </table:table-cell>
          <table:table-cell office:value-type="float" office:value="29737" table:style-name="ce79">
            <text:p>29.737</text:p>
          </table:table-cell>
          <table:table-cell office:value-type="percentage" office:value="0.5269621307437401" table:style-name="ce80">
            <text:p>52,7%</text:p>
          </table:table-cell>
          <table:table-cell office:value-type="float" office:value="26054" table:style-name="ce79">
            <text:p>26.054</text:p>
          </table:table-cell>
          <table:table-cell office:value-type="percentage" office:value="0.46169658521025675" table:style-name="ce80">
            <text:p>46,2%</text:p>
          </table:table-cell>
          <table:table-cell office:value-type="date" office:date-value="2022-08-17T00:00:00" table:style-name="ce81">
            <text:p>17/08/2022</text:p>
          </table:table-cell>
          <table:table-cell table:number-columns-repeated="16377"/>
        </table:table-row>
        <table:table-row table:style-name="ro5">
          <table:table-cell office:value-type="string" table:style-name="ce82">
            <text:p>País Vasco</text:p>
          </table:table-cell>
          <table:table-cell office:value-type="float" office:value="170178" table:style-name="ce79">
            <text:p>170.178</text:p>
          </table:table-cell>
          <table:table-cell office:value-type="float" office:value="86903" table:style-name="ce79">
            <text:p>86.903</text:p>
          </table:table-cell>
          <table:table-cell office:value-type="percentage" office:value="0.51065942718800317" table:style-name="ce80">
            <text:p>51,1%</text:p>
          </table:table-cell>
          <table:table-cell office:value-type="float" office:value="69474" table:style-name="ce79">
            <text:p>69.474</text:p>
          </table:table-cell>
          <table:table-cell office:value-type="percentage" office:value="0.40824313366005005" table:style-name="ce80">
            <text:p>40,8%</text:p>
          </table:table-cell>
          <table:table-cell office:value-type="date" office:date-value="2022-08-17T00:00:00" table:style-name="ce81">
            <text:p>17/08/2022</text:p>
          </table:table-cell>
          <table:table-cell table:number-columns-repeated="16377"/>
        </table:table-row>
        <table:table-row table:style-name="ro5">
          <table:table-cell office:value-type="string" table:style-name="ce82">
            <text:p>Ceuta</text:p>
          </table:table-cell>
          <table:table-cell office:value-type="float" office:value="9201" table:style-name="ce79">
            <text:p>9.201</text:p>
          </table:table-cell>
          <table:table-cell office:value-type="float" office:value="3242" table:style-name="ce79">
            <text:p>3.242</text:p>
          </table:table-cell>
          <table:table-cell office:value-type="percentage" office:value="0.35235300510814044" table:style-name="ce80">
            <text:p>35,2%</text:p>
          </table:table-cell>
          <table:table-cell office:value-type="float" office:value="2272" table:style-name="ce79">
            <text:p>2.272</text:p>
          </table:table-cell>
          <table:table-cell office:value-type="percentage" office:value="0.24692968155635256" table:style-name="ce80">
            <text:p>24,7%</text:p>
          </table:table-cell>
          <table:table-cell office:value-type="date" office:date-value="2022-08-17T00:00:00" table:style-name="ce81">
            <text:p>17/08/2022</text:p>
          </table:table-cell>
          <table:table-cell table:number-columns-repeated="16377"/>
        </table:table-row>
        <table:table-row table:style-name="ro5">
          <table:table-cell office:value-type="string" table:style-name="ce82">
            <text:p>Melilla</text:p>
          </table:table-cell>
          <table:table-cell office:value-type="float" office:value="11074" table:style-name="ce79">
            <text:p>11.074</text:p>
          </table:table-cell>
          <table:table-cell office:value-type="float" office:value="3654" table:style-name="ce79">
            <text:p>3.654</text:p>
          </table:table-cell>
          <table:table-cell office:value-type="percentage" office:value="0.32996207332490518" table:style-name="ce80">
            <text:p>33,0%</text:p>
          </table:table-cell>
          <table:table-cell office:value-type="float" office:value="2186" table:style-name="ce79">
            <text:p>2.186</text:p>
          </table:table-cell>
          <table:table-cell office:value-type="percentage" office:value="0.19739931370778399" table:style-name="ce80">
            <text:p>19,7%</text:p>
          </table:table-cell>
          <table:table-cell office:value-type="date" office:date-value="2022-08-17T00:00:00" table:style-name="ce81">
            <text:p>17/08/2022</text:p>
          </table:table-cell>
          <table:table-cell table:number-columns-repeated="16377"/>
        </table:table-row>
        <table:table-row table:style-name="ro5">
          <table:table-cell office:value-type="string" table:style-name="ce83">
            <text:p>Min. Defensa</text:p>
          </table:table-cell>
          <table:table-cell office:value-type="string" table:style-name="ce79">
            <text:p>-</text:p>
          </table:table-cell>
          <table:table-cell office:value-type="float" office:value="0" table:style-name="ce79">
            <text:p>0</text:p>
          </table:table-cell>
          <table:table-cell office:value-type="string" table:style-name="ce80">
            <text:p>-</text:p>
          </table:table-cell>
          <table:table-cell office:value-type="float" office:value="0" table:style-name="ce79">
            <text:p>0</text:p>
          </table:table-cell>
          <table:table-cell office:value-type="string" table:style-name="ce80">
            <text:p>-</text:p>
          </table:table-cell>
          <table:table-cell office:value-type="date" office:date-value="2022-08-01T00:00:00" table:style-name="ce81">
            <text:p>01/08/2022</text:p>
          </table:table-cell>
          <table:table-cell table:number-columns-repeated="16377"/>
        </table:table-row>
        <table:table-row table:style-name="ro5">
          <table:table-cell office:value-type="string" table:style-name="ce84">
            <text:p>Sanidad Exterior</text:p>
          </table:table-cell>
          <table:table-cell office:value-type="string" table:style-name="ce79">
            <text:p>-</text:p>
          </table:table-cell>
          <table:table-cell office:value-type="float" office:value="0" table:style-name="ce79">
            <text:p>0</text:p>
          </table:table-cell>
          <table:table-cell office:value-type="string" table:style-name="ce80">
            <text:p>-</text:p>
          </table:table-cell>
          <table:table-cell office:value-type="float" office:value="0" table:style-name="ce79">
            <text:p>0</text:p>
          </table:table-cell>
          <table:table-cell office:value-type="string" table:style-name="ce80">
            <text:p>-</text:p>
          </table:table-cell>
          <table:table-cell office:value-type="date" office:date-value="2022-08-16T00:00:00" table:style-name="ce81">
            <text:p>16/08/2022</text:p>
          </table:table-cell>
          <table:table-cell table:number-columns-repeated="16377"/>
        </table:table-row>
        <table:table-row table:style-name="ro5">
          <table:table-cell office:value-type="string" table:style-name="ce85">
            <text:p>Totales</text:p>
          </table:table-cell>
          <table:table-cell office:value-type="float" office:value="3815164" table:style-name="ce86">
            <text:p>3.815.164</text:p>
          </table:table-cell>
          <table:table-cell office:value-type="float" office:value="2114002" table:style-name="ce86">
            <text:p>2.114.002</text:p>
          </table:table-cell>
          <table:table-cell office:value-type="percentage" office:value="0.55410514462812088" table:style-name="ce87">
            <text:p>55,4%</text:p>
          </table:table-cell>
          <table:table-cell office:value-type="float" office:value="1733721" table:style-name="ce86">
            <text:p>1.733.721</text:p>
          </table:table-cell>
          <table:table-cell office:value-type="percentage" office:value="0.45442895770666741" table:style-name="ce87">
            <text:p>45,4%</text:p>
          </table:table-cell>
          <table:table-cell table:style-name="ce86"/>
          <table:table-cell table:number-columns-repeated="16377"/>
        </table:table-row>
        <table:table-row table:number-rows-repeated="1048553" table:style-name="ro5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put_Resultado" table:style-name="ta2">
        <table:table-source xlink:href="file:///C:/Users/mmartingarc/AppData/Local/Microsoft/Windows/INetCache/Content.Outlook/SWPGEOVN/20210611_Plan%20Táctico_PROv10.4%20-%20Base-%20Trabajo%20-%202DAZvariable60+%20-%20copia.xlsm" table:table-name="Input_Resultado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4" table:style-name="ta2">
        <table:table-source xlink:href="file:///C:/Users/mmartingarc/AppData/Local/Microsoft/Windows/INetCache/Content.Outlook/SWPGEOVN/20210611_Plan%20Táctico_PROv10.4%20-%20Base-%20Trabajo%20-%202DAZvariable60+%20-%20copia.xlsm" table:table-name="Tabla_Resultados_PPT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4" table:style-name="ta2">
        <table:table-source xlink:href="file:///C:/Users/mmartingarc/AppData/Local/Microsoft/Windows/INetCache/Content.Outlook/SWPGEOVN/20210611_Plan%20Táctico_PROv10.4%20-%20Base-%20Trabajo%20-%202DAZvariable60+%20-%20copia.xlsm" table:table-name="Coberturas_Inf_Diario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4" table:style-name="ta2">
        <table:table-source xlink:href="file:///C:/Users/mmartingarc/AppData/Local/Microsoft/Windows/INetCache/Content.Outlook/SWPGEOVN/20210611_Plan%20Táctico_PROv10.4%20-%20Base-%20Trabajo%20-%202DAZvariable60+%20-%20copia.xlsm" table:table-name="Datos_G_P_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Gantt_Dosis" table:style-name="ta2">
        <table:table-source xlink:href="file:///C:/Users/mmartingarc/AppData/Local/Microsoft/Windows/INetCache/Content.Outlook/SWPGEOVN/20210611_Plan%20Táctico_PROv10.4%20-%20Base-%20Trabajo%20-%202DAZvariable60+%20-%20copia.xlsm" table:table-name="Gantt_Dosi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odeloPre" table:style-name="ta2">
        <table:table-source xlink:href="file:///C:/Users/mmartingarc/AppData/Local/Microsoft/Windows/INetCache/Content.Outlook/SWPGEOVN/20210611_Plan%20Táctico_PROv10.4%20-%20Base-%20Trabajo%20-%202DAZvariable60+%20-%20copia.xlsm" table:table-name="ModeloPre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odeloB" table:style-name="ta2">
        <table:table-source xlink:href="file:///C:/Users/mmartingarc/AppData/Local/Microsoft/Windows/INetCache/Content.Outlook/SWPGEOVN/20210611_Plan%20Táctico_PROv10.4%20-%20Base-%20Trabajo%20-%202DAZvariable60+%20-%20copia.xlsm" table:table-name="ModeloB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4" table:style-name="ta2">
        <table:table-source xlink:href="file:///C:/Users/mmartingarc/AppData/Local/Microsoft/Windows/INetCache/Content.Outlook/SWPGEOVN/20210611_Plan%20Táctico_PROv10.4%20-%20Base-%20Trabajo%20-%202DAZvariable60+%20-%20copia.xlsm" table:table-name="Capacidad_Operativa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4" table:style-name="ta2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Real" table:style-name="ta2">
        <table:table-source xlink:href="file:///C:/Users/mmartingarc/AppData/Local/Microsoft/Windows/INetCache/Content.Outlook/SWPGEOVN/20210611_Plan%20Táctico_PROv10.4%20-%20Base-%20Trabajo%20-%202DAZvariable60+%20-%20copia.xlsm" table:table-name="Analisis_Real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4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x_CA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4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Reales_x_CA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4" table:style-name="ta2">
        <table:table-source xlink:href="file:///C:/Users/mmartingarc/AppData/Local/Microsoft/Windows/INetCache/Content.Outlook/SWPGEOVN/20210611_Plan%20Táctico_PROv10.4%20-%20Base-%20Trabajo%20-%202DAZvariable60+%20-%20copia.xlsm" table:table-name="BB_DD_Ent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4" table:style-name="ta2">
        <table:table-source xlink:href="file:///C:/Users/mmartingarc/AppData/Local/Microsoft/Windows/INetCache/Content.Outlook/SWPGEOVN/20210611_Plan%20Táctico_PROv10.4%20-%20Base-%20Trabajo%20-%202DAZvariable60+%20-%20copia.xlsm" table:table-name="INFORME_CC_AA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4" table:style-name="ta2">
        <table:table-source xlink:href="file:///C:/Users/mmartingarc/AppData/Local/Microsoft/Windows/INetCache/Content.Outlook/SWPGEOVN/20210611_Plan%20Táctico_PROv10.4%20-%20Base-%20Trabajo%20-%202DAZvariable60+%20-%20copia.xlsm" table:table-name="COM_CCAA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4" table:style-name="ta2">
        <table:table-source xlink:href="file:///C:/Users/mmartingarc/AppData/Local/Microsoft/Windows/INetCache/Content.Outlook/SWPGEOVN/20210611_Plan%20Táctico_PROv10.4%20-%20Base-%20Trabajo%20-%202DAZvariable60+%20-%20copia.xlsm" table:table-name="Asignación_vacunas_CCAA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4" table:style-name="ta2">
        <table:table-source xlink:href="file:///C:/Users/mmartingarc/AppData/Local/Microsoft/Windows/INetCache/Content.Outlook/SWPGEOVN/20210611_Plan%20Táctico_PROv10.4%20-%20Base-%20Trabajo%20-%202DAZvariable60+%20-%20copia.xlsm" table:table-name="Población_Real_CCAA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4" table:style-name="ta2">
        <table:table-source xlink:href="file:///C:/Users/mmartingarc/AppData/Local/Microsoft/Windows/INetCache/Content.Outlook/SWPGEOVN/20210611_Plan%20Táctico_PROv10.4%20-%20Base-%20Trabajo%20-%202DAZvariable60+%20-%20copia.xlsm" table:table-name="Poblacion_x_CA_x_INE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4" table:style-name="ta2">
        <table:table-source xlink:href="file:///C:/Users/mmartingarc/AppData/Local/Microsoft/Windows/INetCache/Content.Outlook/SWPGEOVN/20210611_Plan%20Táctico_PROv10.4%20-%20Base-%20Trabajo%20-%202DAZvariable60+%20-%20copia.xlsm" table:table-name="Población_INE_año_x_año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4" table:style-name="ta2">
        <table:table-source xlink:href="file:///C:/Users/mmartingarc/AppData/Local/Microsoft/Windows/INetCache/Content.Outlook/SWPGEOVN/20210611_Plan%20Táctico_PROv10.4%20-%20Base-%20Trabajo%20-%202DAZvariable60+%20-%20copia.xlsm" table:table-name="Para_PPT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4" table:style-name="ta2">
        <table:table-source xlink:href="file:///C:/Users/mmartingarc/AppData/Local/Microsoft/Windows/INetCache/Content.Outlook/SWPGEOVN/20210611_Plan%20Táctico_PROv10.4%20-%20Base-%20Trabajo%20-%202DAZvariable60+%20-%20copia.xlsm" table:table-name="CONFIG_ESC_22_MARZO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4" table:style-name="ta2">
        <table:table-source xlink:href="file:///C:/Users/mmartingarc/AppData/Local/Microsoft/Windows/INetCache/Content.Outlook/SWPGEOVN/20210611_Plan%20Táctico_PROv10.4%20-%20Base-%20Trabajo%20-%202DAZvariable60+%20-%20copia.xlsm" table:table-name="MASTER_CONFIG_21_ABR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4" table:style-name="ta2">
        <table:table-source xlink:href="file:///C:/Users/mmartingarc/AppData/Local/Microsoft/Windows/INetCache/Content.Outlook/SWPGEOVN/20210611_Plan%20Táctico_PROv10.4%20-%20Base-%20Trabajo%20-%202DAZvariable60+%20-%20copia.xlsm" table:table-name="MASTER_CONFIGURACIONES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E4" table:style-name="ta2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E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4" table:style-name="ta2">
        <table:table-source xlink:href="file:///C:/Users/mmartingarc/AppData/Local/Microsoft/Windows/INetCache/Content.Outlook/SWPGEOVN/20210611_Plan%20Táctico_PROv10.4%20-%20Base-%20Trabajo%20-%202DAZvariable60+%20-%20copia.xlsm" table:table-name="Previsión_31MAR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4" table:style-name="ta2">
        <table:table-source xlink:href="file:///C:/Users/mmartingarc/AppData/Local/Microsoft/Windows/INetCache/Content.Outlook/SWPGEOVN/20210611_Plan%20Táctico_PROv10.4%20-%20Base-%20Trabajo%20-%202DAZvariable60+%20-%20copia.xlsm" table:table-name="Listado_CCAA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4" table:style-name="ta2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4" table:style-name="ta2">
        <table:table-source xlink:href="file:///C:/Users/mmartingarc/AppData/Local/Microsoft/Windows/INetCache/Content.Outlook/SWPGEOVN/20210611_Plan%20Táctico_PROv10.4%20-%20Base-%20Trabajo%20-%202DAZvariable60+%20-%20copia.xlsm" table:table-name="MASTER_RESULTADOS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4" table:style-name="ta2">
        <table:table-source xlink:href="file:///C:/Users/mmartingarc/AppData/Local/Microsoft/Windows/INetCache/Content.Outlook/SWPGEOVN/20210611_Plan%20Táctico_PROv10.4%20-%20Base-%20Trabajo%20-%202DAZvariable60+%20-%20copia.xlsm" table:table-name="Reporte_x_semana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4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4_Prox_Sem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Gantt_Vac" table:style-name="ta2">
        <table:table-source xlink:href="file:///C:/Users/mmartingarc/AppData/Local/Microsoft/Windows/INetCache/Content.Outlook/SWPGEOVN/20210611_Plan%20Táctico_PROv10.4%20-%20Base-%20Trabajo%20-%202DAZvariable60+%20-%20copia.xlsm" table:table-name="Gantt_Vac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4" table:style-name="ta2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Hoja4" table:style-name="ta2">
        <table:table-source xlink:href="file:///C:/Users/mmartingarc/AppData/Local/Microsoft/Windows/INetCache/Content.Outlook/SWPGEOVN/20210611_Plan%20Táctico_PROv10.4%20-%20Base-%20Trabajo%20-%202DAZvariable60+%20-%20copia.xlsm" table:table-name="Hoja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4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reales4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4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GLOBAL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4" table:style-name="ta2">
        <table:table-source xlink:href="file:///C:/Users/mmartingarc/AppData/Local/Microsoft/Windows/INetCache/Content.Outlook/SWPGEOVN/20210611_Plan%20Táctico_PROv10.4%20-%20Base-%20Trabajo%20-%202DAZvariable60+%20-%20copia.xlsm" table:table-name="1_vs_2_Dosis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4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Pfizer_-_noPC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4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Pfizer_-_PC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4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2_Pfizer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4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2_Pfizer_-_D1_AZ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4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Moderna_-_noPC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4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Moderna_-_PC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4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2_Moderna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4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AZ_-_no_PC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4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AZ_-_PC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4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2_AZ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4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Janssen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4" table:style-name="ta2">
        <table:table-source xlink:href="file:///C:/Users/mmartingarc/AppData/Local/Microsoft/Windows/INetCache/Content.Outlook/SWPGEOVN/20210611_Plan%20Táctico_PROv10.4%20-%20Base-%20Trabajo%20-%202DAZvariable60+%20-%20copia.xlsm" table:table-name="Vacunas_Compradas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4" table:style-name="ta2">
        <table:table-source xlink:href="file:///C:/Users/mmartingarc/AppData/Local/Microsoft/Windows/INetCache/Content.Outlook/SWPGEOVN/20210611_Plan%20Táctico_PROv10.4%20-%20Base-%20Trabajo%20-%202DAZvariable60+%20-%20copia.xlsm" table:table-name="Tabla_Población-Vacunas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4" table:style-name="ta2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4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4" table:style-name="ta2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4" table:style-name="ta2">
        <table:table-source xlink:href="file:///C:/Users/mmartingarc/AppData/Local/Microsoft/Windows/INetCache/Content.Outlook/SWPGEOVN/20210611_Plan%20Táctico_PROv10.4%20-%20Base-%20Trabajo%20-%202DAZvariable60+%20-%20copia.xlsm" table:table-name="tabla_Antonio_B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4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Pfizer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4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Moderna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" table:style-name="ta2">
        <table:table-source xlink:href="file:///C:/Users/mmartingarc/AppData/Local/Microsoft/Windows/INetCache/Content.Outlook/SWPGEOVN/20210611_Plan%20Táctico_PROv10.4%20-%20Base-%20Trabajo%20-%202DAZvariable60+%20-%20copia.xlsm" table:table-name="Tabla_Resultados_PPT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" table:style-name="ta2">
        <table:table-source xlink:href="file:///C:/Users/mmartingarc/AppData/Local/Microsoft/Windows/INetCache/Content.Outlook/SWPGEOVN/20210611_Plan%20Táctico_PROv10.4%20-%20Base-%20Trabajo%20-%202DAZvariable60+%20-%20copia.xlsm" table:table-name="Coberturas_Inf_Diario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" table:style-name="ta2">
        <table:table-source xlink:href="file:///C:/Users/mmartingarc/AppData/Local/Microsoft/Windows/INetCache/Content.Outlook/SWPGEOVN/20210611_Plan%20Táctico_PROv10.4%20-%20Base-%20Trabajo%20-%202DAZvariable60+%20-%20copia.xlsm" table:table-name="Datos_G_P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" table:style-name="ta2">
        <table:table-source xlink:href="file:///C:/Users/mmartingarc/AppData/Local/Microsoft/Windows/INetCache/Content.Outlook/SWPGEOVN/20210611_Plan%20Táctico_PROv10.4%20-%20Base-%20Trabajo%20-%202DAZvariable60+%20-%20copia.xlsm" table:table-name="Capacidad_Operativ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" table:style-name="ta2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x_C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Reales_x_C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" table:style-name="ta2">
        <table:table-source xlink:href="file:///C:/Users/mmartingarc/AppData/Local/Microsoft/Windows/INetCache/Content.Outlook/SWPGEOVN/20210611_Plan%20Táctico_PROv10.4%20-%20Base-%20Trabajo%20-%202DAZvariable60+%20-%20copia.xlsm" table:table-name="BB_DD_Ent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" table:style-name="ta2">
        <table:table-source xlink:href="file:///C:/Users/mmartingarc/AppData/Local/Microsoft/Windows/INetCache/Content.Outlook/SWPGEOVN/20210611_Plan%20Táctico_PROv10.4%20-%20Base-%20Trabajo%20-%202DAZvariable60+%20-%20copia.xlsm" table:table-name="INFORME_CC_A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" table:style-name="ta2">
        <table:table-source xlink:href="file:///C:/Users/mmartingarc/AppData/Local/Microsoft/Windows/INetCache/Content.Outlook/SWPGEOVN/20210611_Plan%20Táctico_PROv10.4%20-%20Base-%20Trabajo%20-%202DAZvariable60+%20-%20copia.xlsm" table:table-name="COM_CCA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" table:style-name="ta2">
        <table:table-source xlink:href="file:///C:/Users/mmartingarc/AppData/Local/Microsoft/Windows/INetCache/Content.Outlook/SWPGEOVN/20210611_Plan%20Táctico_PROv10.4%20-%20Base-%20Trabajo%20-%202DAZvariable60+%20-%20copia.xlsm" table:table-name="Asignación_vacunas_CCA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" table:style-name="ta2">
        <table:table-source xlink:href="file:///C:/Users/mmartingarc/AppData/Local/Microsoft/Windows/INetCache/Content.Outlook/SWPGEOVN/20210611_Plan%20Táctico_PROv10.4%20-%20Base-%20Trabajo%20-%202DAZvariable60+%20-%20copia.xlsm" table:table-name="Población_Real_CCA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" table:style-name="ta2">
        <table:table-source xlink:href="file:///C:/Users/mmartingarc/AppData/Local/Microsoft/Windows/INetCache/Content.Outlook/SWPGEOVN/20210611_Plan%20Táctico_PROv10.4%20-%20Base-%20Trabajo%20-%202DAZvariable60+%20-%20copia.xlsm" table:table-name="Poblacion_x_CA_x_INE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" table:style-name="ta2">
        <table:table-source xlink:href="file:///C:/Users/mmartingarc/AppData/Local/Microsoft/Windows/INetCache/Content.Outlook/SWPGEOVN/20210611_Plan%20Táctico_PROv10.4%20-%20Base-%20Trabajo%20-%202DAZvariable60+%20-%20copia.xlsm" table:table-name="Población_INE_año_x_año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" table:style-name="ta2">
        <table:table-source xlink:href="file:///C:/Users/mmartingarc/AppData/Local/Microsoft/Windows/INetCache/Content.Outlook/SWPGEOVN/20210611_Plan%20Táctico_PROv10.4%20-%20Base-%20Trabajo%20-%202DAZvariable60+%20-%20copia.xlsm" table:table-name="Para_PPT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" table:style-name="ta2">
        <table:table-source xlink:href="file:///C:/Users/mmartingarc/AppData/Local/Microsoft/Windows/INetCache/Content.Outlook/SWPGEOVN/20210611_Plan%20Táctico_PROv10.4%20-%20Base-%20Trabajo%20-%202DAZvariable60+%20-%20copia.xlsm" table:table-name="CONFIG_ESC_22_MARZO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" table:style-name="ta2">
        <table:table-source xlink:href="file:///C:/Users/mmartingarc/AppData/Local/Microsoft/Windows/INetCache/Content.Outlook/SWPGEOVN/20210611_Plan%20Táctico_PROv10.4%20-%20Base-%20Trabajo%20-%202DAZvariable60+%20-%20copia.xlsm" table:table-name="MASTER_CONFIG_21_ABR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" table:style-name="ta2">
        <table:table-source xlink:href="file:///C:/Users/mmartingarc/AppData/Local/Microsoft/Windows/INetCache/Content.Outlook/SWPGEOVN/20210611_Plan%20Táctico_PROv10.4%20-%20Base-%20Trabajo%20-%202DAZvariable60+%20-%20copia.xlsm" table:table-name="MASTER_CONFIGURACIONE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EG" table:style-name="ta2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EG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" table:style-name="ta2">
        <table:table-source xlink:href="file:///C:/Users/mmartingarc/AppData/Local/Microsoft/Windows/INetCache/Content.Outlook/SWPGEOVN/20210611_Plan%20Táctico_PROv10.4%20-%20Base-%20Trabajo%20-%202DAZvariable60+%20-%20copia.xlsm" table:table-name="Previsión_31MAR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" table:style-name="ta2">
        <table:table-source xlink:href="file:///C:/Users/mmartingarc/AppData/Local/Microsoft/Windows/INetCache/Content.Outlook/SWPGEOVN/20210611_Plan%20Táctico_PROv10.4%20-%20Base-%20Trabajo%20-%202DAZvariable60+%20-%20copia.xlsm" table:table-name="Listado_CCA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" table:style-name="ta2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" table:style-name="ta2">
        <table:table-source xlink:href="file:///C:/Users/mmartingarc/AppData/Local/Microsoft/Windows/INetCache/Content.Outlook/SWPGEOVN/20210611_Plan%20Táctico_PROv10.4%20-%20Base-%20Trabajo%20-%202DAZvariable60+%20-%20copia.xlsm" table:table-name="MASTER_RESULTADO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" table:style-name="ta2">
        <table:table-source xlink:href="file:///C:/Users/mmartingarc/AppData/Local/Microsoft/Windows/INetCache/Content.Outlook/SWPGEOVN/20210611_Plan%20Táctico_PROv10.4%20-%20Base-%20Trabajo%20-%202DAZvariable60+%20-%20copia.xlsm" table:table-name="Reporte_x_seman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4_Prox_Sem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" table:style-name="ta2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reales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office:value-type="float" office:value="103350"/>
          <table:table-cell office:value-type="float" office:value="41900"/>
          <table:table-cell office:value-type="float" office:value="35100"/>
          <table:table-cell office:value-type="float" office:value="79560"/>
          <table:table-cell office:value-type="float" office:value="140050"/>
          <table:table-cell office:value-type="float" office:value="114880"/>
          <table:table-cell office:value-type="float" office:value="163300"/>
          <table:table-cell office:value-type="float" office:value="130600"/>
          <table:table-cell office:value-type="float" office:value="14162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12015"/>
          <table:table-cell office:value-type="float" office:value="11700"/>
          <table:table-cell office:value-type="float" office:value="12900"/>
          <table:table-cell office:value-type="float" office:value="5850"/>
          <table:table-cell office:value-type="float" office:value="14040"/>
          <table:table-cell office:value-type="float" office:value="23370"/>
          <table:table-cell office:value-type="float" office:value="19170"/>
          <table:table-cell office:value-type="float" office:value="26110"/>
          <table:table-cell office:value-type="float" office:value="22680"/>
          <table:table-cell office:value-type="float" office:value="2765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12020"/>
          <table:table-cell office:value-type="float" office:value="11700"/>
          <table:table-cell office:value-type="float" office:value="12900"/>
          <table:table-cell office:value-type="float" office:value="8775"/>
          <table:table-cell office:value-type="float" office:value="14040"/>
          <table:table-cell office:value-type="float" office:value="21000"/>
          <table:table-cell office:value-type="float" office:value="18840"/>
          <table:table-cell office:value-type="float" office:value="22440"/>
          <table:table-cell office:value-type="float" office:value="20440"/>
          <table:table-cell office:value-type="float" office:value="2418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6990"/>
          <table:table-cell office:value-type="float" office:value="5850"/>
          <table:table-cell office:value-type="float" office:value="6450"/>
          <table:table-cell office:value-type="float" office:value="3900"/>
          <table:table-cell office:value-type="float" office:value="7020"/>
          <table:table-cell office:value-type="float" office:value="13250"/>
          <table:table-cell office:value-type="float" office:value="12520"/>
          <table:table-cell office:value-type="float" office:value="16620"/>
          <table:table-cell office:value-type="float" office:value="10320"/>
          <table:table-cell office:value-type="float" office:value="1826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14010"/>
          <table:table-cell office:value-type="float" office:value="27300"/>
          <table:table-cell office:value-type="float" office:value="1300"/>
          <table:table-cell office:value-type="float" office:value="7800"/>
          <table:table-cell office:value-type="float" office:value="15210"/>
          <table:table-cell office:value-type="float" office:value="29810"/>
          <table:table-cell office:value-type="float" office:value="24340"/>
          <table:table-cell office:value-type="float" office:value="35450"/>
          <table:table-cell office:value-type="float" office:value="26020"/>
          <table:table-cell office:value-type="float" office:value="3532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6000"/>
          <table:table-cell office:value-type="float" office:value="5850"/>
          <table:table-cell office:value-type="float" office:value="6350"/>
          <table:table-cell office:value-type="float" office:value="2925"/>
          <table:table-cell office:value-type="float" office:value="7020"/>
          <table:table-cell office:value-type="float" office:value="10650"/>
          <table:table-cell office:value-type="float" office:value="8550"/>
          <table:table-cell office:value-type="float" office:value="12990"/>
          <table:table-cell office:value-type="float" office:value="11190"/>
          <table:table-cell office:value-type="float" office:value="1142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18000"/>
          <table:table-cell office:value-type="float" office:value="17550"/>
          <table:table-cell office:value-type="float" office:value="19250"/>
          <table:table-cell office:value-type="float" office:value="8775"/>
          <table:table-cell office:value-type="float" office:value="21060"/>
          <table:table-cell office:value-type="float" office:value="34520"/>
          <table:table-cell office:value-type="float" office:value="28420"/>
          <table:table-cell office:value-type="float" office:value="40200"/>
          <table:table-cell office:value-type="float" office:value="32800"/>
          <table:table-cell office:value-type="float" office:value="3900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26040"/>
          <table:table-cell office:value-type="float" office:value="28275"/>
          <table:table-cell office:value-type="float" office:value="24925"/>
          <table:table-cell office:value-type="float" office:value="16575"/>
          <table:table-cell office:value-type="float" office:value="28080"/>
          <table:table-cell office:value-type="float" office:value="48880"/>
          <table:table-cell office:value-type="float" office:value="39380"/>
          <table:table-cell office:value-type="float" office:value="53630"/>
          <table:table-cell office:value-type="float" office:value="48900"/>
          <table:table-cell office:value-type="float" office:value="5681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61070"/>
          <table:table-cell office:value-type="float" office:value="59475"/>
          <table:table-cell office:value-type="float" office:value="65275"/>
          <table:table-cell office:value-type="float" office:value="31200"/>
          <table:table-cell office:value-type="float" office:value="69030"/>
          <table:table-cell office:value-type="float" office:value="122920"/>
          <table:table-cell office:value-type="float" office:value="101150"/>
          <table:table-cell office:value-type="float" office:value="143660"/>
          <table:table-cell office:value-type="float" office:value="112730"/>
          <table:table-cell office:value-type="float" office:value="13993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1005"/>
          <table:table-cell office:value-type="float" office:value="0"/>
          <table:table-cell office:value-type="float" office:value="200"/>
          <table:table-cell office:value-type="float" office:value="975"/>
          <table:table-cell office:value-type="float" office:value="0"/>
          <table:table-cell office:value-type="float" office:value="600"/>
          <table:table-cell office:value-type="float" office:value="2740"/>
          <table:table-cell office:value-type="float" office:value="700"/>
          <table:table-cell office:value-type="float" office:value="200"/>
          <table:table-cell office:value-type="float" office:value="187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31000"/>
          <table:table-cell office:value-type="float" office:value="30225"/>
          <table:table-cell office:value-type="float" office:value="33125"/>
          <table:table-cell office:value-type="float" office:value="17550"/>
          <table:table-cell office:value-type="float" office:value="33930"/>
          <table:table-cell office:value-type="float" office:value="66160"/>
          <table:table-cell office:value-type="float" office:value="55490"/>
          <table:table-cell office:value-type="float" office:value="81480"/>
          <table:table-cell office:value-type="float" office:value="56950"/>
          <table:table-cell office:value-type="float" office:value="9115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11000"/>
          <table:table-cell office:value-type="float" office:value="21450"/>
          <table:table-cell office:value-type="float" office:value="1000"/>
          <table:table-cell office:value-type="float" office:value="6825"/>
          <table:table-cell office:value-type="float" office:value="11700"/>
          <table:table-cell office:value-type="float" office:value="20400"/>
          <table:table-cell office:value-type="float" office:value="16700"/>
          <table:table-cell office:value-type="float" office:value="22840"/>
          <table:table-cell office:value-type="float" office:value="19540"/>
          <table:table-cell office:value-type="float" office:value="2097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19030"/>
          <table:table-cell office:value-type="float" office:value="18525"/>
          <table:table-cell office:value-type="float" office:value="20325"/>
          <table:table-cell office:value-type="float" office:value="10725"/>
          <table:table-cell office:value-type="float" office:value="21060"/>
          <table:table-cell office:value-type="float" office:value="40060"/>
          <table:table-cell office:value-type="float" office:value="32690"/>
          <table:table-cell office:value-type="float" office:value="46870"/>
          <table:table-cell office:value-type="float" office:value="35840"/>
          <table:table-cell office:value-type="float" office:value="6389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50040"/>
          <table:table-cell office:value-type="float" office:value="48750"/>
          <table:table-cell office:value-type="float" office:value="53450"/>
          <table:table-cell office:value-type="float" office:value="24375"/>
          <table:table-cell office:value-type="float" office:value="56160"/>
          <table:table-cell office:value-type="float" office:value="101050"/>
          <table:table-cell office:value-type="float" office:value="84750"/>
          <table:table-cell office:value-type="float" office:value="121320"/>
          <table:table-cell office:value-type="float" office:value="91420"/>
          <table:table-cell office:value-type="float" office:value="11712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1005"/>
          <table:table-cell office:value-type="float" office:value="0"/>
          <table:table-cell office:value-type="float" office:value="200"/>
          <table:table-cell office:value-type="float" office:value="975"/>
          <table:table-cell office:value-type="float" office:value="0"/>
          <table:table-cell office:value-type="float" office:value="600"/>
          <table:table-cell office:value-type="float" office:value="1570"/>
          <table:table-cell office:value-type="float" office:value="700"/>
          <table:table-cell office:value-type="float" office:value="200"/>
          <table:table-cell office:value-type="float" office:value="187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13010"/>
          <table:table-cell office:value-type="float" office:value="12675"/>
          <table:table-cell office:value-type="float" office:value="13875"/>
          <table:table-cell office:value-type="float" office:value="6825"/>
          <table:table-cell office:value-type="float" office:value="14040"/>
          <table:table-cell office:value-type="float" office:value="25640"/>
          <table:table-cell office:value-type="float" office:value="21140"/>
          <table:table-cell office:value-type="float" office:value="28780"/>
          <table:table-cell office:value-type="float" office:value="24350"/>
          <table:table-cell office:value-type="float" office:value="2437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6000"/>
          <table:table-cell office:value-type="float" office:value="5850"/>
          <table:table-cell office:value-type="float" office:value="6350"/>
          <table:table-cell office:value-type="float" office:value="2925"/>
          <table:table-cell office:value-type="float" office:value="7020"/>
          <table:table-cell office:value-type="float" office:value="10950"/>
          <table:table-cell office:value-type="float" office:value="8950"/>
          <table:table-cell office:value-type="float" office:value="12420"/>
          <table:table-cell office:value-type="float" office:value="12360"/>
          <table:table-cell office:value-type="float" office:value="1202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16005"/>
          <table:table-cell office:value-type="float" office:value="15600"/>
          <table:table-cell office:value-type="float" office:value="17000"/>
          <table:table-cell office:value-type="float" office:value="8775"/>
          <table:table-cell office:value-type="float" office:value="18720"/>
          <table:table-cell office:value-type="float" office:value="31980"/>
          <table:table-cell office:value-type="float" office:value="26880"/>
          <table:table-cell office:value-type="float" office:value="38190"/>
          <table:table-cell office:value-type="float" office:value="29160"/>
          <table:table-cell office:value-type="float" office:value="4615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2990"/>
          <table:table-cell office:value-type="float" office:value="2925"/>
          <table:table-cell office:value-type="float" office:value="3125"/>
          <table:table-cell office:value-type="float" office:value="2925"/>
          <table:table-cell office:value-type="float" office:value="2340"/>
          <table:table-cell office:value-type="float" office:value="6010"/>
          <table:table-cell office:value-type="float" office:value="3840"/>
          <table:table-cell office:value-type="float" office:value="6110"/>
          <table:table-cell office:value-type="float" office:value="5980"/>
          <table:table-cell office:value-type="float" office:value="591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378300"/>
          <table:table-cell office:value-type="float" office:value="427050"/>
          <table:table-cell office:value-type="float" office:value="339900"/>
          <table:table-cell office:value-type="float" office:value="203775"/>
          <table:table-cell office:value-type="float" office:value="420030"/>
          <table:table-cell office:value-type="float" office:value="747900"/>
          <table:table-cell office:value-type="float" office:value="622000"/>
          <table:table-cell office:value-type="float" office:value="873810"/>
          <table:table-cell office:value-type="float" office:value="691680"/>
          <table:table-cell office:value-type="float" office:value="87951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 table:number-rows-repeated="1048554">
          <table:table-cell table:number-columns-repeated="16328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GLOBAL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" table:style-name="ta2">
        <table:table-source xlink:href="file:///C:/Users/mmartingarc/AppData/Local/Microsoft/Windows/INetCache/Content.Outlook/SWPGEOVN/20210611_Plan%20Táctico_PROv10.4%20-%20Base-%20Trabajo%20-%202DAZvariable60+%20-%20copia.xlsm" table:table-name="1_vs_2_Dosi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Pfizer_-_noPC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Pfizer_-_PC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2_Pfizer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2_Pfizer_-_D1_AZ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Moderna_-_noPC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Moderna_-_PC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2_Modern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AZ_-_no_PC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AZ_-_PC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2_AZ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Janssen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" table:style-name="ta2">
        <table:table-source xlink:href="file:///C:/Users/mmartingarc/AppData/Local/Microsoft/Windows/INetCache/Content.Outlook/SWPGEOVN/20210611_Plan%20Táctico_PROv10.4%20-%20Base-%20Trabajo%20-%202DAZvariable60+%20-%20copia.xlsm" table:table-name="Vacunas_Comprada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" table:style-name="ta2">
        <table:table-source xlink:href="file:///C:/Users/mmartingarc/AppData/Local/Microsoft/Windows/INetCache/Content.Outlook/SWPGEOVN/20210611_Plan%20Táctico_PROv10.4%20-%20Base-%20Trabajo%20-%202DAZvariable60+%20-%20copia.xlsm" table:table-name="Tabla_Población-Vacuna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" table:style-name="ta2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" table:style-name="ta2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" table:style-name="ta2">
        <table:table-source xlink:href="file:///C:/Users/mmartingarc/AppData/Local/Microsoft/Windows/INetCache/Content.Outlook/SWPGEOVN/20210611_Plan%20Táctico_PROv10.4%20-%20Base-%20Trabajo%20-%202DAZvariable60+%20-%20copia.xlsm" table:table-name="tabla_Antonio_B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Pfizer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Modern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1" table:style-name="ta2">
        <table:table-source xlink:href="file:///C:/Users/mmartingarc/AppData/Local/Microsoft/Windows/INetCache/Content.Outlook/SWPGEOVN/20210611_Plan%20Táctico_PROv10.4%20-%20Base-%20Trabajo%20-%202DAZvariable60+%20-%20copia.xlsm" table:table-name="Tabla_Resultados_PPT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1" table:style-name="ta2">
        <table:table-source xlink:href="file:///C:/Users/mmartingarc/AppData/Local/Microsoft/Windows/INetCache/Content.Outlook/SWPGEOVN/20210611_Plan%20Táctico_PROv10.4%20-%20Base-%20Trabajo%20-%202DAZvariable60+%20-%20copia.xlsm" table:table-name="Coberturas_Inf_Diario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1" table:style-name="ta2">
        <table:table-source xlink:href="file:///C:/Users/mmartingarc/AppData/Local/Microsoft/Windows/INetCache/Content.Outlook/SWPGEOVN/20210611_Plan%20Táctico_PROv10.4%20-%20Base-%20Trabajo%20-%202DAZvariable60+%20-%20copia.xlsm" table:table-name="Datos_G_P_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1" table:style-name="ta2">
        <table:table-source xlink:href="file:///C:/Users/mmartingarc/AppData/Local/Microsoft/Windows/INetCache/Content.Outlook/SWPGEOVN/20210611_Plan%20Táctico_PROv10.4%20-%20Base-%20Trabajo%20-%202DAZvariable60+%20-%20copia.xlsm" table:table-name="Capacidad_Operativa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1" table:style-name="ta2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1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x_CA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1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Reales_x_CA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1" table:style-name="ta2">
        <table:table-source xlink:href="file:///C:/Users/mmartingarc/AppData/Local/Microsoft/Windows/INetCache/Content.Outlook/SWPGEOVN/20210611_Plan%20Táctico_PROv10.4%20-%20Base-%20Trabajo%20-%202DAZvariable60+%20-%20copia.xlsm" table:table-name="BB_DD_Ent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1" table:style-name="ta2">
        <table:table-source xlink:href="file:///C:/Users/mmartingarc/AppData/Local/Microsoft/Windows/INetCache/Content.Outlook/SWPGEOVN/20210611_Plan%20Táctico_PROv10.4%20-%20Base-%20Trabajo%20-%202DAZvariable60+%20-%20copia.xlsm" table:table-name="INFORME_CC_AA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1" table:style-name="ta2">
        <table:table-source xlink:href="file:///C:/Users/mmartingarc/AppData/Local/Microsoft/Windows/INetCache/Content.Outlook/SWPGEOVN/20210611_Plan%20Táctico_PROv10.4%20-%20Base-%20Trabajo%20-%202DAZvariable60+%20-%20copia.xlsm" table:table-name="COM_CCAA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1" table:style-name="ta2">
        <table:table-source xlink:href="file:///C:/Users/mmartingarc/AppData/Local/Microsoft/Windows/INetCache/Content.Outlook/SWPGEOVN/20210611_Plan%20Táctico_PROv10.4%20-%20Base-%20Trabajo%20-%202DAZvariable60+%20-%20copia.xlsm" table:table-name="Asignación_vacunas_CCAA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1" table:style-name="ta2">
        <table:table-source xlink:href="file:///C:/Users/mmartingarc/AppData/Local/Microsoft/Windows/INetCache/Content.Outlook/SWPGEOVN/20210611_Plan%20Táctico_PROv10.4%20-%20Base-%20Trabajo%20-%202DAZvariable60+%20-%20copia.xlsm" table:table-name="Población_Real_CCAA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1" table:style-name="ta2">
        <table:table-source xlink:href="file:///C:/Users/mmartingarc/AppData/Local/Microsoft/Windows/INetCache/Content.Outlook/SWPGEOVN/20210611_Plan%20Táctico_PROv10.4%20-%20Base-%20Trabajo%20-%202DAZvariable60+%20-%20copia.xlsm" table:table-name="Poblacion_x_CA_x_INE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1" table:style-name="ta2">
        <table:table-source xlink:href="file:///C:/Users/mmartingarc/AppData/Local/Microsoft/Windows/INetCache/Content.Outlook/SWPGEOVN/20210611_Plan%20Táctico_PROv10.4%20-%20Base-%20Trabajo%20-%202DAZvariable60+%20-%20copia.xlsm" table:table-name="Población_INE_año_x_año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1" table:style-name="ta2">
        <table:table-source xlink:href="file:///C:/Users/mmartingarc/AppData/Local/Microsoft/Windows/INetCache/Content.Outlook/SWPGEOVN/20210611_Plan%20Táctico_PROv10.4%20-%20Base-%20Trabajo%20-%202DAZvariable60+%20-%20copia.xlsm" table:table-name="Para_PPT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1" table:style-name="ta2">
        <table:table-source xlink:href="file:///C:/Users/mmartingarc/AppData/Local/Microsoft/Windows/INetCache/Content.Outlook/SWPGEOVN/20210611_Plan%20Táctico_PROv10.4%20-%20Base-%20Trabajo%20-%202DAZvariable60+%20-%20copia.xlsm" table:table-name="CONFIG_ESC_22_MARZO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1" table:style-name="ta2">
        <table:table-source xlink:href="file:///C:/Users/mmartingarc/AppData/Local/Microsoft/Windows/INetCache/Content.Outlook/SWPGEOVN/20210611_Plan%20Táctico_PROv10.4%20-%20Base-%20Trabajo%20-%202DAZvariable60+%20-%20copia.xlsm" table:table-name="MASTER_CONFIG_21_ABR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1" table:style-name="ta2">
        <table:table-source xlink:href="file:///C:/Users/mmartingarc/AppData/Local/Microsoft/Windows/INetCache/Content.Outlook/SWPGEOVN/20210611_Plan%20Táctico_PROv10.4%20-%20Base-%20Trabajo%20-%202DAZvariable60+%20-%20copia.xlsm" table:table-name="MASTER_CONFIGURACIONES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E1" table:style-name="ta2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E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1" table:style-name="ta2">
        <table:table-source xlink:href="file:///C:/Users/mmartingarc/AppData/Local/Microsoft/Windows/INetCache/Content.Outlook/SWPGEOVN/20210611_Plan%20Táctico_PROv10.4%20-%20Base-%20Trabajo%20-%202DAZvariable60+%20-%20copia.xlsm" table:table-name="Previsión_31MAR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1" table:style-name="ta2">
        <table:table-source xlink:href="file:///C:/Users/mmartingarc/AppData/Local/Microsoft/Windows/INetCache/Content.Outlook/SWPGEOVN/20210611_Plan%20Táctico_PROv10.4%20-%20Base-%20Trabajo%20-%202DAZvariable60+%20-%20copia.xlsm" table:table-name="Listado_CCAA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1" table:style-name="ta2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1" table:style-name="ta2">
        <table:table-source xlink:href="file:///C:/Users/mmartingarc/AppData/Local/Microsoft/Windows/INetCache/Content.Outlook/SWPGEOVN/20210611_Plan%20Táctico_PROv10.4%20-%20Base-%20Trabajo%20-%202DAZvariable60+%20-%20copia.xlsm" table:table-name="MASTER_RESULTADOS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1" table:style-name="ta2">
        <table:table-source xlink:href="file:///C:/Users/mmartingarc/AppData/Local/Microsoft/Windows/INetCache/Content.Outlook/SWPGEOVN/20210611_Plan%20Táctico_PROv10.4%20-%20Base-%20Trabajo%20-%202DAZvariable60+%20-%20copia.xlsm" table:table-name="Reporte_x_semana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1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4_Prox_Sem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1" table:style-name="ta2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1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reales1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1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GLOBAL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1" table:style-name="ta2">
        <table:table-source xlink:href="file:///C:/Users/mmartingarc/AppData/Local/Microsoft/Windows/INetCache/Content.Outlook/SWPGEOVN/20210611_Plan%20Táctico_PROv10.4%20-%20Base-%20Trabajo%20-%202DAZvariable60+%20-%20copia.xlsm" table:table-name="1_vs_2_Dosis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1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Pfizer_-_noPC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1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Pfizer_-_PC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1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2_Pfizer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1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2_Pfizer_-_D1_AZ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1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Moderna_-_noPC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1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Moderna_-_PC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1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2_Moderna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1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AZ_-_no_PC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1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AZ_-_PC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1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2_AZ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1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Janssen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1" table:style-name="ta2">
        <table:table-source xlink:href="file:///C:/Users/mmartingarc/AppData/Local/Microsoft/Windows/INetCache/Content.Outlook/SWPGEOVN/20210611_Plan%20Táctico_PROv10.4%20-%20Base-%20Trabajo%20-%202DAZvariable60+%20-%20copia.xlsm" table:table-name="Vacunas_Compradas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1" table:style-name="ta2">
        <table:table-source xlink:href="file:///C:/Users/mmartingarc/AppData/Local/Microsoft/Windows/INetCache/Content.Outlook/SWPGEOVN/20210611_Plan%20Táctico_PROv10.4%20-%20Base-%20Trabajo%20-%202DAZvariable60+%20-%20copia.xlsm" table:table-name="Tabla_Población-Vacunas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1" table:style-name="ta2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1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1" table:style-name="ta2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1" table:style-name="ta2">
        <table:table-source xlink:href="file:///C:/Users/mmartingarc/AppData/Local/Microsoft/Windows/INetCache/Content.Outlook/SWPGEOVN/20210611_Plan%20Táctico_PROv10.4%20-%20Base-%20Trabajo%20-%202DAZvariable60+%20-%20copia.xlsm" table:table-name="tabla_Antonio_B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1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Pfizer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1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Moderna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2" table:style-name="ta2">
        <table:table-source xlink:href="file:///C:/Users/mmartingarc/AppData/Local/Microsoft/Windows/INetCache/Content.Outlook/SWPGEOVN/20210611_Plan%20Táctico_PROv10.4%20-%20Base-%20Trabajo%20-%202DAZvariable60+%20-%20copia.xlsm" table:table-name="Tabla_Resultados_PP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2" table:style-name="ta2">
        <table:table-source xlink:href="file:///C:/Users/mmartingarc/AppData/Local/Microsoft/Windows/INetCache/Content.Outlook/SWPGEOVN/20210611_Plan%20Táctico_PROv10.4%20-%20Base-%20Trabajo%20-%202DAZvariable60+%20-%20copia.xlsm" table:table-name="Coberturas_Inf_Diario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2" table:style-name="ta2">
        <table:table-source xlink:href="file:///C:/Users/mmartingarc/AppData/Local/Microsoft/Windows/INetCache/Content.Outlook/SWPGEOVN/20210611_Plan%20Táctico_PROv10.4%20-%20Base-%20Trabajo%20-%202DAZvariable60+%20-%20copia.xlsm" table:table-name="Datos_G_P_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2" table:style-name="ta2">
        <table:table-source xlink:href="file:///C:/Users/mmartingarc/AppData/Local/Microsoft/Windows/INetCache/Content.Outlook/SWPGEOVN/20210611_Plan%20Táctico_PROv10.4%20-%20Base-%20Trabajo%20-%202DAZvariable60+%20-%20copia.xlsm" table:table-name="Capacidad_Operativa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2" table:style-name="ta2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2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x_CA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2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Reales_x_CA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2" table:style-name="ta2">
        <table:table-source xlink:href="file:///C:/Users/mmartingarc/AppData/Local/Microsoft/Windows/INetCache/Content.Outlook/SWPGEOVN/20210611_Plan%20Táctico_PROv10.4%20-%20Base-%20Trabajo%20-%202DAZvariable60+%20-%20copia.xlsm" table:table-name="BB_DD_En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2" table:style-name="ta2">
        <table:table-source xlink:href="file:///C:/Users/mmartingarc/AppData/Local/Microsoft/Windows/INetCache/Content.Outlook/SWPGEOVN/20210611_Plan%20Táctico_PROv10.4%20-%20Base-%20Trabajo%20-%202DAZvariable60+%20-%20copia.xlsm" table:table-name="INFORME_CC_AA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2" table:style-name="ta2">
        <table:table-source xlink:href="file:///C:/Users/mmartingarc/AppData/Local/Microsoft/Windows/INetCache/Content.Outlook/SWPGEOVN/20210611_Plan%20Táctico_PROv10.4%20-%20Base-%20Trabajo%20-%202DAZvariable60+%20-%20copia.xlsm" table:table-name="COM_CCAA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2" table:style-name="ta2">
        <table:table-source xlink:href="file:///C:/Users/mmartingarc/AppData/Local/Microsoft/Windows/INetCache/Content.Outlook/SWPGEOVN/20210611_Plan%20Táctico_PROv10.4%20-%20Base-%20Trabajo%20-%202DAZvariable60+%20-%20copia.xlsm" table:table-name="Asignación_vacunas_CCAA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2" table:style-name="ta2">
        <table:table-source xlink:href="file:///C:/Users/mmartingarc/AppData/Local/Microsoft/Windows/INetCache/Content.Outlook/SWPGEOVN/20210611_Plan%20Táctico_PROv10.4%20-%20Base-%20Trabajo%20-%202DAZvariable60+%20-%20copia.xlsm" table:table-name="Población_Real_CCAA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2" table:style-name="ta2">
        <table:table-source xlink:href="file:///C:/Users/mmartingarc/AppData/Local/Microsoft/Windows/INetCache/Content.Outlook/SWPGEOVN/20210611_Plan%20Táctico_PROv10.4%20-%20Base-%20Trabajo%20-%202DAZvariable60+%20-%20copia.xlsm" table:table-name="Poblacion_x_CA_x_INE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2" table:style-name="ta2">
        <table:table-source xlink:href="file:///C:/Users/mmartingarc/AppData/Local/Microsoft/Windows/INetCache/Content.Outlook/SWPGEOVN/20210611_Plan%20Táctico_PROv10.4%20-%20Base-%20Trabajo%20-%202DAZvariable60+%20-%20copia.xlsm" table:table-name="Población_INE_año_x_año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2" table:style-name="ta2">
        <table:table-source xlink:href="file:///C:/Users/mmartingarc/AppData/Local/Microsoft/Windows/INetCache/Content.Outlook/SWPGEOVN/20210611_Plan%20Táctico_PROv10.4%20-%20Base-%20Trabajo%20-%202DAZvariable60+%20-%20copia.xlsm" table:table-name="Para_PP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2" table:style-name="ta2">
        <table:table-source xlink:href="file:///C:/Users/mmartingarc/AppData/Local/Microsoft/Windows/INetCache/Content.Outlook/SWPGEOVN/20210611_Plan%20Táctico_PROv10.4%20-%20Base-%20Trabajo%20-%202DAZvariable60+%20-%20copia.xlsm" table:table-name="CONFIG_ESC_22_MARZO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2" table:style-name="ta2">
        <table:table-source xlink:href="file:///C:/Users/mmartingarc/AppData/Local/Microsoft/Windows/INetCache/Content.Outlook/SWPGEOVN/20210611_Plan%20Táctico_PROv10.4%20-%20Base-%20Trabajo%20-%202DAZvariable60+%20-%20copia.xlsm" table:table-name="MASTER_CONFIG_21_ABR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2" table:style-name="ta2">
        <table:table-source xlink:href="file:///C:/Users/mmartingarc/AppData/Local/Microsoft/Windows/INetCache/Content.Outlook/SWPGEOVN/20210611_Plan%20Táctico_PROv10.4%20-%20Base-%20Trabajo%20-%202DAZvariable60+%20-%20copia.xlsm" table:table-name="MASTER_CONFIGURACIONES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E2" table:style-name="ta2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E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2" table:style-name="ta2">
        <table:table-source xlink:href="file:///C:/Users/mmartingarc/AppData/Local/Microsoft/Windows/INetCache/Content.Outlook/SWPGEOVN/20210611_Plan%20Táctico_PROv10.4%20-%20Base-%20Trabajo%20-%202DAZvariable60+%20-%20copia.xlsm" table:table-name="Previsión_31MAR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2" table:style-name="ta2">
        <table:table-source xlink:href="file:///C:/Users/mmartingarc/AppData/Local/Microsoft/Windows/INetCache/Content.Outlook/SWPGEOVN/20210611_Plan%20Táctico_PROv10.4%20-%20Base-%20Trabajo%20-%202DAZvariable60+%20-%20copia.xlsm" table:table-name="Listado_CCAA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2" table:style-name="ta2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2" table:style-name="ta2">
        <table:table-source xlink:href="file:///C:/Users/mmartingarc/AppData/Local/Microsoft/Windows/INetCache/Content.Outlook/SWPGEOVN/20210611_Plan%20Táctico_PROv10.4%20-%20Base-%20Trabajo%20-%202DAZvariable60+%20-%20copia.xlsm" table:table-name="MASTER_RESULTADOS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2" table:style-name="ta2">
        <table:table-source xlink:href="file:///C:/Users/mmartingarc/AppData/Local/Microsoft/Windows/INetCache/Content.Outlook/SWPGEOVN/20210611_Plan%20Táctico_PROv10.4%20-%20Base-%20Trabajo%20-%202DAZvariable60+%20-%20copia.xlsm" table:table-name="Reporte_x_semana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2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4_Prox_Sem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2" table:style-name="ta2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2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reales2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2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GLOBAL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2" table:style-name="ta2">
        <table:table-source xlink:href="file:///C:/Users/mmartingarc/AppData/Local/Microsoft/Windows/INetCache/Content.Outlook/SWPGEOVN/20210611_Plan%20Táctico_PROv10.4%20-%20Base-%20Trabajo%20-%202DAZvariable60+%20-%20copia.xlsm" table:table-name="1_vs_2_Dosis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2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Pfizer_-_noPC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2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Pfizer_-_PC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2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2_Pfizer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2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2_Pfizer_-_D1_AZ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2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Moderna_-_noPC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2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Moderna_-_PC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2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2_Moderna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2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AZ_-_no_PC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2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AZ_-_PC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2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2_AZ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2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Janssen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2" table:style-name="ta2">
        <table:table-source xlink:href="file:///C:/Users/mmartingarc/AppData/Local/Microsoft/Windows/INetCache/Content.Outlook/SWPGEOVN/20210611_Plan%20Táctico_PROv10.4%20-%20Base-%20Trabajo%20-%202DAZvariable60+%20-%20copia.xlsm" table:table-name="Vacunas_Compradas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2" table:style-name="ta2">
        <table:table-source xlink:href="file:///C:/Users/mmartingarc/AppData/Local/Microsoft/Windows/INetCache/Content.Outlook/SWPGEOVN/20210611_Plan%20Táctico_PROv10.4%20-%20Base-%20Trabajo%20-%202DAZvariable60+%20-%20copia.xlsm" table:table-name="Tabla_Población-Vacunas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2" table:style-name="ta2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2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2" table:style-name="ta2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2" table:style-name="ta2">
        <table:table-source xlink:href="file:///C:/Users/mmartingarc/AppData/Local/Microsoft/Windows/INetCache/Content.Outlook/SWPGEOVN/20210611_Plan%20Táctico_PROv10.4%20-%20Base-%20Trabajo%20-%202DAZvariable60+%20-%20copia.xlsm" table:table-name="tabla_Antonio_B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2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Pfizer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2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Moderna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3" table:style-name="ta2">
        <table:table-source xlink:href="file:///C:/Users/mmartingarc/AppData/Local/Microsoft/Windows/INetCache/Content.Outlook/SWPGEOVN/20210611_Plan%20Táctico_PROv10.4%20-%20Base-%20Trabajo%20-%202DAZvariable60+%20-%20copia.xlsm" table:table-name="Tabla_Resultados_PPT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3" table:style-name="ta2">
        <table:table-source xlink:href="file:///C:/Users/mmartingarc/AppData/Local/Microsoft/Windows/INetCache/Content.Outlook/SWPGEOVN/20210611_Plan%20Táctico_PROv10.4%20-%20Base-%20Trabajo%20-%202DAZvariable60+%20-%20copia.xlsm" table:table-name="Coberturas_Inf_Diario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3" table:style-name="ta2">
        <table:table-source xlink:href="file:///C:/Users/mmartingarc/AppData/Local/Microsoft/Windows/INetCache/Content.Outlook/SWPGEOVN/20210611_Plan%20Táctico_PROv10.4%20-%20Base-%20Trabajo%20-%202DAZvariable60+%20-%20copia.xlsm" table:table-name="Datos_G_P_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3" table:style-name="ta2">
        <table:table-source xlink:href="file:///C:/Users/mmartingarc/AppData/Local/Microsoft/Windows/INetCache/Content.Outlook/SWPGEOVN/20210611_Plan%20Táctico_PROv10.4%20-%20Base-%20Trabajo%20-%202DAZvariable60+%20-%20copia.xlsm" table:table-name="Capacidad_Operativa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3" table:style-name="ta2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3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x_CA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3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Reales_x_CA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3" table:style-name="ta2">
        <table:table-source xlink:href="file:///C:/Users/mmartingarc/AppData/Local/Microsoft/Windows/INetCache/Content.Outlook/SWPGEOVN/20210611_Plan%20Táctico_PROv10.4%20-%20Base-%20Trabajo%20-%202DAZvariable60+%20-%20copia.xlsm" table:table-name="BB_DD_Ent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3" table:style-name="ta2">
        <table:table-source xlink:href="file:///C:/Users/mmartingarc/AppData/Local/Microsoft/Windows/INetCache/Content.Outlook/SWPGEOVN/20210611_Plan%20Táctico_PROv10.4%20-%20Base-%20Trabajo%20-%202DAZvariable60+%20-%20copia.xlsm" table:table-name="INFORME_CC_AA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3" table:style-name="ta2">
        <table:table-source xlink:href="file:///C:/Users/mmartingarc/AppData/Local/Microsoft/Windows/INetCache/Content.Outlook/SWPGEOVN/20210611_Plan%20Táctico_PROv10.4%20-%20Base-%20Trabajo%20-%202DAZvariable60+%20-%20copia.xlsm" table:table-name="COM_CCAA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3" table:style-name="ta2">
        <table:table-source xlink:href="file:///C:/Users/mmartingarc/AppData/Local/Microsoft/Windows/INetCache/Content.Outlook/SWPGEOVN/20210611_Plan%20Táctico_PROv10.4%20-%20Base-%20Trabajo%20-%202DAZvariable60+%20-%20copia.xlsm" table:table-name="Asignación_vacunas_CCAA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3" table:style-name="ta2">
        <table:table-source xlink:href="file:///C:/Users/mmartingarc/AppData/Local/Microsoft/Windows/INetCache/Content.Outlook/SWPGEOVN/20210611_Plan%20Táctico_PROv10.4%20-%20Base-%20Trabajo%20-%202DAZvariable60+%20-%20copia.xlsm" table:table-name="Población_Real_CCAA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3" table:style-name="ta2">
        <table:table-source xlink:href="file:///C:/Users/mmartingarc/AppData/Local/Microsoft/Windows/INetCache/Content.Outlook/SWPGEOVN/20210611_Plan%20Táctico_PROv10.4%20-%20Base-%20Trabajo%20-%202DAZvariable60+%20-%20copia.xlsm" table:table-name="Poblacion_x_CA_x_INE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3" table:style-name="ta2">
        <table:table-source xlink:href="file:///C:/Users/mmartingarc/AppData/Local/Microsoft/Windows/INetCache/Content.Outlook/SWPGEOVN/20210611_Plan%20Táctico_PROv10.4%20-%20Base-%20Trabajo%20-%202DAZvariable60+%20-%20copia.xlsm" table:table-name="Población_INE_año_x_año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3" table:style-name="ta2">
        <table:table-source xlink:href="file:///C:/Users/mmartingarc/AppData/Local/Microsoft/Windows/INetCache/Content.Outlook/SWPGEOVN/20210611_Plan%20Táctico_PROv10.4%20-%20Base-%20Trabajo%20-%202DAZvariable60+%20-%20copia.xlsm" table:table-name="Para_PPT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3" table:style-name="ta2">
        <table:table-source xlink:href="file:///C:/Users/mmartingarc/AppData/Local/Microsoft/Windows/INetCache/Content.Outlook/SWPGEOVN/20210611_Plan%20Táctico_PROv10.4%20-%20Base-%20Trabajo%20-%202DAZvariable60+%20-%20copia.xlsm" table:table-name="CONFIG_ESC_22_MARZO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3" table:style-name="ta2">
        <table:table-source xlink:href="file:///C:/Users/mmartingarc/AppData/Local/Microsoft/Windows/INetCache/Content.Outlook/SWPGEOVN/20210611_Plan%20Táctico_PROv10.4%20-%20Base-%20Trabajo%20-%202DAZvariable60+%20-%20copia.xlsm" table:table-name="MASTER_CONFIG_21_ABR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3" table:style-name="ta2">
        <table:table-source xlink:href="file:///C:/Users/mmartingarc/AppData/Local/Microsoft/Windows/INetCache/Content.Outlook/SWPGEOVN/20210611_Plan%20Táctico_PROv10.4%20-%20Base-%20Trabajo%20-%202DAZvariable60+%20-%20copia.xlsm" table:table-name="MASTER_CONFIGURACIONES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E3" table:style-name="ta2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E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3" table:style-name="ta2">
        <table:table-source xlink:href="file:///C:/Users/mmartingarc/AppData/Local/Microsoft/Windows/INetCache/Content.Outlook/SWPGEOVN/20210611_Plan%20Táctico_PROv10.4%20-%20Base-%20Trabajo%20-%202DAZvariable60+%20-%20copia.xlsm" table:table-name="Previsión_31MAR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3" table:style-name="ta2">
        <table:table-source xlink:href="file:///C:/Users/mmartingarc/AppData/Local/Microsoft/Windows/INetCache/Content.Outlook/SWPGEOVN/20210611_Plan%20Táctico_PROv10.4%20-%20Base-%20Trabajo%20-%202DAZvariable60+%20-%20copia.xlsm" table:table-name="Listado_CCAA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3" table:style-name="ta2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3" table:style-name="ta2">
        <table:table-source xlink:href="file:///C:/Users/mmartingarc/AppData/Local/Microsoft/Windows/INetCache/Content.Outlook/SWPGEOVN/20210611_Plan%20Táctico_PROv10.4%20-%20Base-%20Trabajo%20-%202DAZvariable60+%20-%20copia.xlsm" table:table-name="MASTER_RESULTADOS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3" table:style-name="ta2">
        <table:table-source xlink:href="file:///C:/Users/mmartingarc/AppData/Local/Microsoft/Windows/INetCache/Content.Outlook/SWPGEOVN/20210611_Plan%20Táctico_PROv10.4%20-%20Base-%20Trabajo%20-%202DAZvariable60+%20-%20copia.xlsm" table:table-name="Reporte_x_semana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3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4_Prox_Sem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3" table:style-name="ta2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3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reales3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3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GLOBAL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3" table:style-name="ta2">
        <table:table-source xlink:href="file:///C:/Users/mmartingarc/AppData/Local/Microsoft/Windows/INetCache/Content.Outlook/SWPGEOVN/20210611_Plan%20Táctico_PROv10.4%20-%20Base-%20Trabajo%20-%202DAZvariable60+%20-%20copia.xlsm" table:table-name="1_vs_2_Dosis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3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Pfizer_-_noPC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3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Pfizer_-_PC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3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2_Pfizer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3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2_Pfizer_-_D1_AZ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3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Moderna_-_noPC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3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Moderna_-_PC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3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2_Moderna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3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AZ_-_no_PC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3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AZ_-_PC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3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2_AZ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3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Janssen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3" table:style-name="ta2">
        <table:table-source xlink:href="file:///C:/Users/mmartingarc/AppData/Local/Microsoft/Windows/INetCache/Content.Outlook/SWPGEOVN/20210611_Plan%20Táctico_PROv10.4%20-%20Base-%20Trabajo%20-%202DAZvariable60+%20-%20copia.xlsm" table:table-name="Vacunas_Compradas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3" table:style-name="ta2">
        <table:table-source xlink:href="file:///C:/Users/mmartingarc/AppData/Local/Microsoft/Windows/INetCache/Content.Outlook/SWPGEOVN/20210611_Plan%20Táctico_PROv10.4%20-%20Base-%20Trabajo%20-%202DAZvariable60+%20-%20copia.xlsm" table:table-name="Tabla_Población-Vacunas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3" table:style-name="ta2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3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3" table:style-name="ta2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3" table:style-name="ta2">
        <table:table-source xlink:href="file:///C:/Users/mmartingarc/AppData/Local/Microsoft/Windows/INetCache/Content.Outlook/SWPGEOVN/20210611_Plan%20Táctico_PROv10.4%20-%20Base-%20Trabajo%20-%202DAZvariable60+%20-%20copia.xlsm" table:table-name="tabla_Antonio_B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3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Pfizer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3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Moderna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asalafranca/OneDrive%20-%20Indra/X-1%20ROADIS%202.0/2021%20Plan%20de%20trabajo/Plan%20de%20trabajo%202020/20200207%20-%20ROADIS%20-%20Plan%20de%20trabajo%202020%20v1.0.xlsx'#Plan" table:style-name="ta2">
        <table:table-source xlink:href="file:///C:/Users/asalafranca/OneDrive%20-%20Indra/X-1%20ROADIS%202.0/2021%20Plan%20de%20trabajo/Plan%20de%20trabajo%202020/20200207%20-%20ROADIS%20-%20Plan%20de%20trabajo%202020%20v1.0.xlsx" table:table-name="Plan" table:mode="copy-results-only"/>
        <table:table-column/>
        <table:table-row table:number-rows-repeated="2">
          <table:table-cell table:number-columns-repeated="16384"/>
        </table:table-row>
        <table:table-row>
          <table:table-cell/>
          <table:table-cell office:value-type="float" office:value="43868"/>
          <table:table-cell table:number-columns-repeated="16382"/>
        </table:table-row>
        <table:table-row table:number-rows-repeated="1048573">
          <table:table-cell table:number-columns-repeated="16382"/>
        </table:table-row>
      </table:table>
      <table:table table:name="'file:///C:/Users/asalafranca/OneDrive%20-%20Indra/X-1%20ROADIS%202.0/2021%20Plan%20de%20trabajo/Plan%20de%20trabajo%202020/20200207%20-%20ROADIS%20-%20Plan%20de%20trabajo%202020%20v1.0.xlsx'#Aux" table:style-name="ta2">
        <table:table-source xlink:href="file:///C:/Users/asalafranca/OneDrive%20-%20Indra/X-1%20ROADIS%202.0/2021%20Plan%20de%20trabajo/Plan%20de%20trabajo%202020/20200207%20-%20ROADIS%20-%20Plan%20de%20trabajo%202020%20v1.0.xlsx" table:table-name="Aux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Completed" table:expression="of:=(['file:///C:/Users/asalafranca/OneDrive%20-%20Indra/X-1%20ROADIS%202.0/2021%20Plan%20de%20trabajo/Plan%20de%20trabajo%202020/20200207%20-%20ROADIS%20-%20Plan%20de%20trabajo%202020%20v1.0.xlsx'#Plan.A$6]=MEDIAN(['file:///C:/Users/asalafranca/OneDrive%20-%20Indra/X-1%20ROADIS%202.0/2021%20Plan%20de%20trabajo/Plan%20de%20trabajo%202020/20200207%20-%20ROADIS%20-%20Plan%20de%20trabajo%202020%20v1.0.xlsx'#Plan.A$6];['file:///C:/Users/asalafranca/OneDrive%20-%20Indra/X-1%20ROADIS%202.0/2021%20Plan%20de%20trabajo/Plan%20de%20trabajo%202020/20200207%20-%20ROADIS%20-%20Plan%20de%20trabajo%202020%20v1.0.xlsx'#Plan.$E1];['file:///C:/Users/asalafranca/OneDrive%20-%20Indra/X-1%20ROADIS%202.0/2021%20Plan%20de%20trabajo/Plan%20de%20trabajo%202020/20200207%20-%20ROADIS%20-%20Plan%20de%20trabajo%202020%20v1.0.xlsx'#Plan.$E1]+(['file:///C:/Users/asalafranca/OneDrive%20-%20Indra/X-1%20ROADIS%202.0/2021%20Plan%20de%20trabajo/Plan%20de%20trabajo%202020/20200207%20-%20ROADIS%20-%20Plan%20de%20trabajo%202020%20v1.0.xlsx'#Plan.$F1]-['file:///C:/Users/asalafranca/OneDrive%20-%20Indra/X-1%20ROADIS%202.0/2021%20Plan%20de%20trabajo/Plan%20de%20trabajo%202020/20200207%20-%20ROADIS%20-%20Plan%20de%20trabajo%202020%20v1.0.xlsx'#Plan.$E1])*['file:///C:/Users/asalafranca/OneDrive%20-%20Indra/X-1%20ROADIS%202.0/2021%20Plan%20de%20trabajo/Plan%20de%20trabajo%202020/20200207%20-%20ROADIS%20-%20Plan%20de%20trabajo%202020%20v1.0.xlsx'#Plan.$G1]))*(['file:///C:/Users/asalafranca/OneDrive%20-%20Indra/X-1%20ROADIS%202.0/2021%20Plan%20de%20trabajo/Plan%20de%20trabajo%202020/20200207%20-%20ROADIS%20-%20Plan%20de%20trabajo%202020%20v1.0.xlsx'#Plan.$G1]&gt;0)" table:base-cell-address="Comunicación.$A$1"/>
        <table:named-range table:name="ENT_REAL" table:cell-range-address="'file:///C:/Users/mmartingarc/AppData/Local/Microsoft/Windows/INetCache/Content.Outlook/SWPGEOVN/20210611_Plan%20Táctico_PROv10.4%20-%20Base-%20Trabajo%20-%202DAZvariable60+%20-%20copia.xlsm'#Entregas_reales.$D$3:Entregas_reales.$BD$22" table:base-cell-address="Comunicación.$A$1"/>
        <table:named-expression table:name="FechaActual" table:expression="of:=(['file:///C:/Users/asalafranca/OneDrive%20-%20Indra/X-1%20ROADIS%202.0/2021%20Plan%20de%20trabajo/Plan%20de%20trabajo%202020/20200207%20-%20ROADIS%20-%20Plan%20de%20trabajo%202020%20v1.0.xlsx'#Plan.A$6]=['file:///C:/Users/asalafranca/OneDrive%20-%20Indra/X-1%20ROADIS%202.0/2021%20Plan%20de%20trabajo/Plan%20de%20trabajo%202020/20200207%20-%20ROADIS%20-%20Plan%20de%20trabajo%202020%20v1.0.xlsx'#Plan.$B$3])*(['file:///C:/Users/asalafranca/OneDrive%20-%20Indra/X-1%20ROADIS%202.0/2021%20Plan%20de%20trabajo/Plan%20de%20trabajo%202020/20200207%20-%20ROADIS%20-%20Plan%20de%20trabajo%202020%20v1.0.xlsx'#Plan.$C1]&gt;0)" table:base-cell-address="Comunicación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percentage-style style:name="N14">
      <number:number number:decimal-places="2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percentage-style style:name="N36">
      <number:number number:decimal-places="1" number:min-integer-digits="1"/>
      <number:text>%</number:text>
    </number:percentage-style>
    <style:style style:name="Hiperv_237_nculo_32_3" style:display-name="Hipervínculo 3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</style:style>
    <style:style style:name="Normal_32_3" style:display-name="Normal 3" style:family="table-cell" style:data-style-name="N0">
      <style:table-cell-properties style:vertical-align="automatic" fo:background-color="transparent"/>
    </style:style>
    <style:style style:name="Normal_32_4" style:display-name="Normal 4" style:family="table-cell" style:data-style-name="N0">
      <style:table-cell-properties style:vertical-align="automatic" fo:background-color="transparent"/>
    </style:style>
    <style:style style:name="Normal_32_4_32_2" style:display-name="Normal 4 2" style:family="table-cell" style:data-style-name="N0">
      <style:table-cell-properties style:vertical-align="automatic" fo:background-color="transparent"/>
    </style:style>
    <style:style style:name="Normal_32_4_32_3" style:display-name="Normal 4 3" style:family="table-cell" style:data-style-name="N0">
      <style:table-cell-properties style:vertical-align="automatic" fo:background-color="transparent"/>
    </style:style>
    <style:style style:name="Normal_32_4_32_4" style:display-name="Normal 4 4" style:family="table-cell" style:data-style-name="N0">
      <style:table-cell-properties style:vertical-align="automatic" fo:background-color="transparent"/>
    </style:style>
    <style:style style:name="Normal_32_5" style:display-name="Normal 5" style:family="table-cell" style:data-style-name="N0">
      <style:table-cell-properties style:vertical-align="automatic" fo:background-color="transparent"/>
    </style:style>
    <style:style style:name="Porcentaje" style:family="table-cell" style:data-style-name="N13"/>
    <style:style style:name="Porcentaje_32_2" style:display-name="Porcentaje 2" style:family="table-cell" style:data-style-name="N13"/>
    <style:style style:name="Porcentaje_32_3" style:display-name="Porcentaje 3" style:family="table-cell" style:data-style-name="N13"/>
    <style:style style:name="Porcentaje_32_4" style:display-name="Porcentaje 4" style:family="table-cell" style:data-style-name="N13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Ballesteros Sanz. Teresa</meta:initial-creator>
    <dc:creator>Carballeira Domínguez. Leticia</dc:creator>
    <meta:creation-date>2021-10-19T15:41:35Z</meta:creation-date>
    <dc:date>2022-08-18T12:11:50Z</dc:date>
  </office:meta>
</office:document-meta>
</file>